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gradient" draw:fill-color="#000066" draw:fill-gradient-name="Gradient_20_7"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003399" draw:textarea-horizontal-align="justify" draw:textarea-vertical-align="top" draw:auto-grow-height="true" fo:padding-top="0.13cm" fo:padding-bottom="0.13cm" fo:padding-left="0.25cm" fo:padding-right="0.25cm" fo:wrap-option="wrap" draw:shadow-color="#000000"/>
    </style:style>
    <style:style style:name="gr3" style:family="graphic" style:parent-style-name="standard">
      <style:graphic-properties draw:stroke="none" draw:fill="none" draw:fill-color="#003399" draw:textarea-horizontal-align="justify" draw:textarea-vertical-align="top" draw:auto-grow-height="true" fo:padding-top="0.13cm" fo:padding-bottom="0.13cm" fo:padding-left="0.25cm" fo:padding-right="0.25cm" fo:wrap-option="no-wrap" draw:shadow-color="#000000"/>
    </style:style>
    <style:style style:name="gr4" style:family="graphic" style:parent-style-name="standard">
      <style:graphic-properties draw:stroke="solid" svg:stroke-width="0.035cm" svg:stroke-color="#ffff99" draw:stroke-linejoin="miter" draw:fill="none" draw:fill-color="#003399" draw:textarea-horizontal-align="justify" draw:textarea-vertical-align="top" draw:auto-grow-height="true" fo:padding-top="0.13cm" fo:padding-bottom="0.13cm" fo:padding-left="0.25cm" fo:padding-right="0.25cm" fo:wrap-option="no-wrap" draw:shadow-color="#000000"/>
    </style:style>
    <style:style style:name="gr5" style:family="graphic" style:parent-style-name="standard">
      <style:graphic-properties draw:stroke="solid" svg:stroke-width="0.035cm" svg:stroke-color="#eaeaea" draw:marker-end="msArrowEnd_20_1" draw:marker-end-width="0.14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color="#000000"/>
    </style:style>
    <style:style style:name="gr6" style:family="graphic" style:parent-style-name="standard">
      <style:graphic-properties draw:stroke="none" draw:fill="none" draw:fill-color="#003399" draw:textarea-horizontal-align="justify" draw:textarea-vertical-align="top" draw:auto-grow-height="false" fo:padding-top="0.13cm" fo:padding-bottom="0.13cm" fo:padding-left="0.25cm" fo:padding-right="0.25cm" fo:wrap-option="wrap" draw:shadow-color="#000000"/>
    </style:style>
    <style:style style:name="gr7" style:family="graphic" style:parent-style-name="standard">
      <style:graphic-properties draw:stroke="solid" svg:stroke-width="0.035cm" svg:stroke-color="#eaeaea" draw:stroke-linejoin="miter" draw:fill="solid" draw:fill-color="#003399" draw:textarea-horizontal-align="justify" draw:textarea-vertical-align="middle" draw:auto-grow-height="false" fo:padding-top="0.13cm" fo:padding-bottom="0.13cm" fo:padding-left="0.25cm" fo:padding-right="0.25cm" fo:wrap-option="no-wrap" draw:shadow-color="#000000"/>
    </style:style>
    <style:style style:name="gr8" style:family="graphic" style:parent-style-name="standard">
      <style:graphic-properties draw:stroke="solid" svg:stroke-width="0.035cm" svg:stroke-color="#eaeaea" draw:stroke-linejoin="miter" draw:fill="solid" draw:fill-color="#003399" draw:textarea-horizontal-align="left" draw:textarea-vertical-align="middle" draw:auto-grow-height="false" fo:padding-top="0.13cm" fo:padding-bottom="0.13cm" fo:padding-left="0.25cm" fo:padding-right="0.25cm" fo:wrap-option="no-wrap" draw:shadow-color="#000000"/>
    </style:style>
    <style:style style:name="gr9" style:family="graphic" style:parent-style-name="standard">
      <style:graphic-properties draw:stroke="solid" svg:stroke-width="0.035cm" svg:stroke-color="#eaeaea" draw:stroke-linejoin="miter" draw:fill="none" draw:fill-color="#ffffff" draw:textarea-horizontal-align="left" draw:textarea-vertical-align="top" draw:auto-grow-height="false" fo:padding-top="0.13cm" fo:padding-bottom="0.13cm" fo:padding-left="0.25cm" fo:padding-right="0.25cm" fo:wrap-option="no-wrap" draw:shadow-color="#000000"/>
    </style:style>
    <style:style style:name="gr10" style:family="graphic" style:parent-style-name="standard">
      <style:graphic-properties draw:stroke="solid" svg:stroke-width="0.035cm" svg:stroke-color="#eaeaea" draw:marker-end="msArrowEnd_20_8" draw:marker-end-width="0.35cm" draw:marker-end-center="false" draw:stroke-linejoin="miter" draw:fill="none" draw:fill-color="#ffffff" draw:textarea-horizontal-align="left" draw:textarea-vertical-align="top" draw:auto-grow-height="false" fo:padding-top="0.13cm" fo:padding-bottom="0.13cm" fo:padding-left="0.25cm" fo:padding-right="0.25cm" fo:wrap-option="no-wrap" draw:shadow-color="#000000"/>
    </style:style>
    <style:style style:name="gr11" style:family="graphic" style:parent-style-name="standard">
      <style:graphic-properties draw:stroke="solid" svg:stroke-width="0.035cm" svg:stroke-color="#eaeaea" draw:marker-start="msArrowEnd_20_8" draw:marker-start-width="0.35cm" draw:marker-start-center="false" draw:marker-end="msArrowEnd_20_1" draw:marker-end-width="0.14cm" draw:marker-end-center="false" draw:stroke-linejoin="miter" draw:fill="none" draw:fill-color="#ffffff" draw:textarea-horizontal-align="left" draw:textarea-vertical-align="top" draw:auto-grow-height="false" fo:padding-top="0.13cm" fo:padding-bottom="0.13cm" fo:padding-left="0.25cm" fo:padding-right="0.25cm" fo:wrap-option="no-wrap" draw:shadow-color="#000000"/>
    </style:style>
    <style:style style:name="gr12" style:family="graphic" style:parent-style-name="standard">
      <style:graphic-properties draw:stroke="dash" draw:stroke-dash="Dash_20_4" svg:stroke-width="0.035cm" svg:stroke-color="#eaeaea" draw:stroke-linejoin="miter" draw:fill="none" draw:fill-color="#ffffff" draw:textarea-horizontal-align="left" draw:textarea-vertical-align="top" draw:auto-grow-height="false" fo:padding-top="0.13cm" fo:padding-bottom="0.13cm" fo:padding-left="0.25cm" fo:padding-right="0.25cm" fo:wrap-option="no-wrap" draw:shadow-color="#000000"/>
    </style:style>
    <style:style style:name="gr13" style:family="graphic" style:parent-style-name="standard">
      <style:graphic-properties draw:stroke="solid" svg:stroke-width="0.035cm" svg:stroke-color="#eaeaea" draw:stroke-linejoin="miter" draw:fill="none" draw:fill-color="#ffffff" draw:textarea-horizontal-align="left" draw:textarea-vertical-align="top" draw:auto-grow-height="false" fo:padding-top="0.13cm" fo:padding-bottom="0.13cm" fo:padding-left="0.25cm" fo:padding-right="0.25cm" fo:wrap-option="no-wrap" draw:shadow-color="#000000" draw:start-line-spacing-horizontal="0.63cm" draw:start-line-spacing-vertical="0.63cm" draw:end-line-spacing-horizontal="0.63cm" draw:end-line-spacing-vertical="0.63cm"/>
    </style:style>
    <style:style style:name="pr1" style:family="presentation" style:parent-style-name="Title1-title">
      <style:graphic-properties draw:stroke="none" draw:fill="none" draw:fill-color="#003399" draw:textarea-horizontal-align="justify" draw:textarea-vertical-align="middle" draw:auto-grow-height="true" draw:auto-grow-width="false" fo:min-height="2.916cm" fo:min-width="0cm" fo:padding-top="0.13cm" fo:padding-bottom="0.13cm" fo:padding-left="0.25cm" fo:padding-right="0.25cm" fo:wrap-option="wrap" draw:shadow-color="#000000"/>
    </style:style>
    <style:style style:name="pr2" style:family="presentation" style:parent-style-name="Title1-subtitle">
      <style:graphic-properties draw:stroke="none" draw:fill="none" draw:fill-color="#003399" draw:textarea-horizontal-align="justify" draw:textarea-vertical-align="top" draw:auto-grow-height="true" draw:auto-grow-width="false" fo:min-height="4.609cm" fo:min-width="0cm" fo:padding-top="0.13cm" fo:padding-bottom="0.13cm" fo:padding-left="0.25cm" fo:padding-right="0.25cm" fo:wrap-option="wrap" draw:shadow-color="#000000"/>
    </style:style>
    <style:style style:name="pr3" style:family="presentation" style:parent-style-name="Title1-notes">
      <style:graphic-properties draw:fill-color="#ffffff" fo:min-height="11.43cm"/>
    </style:style>
    <style:style style:name="pr4" style:family="presentation" style:parent-style-name="Default-title">
      <style:graphic-properties draw:stroke="none" draw:fill="none" draw:fill-color="#003399" draw:textarea-horizontal-align="justify" draw:textarea-vertical-align="middle" draw:auto-grow-height="true" draw:auto-grow-width="false" fo:min-height="2.916cm" fo:min-width="0cm" fo:padding-top="0.13cm" fo:padding-bottom="0.13cm" fo:padding-left="0.25cm" fo:padding-right="0.25cm" fo:wrap-option="wrap" draw:shadow-color="#000000"/>
    </style:style>
    <style:style style:name="pr5" style:family="presentation" style:parent-style-name="Default-outline1">
      <style:graphic-properties draw:stroke="none" draw:fill="none" draw:fill-color="#003399" draw:textarea-horizontal-align="justify" draw:textarea-vertical-align="top" draw:auto-grow-height="true" draw:auto-grow-width="false" fo:min-height="11.171cm" fo:min-width="0cm" fo:padding-top="0.13cm" fo:padding-bottom="0.13cm" fo:padding-left="0.25cm" fo:padding-right="0.25cm" fo:wrap-option="wrap" draw:shadow-color="#000000"/>
    </style:style>
    <style:style style:name="pr6" style:family="presentation" style:parent-style-name="Default-notes">
      <style:graphic-properties draw:fill-color="#ffffff" fo:min-height="11.43cm"/>
    </style:style>
    <style:style style:name="pr7" style:family="presentation" style:parent-style-name="Default-title">
      <style:graphic-properties draw:stroke="none" draw:fill="none" draw:fill-color="#003399" draw:textarea-horizontal-align="justify" draw:textarea-vertical-align="middle" draw:auto-grow-height="true" draw:auto-grow-width="false" fo:min-height="1.858cm" fo:min-width="0cm" fo:padding-top="0.13cm" fo:padding-bottom="0.13cm" fo:padding-left="0.25cm" fo:padding-right="0.25cm" fo:wrap-option="wrap" draw:shadow-color="#000000"/>
    </style:style>
    <style:style style:name="pr8" style:family="presentation" style:parent-style-name="Default-outline1">
      <style:graphic-properties draw:stroke="none" draw:fill="none" draw:fill-color="#003399" draw:textarea-horizontal-align="justify" draw:textarea-vertical-align="top" draw:auto-grow-height="true" draw:auto-grow-width="false" fo:min-height="13.499cm" fo:min-width="0cm" fo:padding-top="0.13cm" fo:padding-bottom="0.13cm" fo:padding-left="0.25cm" fo:padding-right="0.25cm" fo:wrap-option="wrap" draw:shadow-color="#000000"/>
    </style:style>
    <style:style style:name="pr9" style:family="presentation" style:parent-style-name="Default-title">
      <style:graphic-properties draw:stroke="none" draw:fill="none" draw:fill-color="#003399" draw:textarea-horizontal-align="justify" draw:textarea-vertical-align="middle" draw:auto-grow-height="true" draw:auto-grow-width="false" fo:min-height="1.857cm" fo:min-width="0cm" fo:padding-top="0.13cm" fo:padding-bottom="0.13cm" fo:padding-left="0.25cm" fo:padding-right="0.25cm" fo:wrap-option="wrap" draw:shadow-color="#000000"/>
    </style:style>
    <style:style style:name="pr10" style:family="presentation" style:parent-style-name="Default-title">
      <style:graphic-properties draw:stroke="none" draw:fill="none" draw:fill-color="#003399" draw:textarea-horizontal-align="justify" draw:textarea-vertical-align="middle" draw:auto-grow-height="true" draw:auto-grow-width="false" fo:min-height="2.069cm" fo:min-width="0cm" fo:padding-top="0.13cm" fo:padding-bottom="0.13cm" fo:padding-left="0.25cm" fo:padding-right="0.25cm" fo:wrap-option="wrap" draw:shadow-color="#000000"/>
    </style:style>
    <style:style style:name="pr11" style:family="presentation" style:parent-style-name="Default-outline1">
      <style:graphic-properties draw:stroke="none" draw:fill="none" draw:fill-color="#003399" draw:textarea-horizontal-align="justify" draw:textarea-vertical-align="top" draw:auto-grow-height="true" draw:auto-grow-width="false" fo:min-height="13.076cm" fo:min-width="0cm" fo:padding-top="0.13cm" fo:padding-bottom="0.13cm" fo:padding-left="0.25cm" fo:padding-right="0.25cm" fo:wrap-option="wrap" draw:shadow-color="#000000"/>
    </style:style>
    <style:style style:name="pr12" style:family="presentation" style:parent-style-name="Default-title">
      <style:graphic-properties draw:stroke="none" draw:fill="none" draw:fill-color="#003399" draw:textarea-horizontal-align="justify" draw:textarea-vertical-align="middle" draw:auto-grow-height="true" draw:auto-grow-width="false" fo:min-height="2.493cm" fo:min-width="0cm" fo:padding-top="0.13cm" fo:padding-bottom="0.13cm" fo:padding-left="0.25cm" fo:padding-right="0.25cm" fo:wrap-option="wrap" draw:shadow-color="#000000"/>
    </style:style>
    <style:style style:name="pr13" style:family="presentation" style:parent-style-name="Default-outline1">
      <style:graphic-properties draw:stroke="none" draw:fill="none" draw:fill-color="#003399" draw:textarea-horizontal-align="justify" draw:textarea-vertical-align="top" draw:auto-grow-height="true" draw:auto-grow-width="false" fo:min-height="13.711cm" fo:min-width="0cm" fo:padding-top="0.13cm" fo:padding-bottom="0.13cm" fo:padding-left="0.25cm" fo:padding-right="0.25cm" fo:wrap-option="wrap" draw:shadow-color="#000000"/>
    </style:style>
    <style:style style:name="pr14" style:family="presentation" style:parent-style-name="Default-outline1">
      <style:graphic-properties draw:stroke="none" draw:fill="none" draw:fill-color="#003399" draw:textarea-horizontal-align="justify" draw:textarea-vertical-align="top" draw:auto-grow-height="true" draw:auto-grow-width="false" fo:min-height="12.018cm" fo:min-width="0cm" fo:padding-top="0.13cm" fo:padding-bottom="0.13cm" fo:padding-left="0.25cm" fo:padding-right="0.25cm" fo:wrap-option="wrap" draw:shadow-color="#000000"/>
    </style:style>
    <style:style style:name="pr15" style:family="presentation" style:parent-style-name="Default-title">
      <style:graphic-properties draw:stroke="none" draw:fill="none" draw:fill-color="#003399" draw:textarea-horizontal-align="justify" draw:textarea-vertical-align="middle" draw:auto-grow-height="true" draw:auto-grow-width="false" fo:min-height="1.646cm" fo:min-width="0cm" fo:padding-top="0.13cm" fo:padding-bottom="0.13cm" fo:padding-left="0.25cm" fo:padding-right="0.25cm" fo:wrap-option="wrap" draw:shadow-color="#000000"/>
    </style:style>
    <style:style style:name="pr16" style:family="presentation" style:parent-style-name="Default-title">
      <style:graphic-properties draw:stroke="none" draw:fill="none" draw:fill-color="#003399" draw:textarea-horizontal-align="justify" draw:textarea-vertical-align="middle" draw:auto-grow-height="true" draw:auto-grow-width="false" fo:min-height="1.223cm" fo:min-width="0cm" fo:padding-top="0.13cm" fo:padding-bottom="0.13cm" fo:padding-left="0.25cm" fo:padding-right="0.25cm" fo:wrap-option="wrap" draw:shadow-color="#000000"/>
    </style:style>
    <style:style style:name="pr17" style:family="presentation" style:parent-style-name="Default-title">
      <style:graphic-properties draw:stroke="none" draw:fill="none" draw:fill-color="#003399" draw:textarea-horizontal-align="justify" draw:textarea-vertical-align="middle" draw:auto-grow-height="true" draw:auto-grow-width="false" fo:min-height="1.435cm" fo:min-width="0cm" fo:padding-top="0.13cm" fo:padding-bottom="0.13cm" fo:padding-left="0.25cm" fo:padding-right="0.25cm" fo:wrap-option="wrap" draw:shadow-color="#000000"/>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margin-left="0cm" fo:margin-right="0cm" fo:margin-top="0.282cm" fo:margin-bottom="0cm" fo:text-indent="0cm"/>
    </style:style>
    <style:style style:name="P4" style:family="paragraph">
      <style:paragraph-properties fo:margin-left="0cm" fo:margin-right="0cm" fo:text-align="start" fo:text-indent="0cm"/>
    </style:style>
    <style:style style:name="P5" style:family="paragraph">
      <style:paragraph-properties fo:margin-left="0cm" fo:margin-right="0cm" fo:margin-top="0.211cm" fo:margin-bottom="0cm" fo:text-indent="0cm"/>
    </style:style>
    <style:style style:name="P6" style:family="paragraph">
      <style:paragraph-properties fo:margin-left="0cm" fo:margin-right="0cm" fo:margin-top="0.176cm" fo:margin-bottom="0cm" fo:text-indent="0cm"/>
    </style:style>
    <style:style style:name="P7" style:family="paragraph">
      <style:paragraph-properties fo:margin-left="0cm" fo:margin-right="0cm" fo:margin-top="0.158cm" fo:margin-bottom="0cm" fo:text-indent="0cm"/>
    </style:style>
    <style:style style:name="P8" style:family="paragraph">
      <style:paragraph-properties fo:margin-left="0cm" fo:margin-right="0cm" fo:margin-top="0.141cm" fo:margin-bottom="0cm" fo:text-indent="0cm"/>
    </style:style>
    <style:style style:name="P9" style:family="paragraph">
      <style:paragraph-properties fo:margin-left="0cm" fo:margin-right="0cm" fo:margin-top="0.211cm" fo:margin-bottom="0cm" fo:line-height="90%" fo:text-indent="0cm"/>
    </style:style>
    <style:style style:name="P10" style:family="paragraph">
      <style:paragraph-properties fo:margin-left="0cm" fo:margin-right="0cm" fo:margin-top="0.176cm" fo:margin-bottom="0cm" fo:line-height="90%" fo:text-indent="0cm"/>
    </style:style>
    <style:style style:name="P11" style:family="paragraph">
      <style:paragraph-properties fo:margin-left="0cm" fo:margin-right="0cm" fo:margin-top="0.352cm" fo:margin-bottom="0cm" fo:text-indent="0cm" style:punctuation-wrap="hanging" style:line-break="strict"/>
    </style:style>
    <style:style style:name="P12" style:family="paragraph">
      <style:paragraph-properties fo:margin-left="0cm" fo:margin-right="0cm" fo:margin-top="0.352cm" fo:margin-bottom="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style:paragraph-properties fo:margin-left="0cm" fo:margin-right="0cm" fo:line-height="100%" fo:text-indent="0cm"/>
    </style:style>
    <style:style style:name="P14" style:family="paragraph">
      <style:paragraph-properties fo:margin-left="0cm" fo:margin-right="0cm" fo:margin-top="0.264cm" fo:margin-bottom="0cm" fo:line-height="100%" fo:text-indent="0cm" style:punctuation-wrap="hanging" style:line-break="strict"/>
    </style:style>
    <style:style style:name="P15" style:family="paragraph">
      <style:paragraph-properties fo:text-align="center" style:writing-mode="lr-tb"/>
    </style:style>
    <style:style style:name="P16" style:family="paragraph">
      <style:paragraph-properties fo:margin-left="0cm" fo:margin-right="0cm" fo:margin-top="0.264cm" fo:margin-bottom="0cm" fo:text-indent="0cm" style:punctuation-wrap="hanging" style:line-break="strict"/>
    </style:style>
    <style:style style:name="P17" style:family="paragraph">
      <style:paragraph-properties fo:margin-left="0cm" fo:margin-right="0cm" fo:text-align="center" fo:text-indent="0cm" style:punctuation-wrap="hanging" style:line-break="strict"/>
    </style:style>
    <style:style style:name="P18" style:family="paragraph">
      <style:paragraph-properties fo:margin-left="0cm" fo:margin-right="0cm" fo:margin-top="0.308cm" fo:margin-bottom="0cm" fo:text-indent="0cm" style:punctuation-wrap="hanging" style:line-break="strict"/>
    </style:style>
    <style:style style:name="P19" style:family="paragraph">
      <style:paragraph-properties fo:margin-left="0cm" fo:margin-right="0cm" fo:text-indent="0cm" style:punctuation-wrap="hanging" style:line-break="strict"/>
    </style:style>
    <style:style style:name="P20" style:family="paragraph">
      <style:paragraph-properties fo:margin-left="0cm" fo:margin-right="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style:paragraph-properties fo:margin-left="0cm" fo:margin-right="0cm" fo:margin-top="0.529cm" fo:margin-bottom="0cm" fo:text-indent="0cm" style:punctuation-wrap="hanging" style:line-break="strict"/>
    </style:style>
    <style:style style:name="P22" style:family="paragraph">
      <style:paragraph-properties fo:margin-left="1.27cm" fo:margin-right="0cm" fo:margin-top="0cm" fo:margin-bottom="0cm" fo:line-height="100%" fo:text-align="start" fo:text-indent="0cm" style:punctuation-wrap="hanging" style:line-break="strict" style:writing-mode="lr-tb">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T1" style:family="text">
      <style:text-properties fo:color="#ffffff"/>
    </style:style>
    <style:style style:name="T2" style:family="text">
      <style:text-properties fo:font-size="24pt" style:font-size-asian="24pt" style:font-size-complex="24pt"/>
    </style:style>
    <style:style style:name="T3" style:family="text">
      <style:text-properties fo:font-size="20pt" style:font-size-asian="20pt" style:font-size-complex="20pt"/>
    </style:style>
    <style:style style:name="T4" style:family="text">
      <style:text-properties fo:font-size="18pt" style:font-size-asian="18pt" style:font-size-complex="18pt"/>
    </style:style>
    <style:style style:name="T5" style:family="text">
      <style:text-properties fo:font-size="16pt" style:font-size-asian="16pt" style:font-size-complex="16pt"/>
    </style:style>
    <style:style style:name="T6" style:family="text">
      <style:text-properties fo:font-size="24pt" fo:language="en" fo:country="US" style:font-size-asian="24pt" style:font-size-complex="24pt"/>
    </style:style>
    <style:style style:name="T7" style:family="text">
      <style:text-properties fo:font-size="20pt" fo:language="en" fo:country="US" style:font-size-asian="20pt" style:font-size-complex="20pt"/>
    </style:style>
    <style:style style:name="T8" style:family="text">
      <style:text-properties fo:color="#eaeaea" fo:font-size="16pt" fo:font-weight="bold" style:font-size-asian="16pt" style:font-weight-asian="bold" style:font-size-complex="16pt" style:font-weight-complex="bold"/>
    </style:style>
    <style:style style:name="T9" style:family="text">
      <style:text-properties fo:color="#eaeaea" fo:font-size="16pt" style:font-size-asian="16pt" style:font-size-complex="16pt"/>
    </style:style>
    <style:style style:name="T10" style:family="text">
      <style:text-properties fo:color="#eaeaea" fo:font-family="Arial" style:font-pitch="variable" fo:font-size="12pt" fo:language="en" fo:country="US" style:font-size-asian="12pt" style:font-size-complex="12pt"/>
    </style:style>
    <style:style style:name="T11" style:family="text">
      <style:text-properties fo:color="#eaeaea" fo:font-size="12pt" fo:language="en" fo:country="US" style:font-size-asian="12pt" style:font-size-complex="12pt"/>
    </style:style>
    <style:style style:name="T12" style:family="text">
      <style:text-properties fo:language="en" fo:country="US"/>
    </style:style>
    <style:style style:name="T13" style:family="text">
      <style:text-properties fo:font-size="18pt" fo:language="en" fo:country="US" style:font-size-asian="18pt" style:font-size-complex="18pt"/>
    </style:style>
    <style:style style:name="T14" style:family="text">
      <style:text-properties fo:font-size="40pt" fo:language="en" fo:country="US" style:font-size-asian="40pt" style:font-size-complex="40pt"/>
    </style:style>
    <style:style style:name="T15" style:family="text">
      <style:text-properties fo:color="#eaeaea" fo:font-size="14pt" style:font-size-asian="14pt" style:font-size-complex="14pt"/>
    </style:style>
    <style:style style:name="T16" style:family="text">
      <style:text-properties fo:color="#eaeaea" fo:font-size="14pt" fo:language="en" fo:country="US" style:font-size-asian="14pt" style:font-size-complex="14pt"/>
    </style:style>
    <style:style style:name="T17" style:family="text">
      <style:text-properties fo:color="#eaeaea" fo:language="en" fo:country="US"/>
    </style:style>
    <style:style style:name="T18" style:family="text">
      <style:text-properties fo:color="#eaeaea"/>
    </style:style>
    <style:style style:name="T19" style:family="text">
      <style:text-properties fo:color="#eaeaea" fo:font-size="12pt" fo:language="en" fo:country="US" fo:font-weight="bold" style:font-size-asian="12pt" style:font-weight-asian="bold" style:font-size-complex="12pt" style:font-weight-complex="bold"/>
    </style:style>
    <style:style style:name="T20" style:family="text">
      <style:text-properties fo:color="#eaeaea" fo:font-size="12pt" fo:language="en" fo:country="US" fo:font-style="italic" fo:font-weight="bold" style:font-size-asian="12pt" style:font-style-asian="italic" style:font-weight-asian="bold" style:font-size-complex="12pt" style:font-style-complex="italic" style:font-weight-complex="bold"/>
    </style:style>
    <style:style style:name="T21" style:family="text">
      <style:text-properties fo:color="#eaeaea" fo:font-size="18pt" fo:language="en" fo:country="US" style:font-size-asian="18pt" style:font-size-complex="18pt"/>
    </style:style>
    <style:style style:name="T22" style:family="text">
      <style:text-properties fo:color="#eaeaea" style:text-line-through-style="none" style:text-position="0% 100%" fo:font-family="'Times New Roman'" style:font-family-generic="roman" style:font-pitch="variable" fo:font-size="18pt" fo:language="en" fo:country="US"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23" style:family="text">
      <style:text-properties fo:color="#eaeaea" fo:font-size="14pt" fo:language="en" fo:country="US" fo:font-style="italic" fo:font-weight="bold" style:font-size-asian="14pt" style:font-style-asian="italic" style:font-weight-asian="bold" style:font-size-complex="14pt" style:font-style-complex="italic" style:font-weight-complex="bold"/>
    </style:style>
    <text:list-style style:name="L1">
      <text:list-level-style-number text:level="1" style:num-format="">
        <style:list-level-properties/>
        <style:text-properties fo:color="#ffffff" fo:font-size="100%"/>
      </text:list-level-style-number>
    </text:list-style>
    <text:list-style style:name="L2">
      <text:list-level-style-number text:level="1" style:num-format="">
        <style:list-level-properties/>
        <style:text-properties fo:color="#99ccff" fo:font-size="110%"/>
      </text:list-level-style-number>
      <text:list-level-style-bullet text:level="2" text:bullet-char="•">
        <style:list-level-properties text:space-before="1.27cm"/>
        <style:text-properties fo:font-family="'Times New Roman'" style:font-family-generic="roman" style:font-pitch="variable" fo:color="#cc9900" fo:font-size="110%"/>
      </text:list-level-style-bullet>
      <text:list-level-style-bullet text:level="3" text:bullet-char="•">
        <style:list-level-properties text:space-before="2.54cm"/>
        <style:text-properties fo:font-family="'Times New Roman'" style:font-family-generic="roman" style:font-pitch="variable" fo:color="#996600" fo:font-size="110%"/>
      </text:list-level-style-bullet>
      <text:list-level-style-bullet text:level="4" text:bullet-char="–">
        <style:list-level-properties text:space-before="3.81cm"/>
        <style:text-properties fo:font-family="'Times New Roman'" style:font-family-generic="roman" style:font-pitch="variable" fo:color="#eaeaea" fo:font-size="100%"/>
      </text:list-level-style-bullet>
      <text:list-level-style-bullet text:level="5" text:bullet-char="•">
        <style:list-level-properties text:space-before="5.08cm"/>
        <style:text-properties fo:font-family="'Times New Roman'" style:font-family-generic="roman" style:font-pitch="variable" fo:color="#eaeaea" fo:font-size="100%"/>
      </text:list-level-style-bullet>
      <text:list-level-style-bullet text:level="6" text:bullet-char="•">
        <style:list-level-properties text:space-before="5.08cm"/>
        <style:text-properties fo:font-family="'Times New Roman'" style:font-family-generic="roman" style:font-pitch="variable" fo:color="#eaeaea" fo:font-size="100%"/>
      </text:list-level-style-bullet>
      <text:list-level-style-bullet text:level="7" text:bullet-char="•">
        <style:list-level-properties text:space-before="5.08cm"/>
        <style:text-properties fo:font-family="'Times New Roman'" style:font-family-generic="roman" style:font-pitch="variable" fo:color="#eaeaea" fo:font-size="100%"/>
      </text:list-level-style-bullet>
      <text:list-level-style-bullet text:level="8" text:bullet-char="•">
        <style:list-level-properties text:space-before="5.08cm"/>
        <style:text-properties fo:font-family="'Times New Roman'" style:font-family-generic="roman" style:font-pitch="variable" fo:color="#eaeaea" fo:font-size="100%"/>
      </text:list-level-style-bullet>
      <text:list-level-style-bullet text:level="9" text:bullet-char="•">
        <style:list-level-properties text:space-before="5.08cm"/>
        <style:text-properties fo:font-family="'Times New Roman'" style:font-family-generic="roman" style:font-pitch="variable" fo:color="#eaeaea" fo:font-size="100%"/>
      </text:list-level-style-bullet>
      <text:list-level-style-bullet text:level="10" text:bullet-char="•">
        <style:list-level-properties text:space-before="5.08cm"/>
        <style:text-properties fo:font-family="'Times New Roman'" style:font-family-generic="roman" style:font-pitch="variable" fo:color="#eaeaea" fo:font-size="100%"/>
      </text:list-level-style-bullet>
    </text:list-style>
    <text:list-style style:name="L3">
      <text:list-level-style-bullet text:level="1" text:bullet-char="•">
        <style:list-level-properties text:min-label-width="0.952cm"/>
        <style:text-properties fo:font-family="'Times New Roman'" style:font-family-generic="roman" style:font-pitch="variable" fo:color="#99ccff" fo:font-size="110%"/>
      </text:list-level-style-bullet>
      <text:list-level-style-bullet text:level="2" text:bullet-char="•">
        <style:list-level-properties text:space-before="1.27cm" text:min-label-width="0.793cm"/>
        <style:text-properties fo:font-family="'Times New Roman'" style:font-family-generic="roman" style:font-pitch="variable" fo:color="#cc9900" fo:font-size="110%"/>
      </text:list-level-style-bullet>
      <text:list-level-style-bullet text:level="3" text:bullet-char="•">
        <style:list-level-properties text:space-before="2.54cm" text:min-label-width="0.635cm"/>
        <style:text-properties fo:font-family="'Times New Roman'" style:font-family-generic="roman" style:font-pitch="variable" fo:color="#996600" fo:font-size="110%"/>
      </text:list-level-style-bullet>
      <text:list-level-style-bullet text:level="4" text:bullet-char="–">
        <style:list-level-properties text:space-before="3.81cm" text:min-label-width="0.635cm"/>
        <style:text-properties fo:font-family="'Times New Roman'" style:font-family-generic="roman" style:font-pitch="variable" fo:color="#eaeaea" fo:font-size="100%"/>
      </text:list-level-style-bullet>
      <text:list-level-style-bullet text:level="5" text:bullet-char="•">
        <style:list-level-properties text:space-before="5.08cm" text:min-label-width="0.635cm"/>
        <style:text-properties fo:font-family="'Times New Roman'" style:font-family-generic="roman" style:font-pitch="variable" fo:color="#eaeaea" fo:font-size="100%"/>
      </text:list-level-style-bullet>
      <text:list-level-style-bullet text:level="6" text:bullet-char="•">
        <style:list-level-properties text:space-before="5.08cm" text:min-label-width="0.635cm"/>
        <style:text-properties fo:font-family="'Times New Roman'" style:font-family-generic="roman" style:font-pitch="variable" fo:color="#eaeaea" fo:font-size="100%"/>
      </text:list-level-style-bullet>
      <text:list-level-style-bullet text:level="7" text:bullet-char="•">
        <style:list-level-properties text:space-before="5.08cm" text:min-label-width="0.635cm"/>
        <style:text-properties fo:font-family="'Times New Roman'" style:font-family-generic="roman" style:font-pitch="variable" fo:color="#eaeaea" fo:font-size="100%"/>
      </text:list-level-style-bullet>
      <text:list-level-style-bullet text:level="8" text:bullet-char="•">
        <style:list-level-properties text:space-before="5.08cm" text:min-label-width="0.635cm"/>
        <style:text-properties fo:font-family="'Times New Roman'" style:font-family-generic="roman" style:font-pitch="variable" fo:color="#eaeaea" fo:font-size="100%"/>
      </text:list-level-style-bullet>
      <text:list-level-style-bullet text:level="9" text:bullet-char="•">
        <style:list-level-properties text:space-before="5.08cm" text:min-label-width="0.635cm"/>
        <style:text-properties fo:font-family="'Times New Roman'" style:font-family-generic="roman" style:font-pitch="variable" fo:color="#eaeaea" fo:font-size="100%"/>
      </text:list-level-style-bullet>
      <text:list-level-style-bullet text:level="10" text:bullet-char="•">
        <style:list-level-properties text:space-before="5.08cm" text:min-label-width="0.635cm"/>
        <style:text-properties fo:font-family="'Times New Roman'" style:font-family-generic="roman" style:font-pitch="variable" fo:color="#eaeaea" fo:font-size="100%"/>
      </text:list-level-style-bullet>
    </text:list-style>
    <text:list-style style:name="L4">
      <text:list-level-style-bullet text:level="1" text:bullet-char="•">
        <style:list-level-properties text:space-before="5.08cm" text:min-label-width="0.635cm"/>
        <style:text-properties fo:font-family="'Times New Roman'" style:font-family-generic="roman" style:font-pitch="variable" fo:color="#99ccff" fo:font-size="100%"/>
      </text:list-level-style-bullet>
      <text:list-level-style-bullet text:level="2" text:bullet-char="•">
        <style:list-level-properties text:space-before="1.27cm" text:min-label-width="0.793cm"/>
        <style:text-properties fo:font-family="'Times New Roman'" style:font-family-generic="roman" style:font-pitch="variable" fo:color="#cc9900" fo:font-size="110%"/>
      </text:list-level-style-bullet>
      <text:list-level-style-bullet text:level="3" text:bullet-char="•">
        <style:list-level-properties text:space-before="2.54cm" text:min-label-width="0.635cm"/>
        <style:text-properties fo:font-family="'Times New Roman'" style:font-family-generic="roman" style:font-pitch="variable" fo:color="#996600" fo:font-size="110%"/>
      </text:list-level-style-bullet>
      <text:list-level-style-bullet text:level="4" text:bullet-char="–">
        <style:list-level-properties text:space-before="3.81cm" text:min-label-width="0.635cm"/>
        <style:text-properties fo:font-family="'Times New Roman'" style:font-family-generic="roman" style:font-pitch="variable" fo:color="#eaeaea" fo:font-size="100%"/>
      </text:list-level-style-bullet>
      <text:list-level-style-bullet text:level="5" text:bullet-char="•">
        <style:list-level-properties text:space-before="5.08cm" text:min-label-width="0.635cm"/>
        <style:text-properties fo:font-family="'Times New Roman'" style:font-family-generic="roman" style:font-pitch="variable" fo:color="#eaeaea" fo:font-size="100%"/>
      </text:list-level-style-bullet>
      <text:list-level-style-bullet text:level="6" text:bullet-char="•">
        <style:list-level-properties text:space-before="5.08cm" text:min-label-width="0.635cm"/>
        <style:text-properties fo:font-family="'Times New Roman'" style:font-family-generic="roman" style:font-pitch="variable" fo:color="#eaeaea" fo:font-size="100%"/>
      </text:list-level-style-bullet>
      <text:list-level-style-bullet text:level="7" text:bullet-char="•">
        <style:list-level-properties text:space-before="5.08cm" text:min-label-width="0.635cm"/>
        <style:text-properties fo:font-family="'Times New Roman'" style:font-family-generic="roman" style:font-pitch="variable" fo:color="#eaeaea" fo:font-size="100%"/>
      </text:list-level-style-bullet>
      <text:list-level-style-bullet text:level="8" text:bullet-char="•">
        <style:list-level-properties text:space-before="5.08cm" text:min-label-width="0.635cm"/>
        <style:text-properties fo:font-family="'Times New Roman'" style:font-family-generic="roman" style:font-pitch="variable" fo:color="#eaeaea" fo:font-size="100%"/>
      </text:list-level-style-bullet>
      <text:list-level-style-bullet text:level="9" text:bullet-char="•">
        <style:list-level-properties text:space-before="5.08cm" text:min-label-width="0.635cm"/>
        <style:text-properties fo:font-family="'Times New Roman'" style:font-family-generic="roman" style:font-pitch="variable" fo:color="#eaeaea" fo:font-size="100%"/>
      </text:list-level-style-bullet>
      <text:list-level-style-bullet text:level="10" text:bullet-char="•">
        <style:list-level-properties text:space-before="5.08cm" text:min-label-width="0.635cm"/>
        <style:text-properties fo:font-family="'Times New Roman'" style:font-family-generic="roman" style:font-pitch="variable" fo:color="#eaeaea" fo:font-size="100%"/>
      </text:list-level-style-bullet>
    </text:list-style>
    <text:list-style style:name="L5">
      <text:list-level-style-number text:level="1" style:num-format="">
        <style:list-level-properties/>
        <style:text-properties fo:color="#eaeaea" fo:font-size="100%"/>
      </text:list-level-style-number>
      <text:list-level-style-bullet text:level="2" text:bullet-char="•">
        <style:list-level-properties text:space-before="1.27cm"/>
        <style:text-properties fo:font-family="'Times New Roman'" style:font-family-generic="roman" style:font-pitch="variable" fo:color="#eaeaea" fo:font-size="100%"/>
      </text:list-level-style-bullet>
      <text:list-level-style-bullet text:level="3" text:bullet-char="•">
        <style:list-level-properties text:space-before="2.54cm"/>
        <style:text-properties fo:font-family="'Times New Roman'" style:font-family-generic="roman" style:font-pitch="variable" fo:color="#eaeaea" fo:font-size="100%"/>
      </text:list-level-style-bullet>
      <text:list-level-style-bullet text:level="4" text:bullet-char="•">
        <style:list-level-properties text:space-before="3.81cm"/>
        <style:text-properties fo:font-family="'Times New Roman'" style:font-family-generic="roman" style:font-pitch="variable" fo:color="#eaeaea" fo:font-size="100%"/>
      </text:list-level-style-bullet>
      <text:list-level-style-bullet text:level="5" text:bullet-char="•">
        <style:list-level-properties text:space-before="5.08cm"/>
        <style:text-properties fo:font-family="'Times New Roman'" style:font-family-generic="roman" style:font-pitch="variable" fo:color="#eaeaea" fo:font-size="100%"/>
      </text:list-level-style-bullet>
      <text:list-level-style-bullet text:level="6" text:bullet-char="•">
        <style:list-level-properties text:space-before="5.08cm"/>
        <style:text-properties fo:font-family="'Times New Roman'" style:font-family-generic="roman" style:font-pitch="variable" fo:color="#eaeaea" fo:font-size="100%"/>
      </text:list-level-style-bullet>
      <text:list-level-style-bullet text:level="7" text:bullet-char="•">
        <style:list-level-properties text:space-before="5.08cm"/>
        <style:text-properties fo:font-family="'Times New Roman'" style:font-family-generic="roman" style:font-pitch="variable" fo:color="#eaeaea" fo:font-size="100%"/>
      </text:list-level-style-bullet>
      <text:list-level-style-bullet text:level="8" text:bullet-char="•">
        <style:list-level-properties text:space-before="5.08cm"/>
        <style:text-properties fo:font-family="'Times New Roman'" style:font-family-generic="roman" style:font-pitch="variable" fo:color="#eaeaea" fo:font-size="100%"/>
      </text:list-level-style-bullet>
      <text:list-level-style-bullet text:level="9" text:bullet-char="•">
        <style:list-level-properties text:space-before="5.08cm"/>
        <style:text-properties fo:font-family="'Times New Roman'" style:font-family-generic="roman" style:font-pitch="variable" fo:color="#eaeaea" fo:font-size="100%"/>
      </text:list-level-style-bullet>
      <text:list-level-style-bullet text:level="10" text:bullet-char="•">
        <style:list-level-properties text:space-before="5.08cm"/>
        <style:text-properties fo:font-family="'Times New Roman'" style:font-family-generic="roman" style:font-pitch="variable" fo:color="#eaeaea" fo:font-size="100%"/>
      </text:list-level-style-bullet>
    </text:list-style>
    <text:list-style style:name="L6">
      <text:list-level-style-number text:level="1" style:num-format="">
        <style:list-level-properties/>
        <style:text-properties fo:color="#eaeaea" fo:font-size="100%"/>
      </text:list-level-style-number>
      <text:list-level-style-bullet text:level="2" text:bullet-char="•">
        <style:list-level-properties text:space-before="1.27cm"/>
        <style:text-properties fo:font-family="'Times New Roman'" style:font-family-generic="roman" style:font-pitch="variable" fo:color="#eaeaea" fo:font-size="100%"/>
      </text:list-level-style-bullet>
      <text:list-level-style-bullet text:level="3" text:bullet-char="•">
        <style:list-level-properties text:space-before="2.54cm"/>
        <style:text-properties fo:font-family="'Times New Roman'" style:font-family-generic="roman" style:font-pitch="variable" fo:color="#eaeaea" fo:font-size="100%"/>
      </text:list-level-style-bullet>
      <text:list-level-style-bullet text:level="4" text:bullet-char="•">
        <style:list-level-properties text:space-before="3.81cm"/>
        <style:text-properties fo:font-family="'Times New Roman'" style:font-family-generic="roman" style:font-pitch="variable" fo:color="#eaeaea" fo:font-size="100%"/>
      </text:list-level-style-bullet>
      <text:list-level-style-bullet text:level="5" text:bullet-char="•">
        <style:list-level-properties text:space-before="5.08cm"/>
        <style:text-properties fo:font-family="'Times New Roman'" style:font-family-generic="roman" style:font-pitch="variable" fo:color="#eaeaea" fo:font-size="100%"/>
      </text:list-level-style-bullet>
      <text:list-level-style-bullet text:level="6" text:bullet-char="•">
        <style:list-level-properties text:space-before="5.08cm"/>
        <style:text-properties fo:font-family="'Times New Roman'" style:font-family-generic="roman" style:font-pitch="variable" fo:color="#eaeaea" fo:font-size="100%"/>
      </text:list-level-style-bullet>
      <text:list-level-style-bullet text:level="7" text:bullet-char="•">
        <style:list-level-properties text:space-before="5.08cm"/>
        <style:text-properties fo:font-family="'Times New Roman'" style:font-family-generic="roman" style:font-pitch="variable" fo:color="#eaeaea" fo:font-size="100%"/>
      </text:list-level-style-bullet>
      <text:list-level-style-bullet text:level="8" text:bullet-char="•">
        <style:list-level-properties text:space-before="5.08cm"/>
        <style:text-properties fo:font-family="'Times New Roman'" style:font-family-generic="roman" style:font-pitch="variable" fo:color="#eaeaea" fo:font-size="100%"/>
      </text:list-level-style-bullet>
      <text:list-level-style-bullet text:level="9" text:bullet-char="•">
        <style:list-level-properties text:space-before="5.08cm"/>
        <style:text-properties fo:font-family="'Times New Roman'" style:font-family-generic="roman" style:font-pitch="variable" fo:color="#eaeaea" fo:font-size="100%"/>
      </text:list-level-style-bullet>
      <text:list-level-style-bullet text:level="10" text:bullet-char="•">
        <style:list-level-properties text:space-before="5.08cm"/>
        <style:text-properties fo:font-family="'Times New Roman'" style:font-family-generic="roman" style:font-pitch="variable" fo:color="#eaeaea" fo:font-size="100%"/>
      </text:list-level-style-bullet>
    </text:list-style>
    <text:list-style style:name="L7">
      <text:list-level-style-bullet text:level="1" text:bullet-char="•">
        <style:list-level-properties/>
        <style:text-properties fo:font-family="'Times New Roman'" style:font-family-generic="roman" style:font-pitch="variable" fo:color="#eaeaea" fo:font-size="100%"/>
      </text:list-level-style-bullet>
      <text:list-level-style-number text:level="2" style:num-format="">
        <style:list-level-properties/>
        <style:text-properties fo:color="#eaeaea" fo:font-size="100%"/>
      </text:list-level-style-number>
      <text:list-level-style-bullet text:level="3" text:bullet-char="•">
        <style:list-level-properties text:space-before="2.54cm"/>
        <style:text-properties fo:font-family="'Times New Roman'" style:font-family-generic="roman" style:font-pitch="variable" fo:color="#eaeaea" fo:font-size="100%"/>
      </text:list-level-style-bullet>
      <text:list-level-style-bullet text:level="4" text:bullet-char="•">
        <style:list-level-properties text:space-before="3.81cm"/>
        <style:text-properties fo:font-family="'Times New Roman'" style:font-family-generic="roman" style:font-pitch="variable" fo:color="#eaeaea" fo:font-size="100%"/>
      </text:list-level-style-bullet>
      <text:list-level-style-bullet text:level="5" text:bullet-char="•">
        <style:list-level-properties text:space-before="5.08cm"/>
        <style:text-properties fo:font-family="'Times New Roman'" style:font-family-generic="roman" style:font-pitch="variable" fo:color="#eaeaea" fo:font-size="100%"/>
      </text:list-level-style-bullet>
      <text:list-level-style-bullet text:level="6" text:bullet-char="•">
        <style:list-level-properties text:space-before="5.08cm"/>
        <style:text-properties fo:font-family="'Times New Roman'" style:font-family-generic="roman" style:font-pitch="variable" fo:color="#eaeaea" fo:font-size="100%"/>
      </text:list-level-style-bullet>
      <text:list-level-style-bullet text:level="7" text:bullet-char="•">
        <style:list-level-properties text:space-before="5.08cm"/>
        <style:text-properties fo:font-family="'Times New Roman'" style:font-family-generic="roman" style:font-pitch="variable" fo:color="#eaeaea" fo:font-size="100%"/>
      </text:list-level-style-bullet>
      <text:list-level-style-bullet text:level="8" text:bullet-char="•">
        <style:list-level-properties text:space-before="5.08cm"/>
        <style:text-properties fo:font-family="'Times New Roman'" style:font-family-generic="roman" style:font-pitch="variable" fo:color="#eaeaea" fo:font-size="100%"/>
      </text:list-level-style-bullet>
      <text:list-level-style-bullet text:level="9" text:bullet-char="•">
        <style:list-level-properties text:space-before="5.08cm"/>
        <style:text-properties fo:font-family="'Times New Roman'" style:font-family-generic="roman" style:font-pitch="variable" fo:color="#eaeaea" fo:font-size="100%"/>
      </text:list-level-style-bullet>
      <text:list-level-style-bullet text:level="10" text:bullet-char="•">
        <style:list-level-properties text:space-before="5.08cm"/>
        <style:text-properties fo:font-family="'Times New Roman'" style:font-family-generic="roman" style:font-pitch="variable" fo:color="#eaeaea" fo:font-size="100%"/>
      </text:list-level-style-bullet>
    </text:list-style>
  </office:automatic-styles>
  <office:body>
    <office:presentation>
      <draw:page draw:name="Packet Filtering" draw:style-name="dp1" draw:master-page-name="Title1" presentation:presentation-page-layout-name="AL1T0">
        <draw:frame presentation:style-name="pr1" draw:text-style-name="P2" draw:layer="layout" svg:width="21.59cm" svg:height="3.176cm" svg:x="1.905cm" svg:y="6.349cm" presentation:class="title" presentation:user-transformed="true">
          <draw:text-box>
            <text:list text:style-name="L1">
              <text:list-header>
                <text:p text:style-name="P1"><text:span text:style-name="T1">Packet Filtering</text:span></text:p>
              </text:list-header>
            </text:list>
          </draw:text-box>
        </draw:frame>
        <draw:frame presentation:style-name="pr2" draw:text-style-name="P2" draw:layer="layout" svg:width="17.78cm" svg:height="4.869cm" svg:x="3.81cm" svg:y="10.795cm" presentation:class="subtitle" presentation:user-transformed="true">
          <draw:text-box>
            <text:list text:style-name="L2">
              <text:list-header>
                <text:p text:style-name="P3">CS-480b</text:p>
                <text:p text:style-name="P3">Dick Steflik</text:p>
              </text:list-header>
            </text:list>
          </draw:text-box>
        </draw:frame>
        <presentation:notes draw:style-name="dp2">
          <draw:page-thumbnail draw:style-name="gr1" draw:layer="layout" svg:width="7.142cm" svg:height="9.524cm" svg:x="5.953cm" svg:y="1.93cm" draw:page-number="1" presentation:class="page"/>
          <draw:frame presentation:style-name="pr3" draw:layer="layout" svg:width="15.239cm" svg:height="11.43cm" svg:x="1.905cm" svg:y="12.064cm" presentation:class="notes" presentation:placeholder="true">
            <draw:text-box/>
          </draw:frame>
        </presentation:notes>
      </draw:page>
      <draw:page draw:name="Stateless Packet Filters" draw:style-name="dp1" draw:master-page-name="Default" presentation:presentation-page-layout-name="AL2T1">
        <draw:frame presentation:style-name="pr4" draw:text-style-name="P2" draw:layer="layout" svg:width="21.59cm" svg:height="3.176cm" svg:x="1.905cm" svg:y="1.692cm" presentation:class="title" presentation:user-transformed="true">
          <draw:text-box>
            <text:list text:style-name="L1">
              <text:list-header>
                <text:p text:style-name="P4">Stateless Packet Filters</text:p>
              </text:list-header>
            </text:list>
          </draw:text-box>
        </draw:frame>
        <draw:frame presentation:style-name="pr5" draw:text-style-name="P2" draw:layer="layout" svg:width="21.59cm" svg:height="11.431cm" svg:x="1.905cm" svg:y="5.503cm" presentation:class="outline" presentation:user-transformed="true">
          <draw:text-box>
            <text:list text:style-name="L3">
              <text:list-item>
                <text:p text:style-name="P5"><text:span text:style-name="T2">A border router configured to pass or reject packets based on information in the header of each individual packet</text:span></text:p>
              </text:list-item>
            </text:list>
            <text:list text:style-name="L4">
              <text:list-item>
                <text:list>
                  <text:list-item>
                    <text:p text:style-name="P6"><text:span text:style-name="T3">can theoretically be configured to pass/reject based on any field</text:span></text:p>
                    <text:list>
                      <text:list-item>
                        <text:p text:style-name="P7"><text:span text:style-name="T4">but usually done based on:</text:span></text:p>
                        <text:list>
                          <text:list-item>
                            <text:p text:style-name="P8"><text:span text:style-name="T5">protocol type</text:span></text:p>
                          </text:list-item>
                          <text:list-item>
                            <text:p text:style-name="P8"><text:span text:style-name="T5">IP address</text:span></text:p>
                          </text:list-item>
                          <text:list-item>
                            <text:p text:style-name="P8"><text:span text:style-name="T5">TCP/UDP port</text:span></text:p>
                          </text:list-item>
                          <text:list-item>
                            <text:p text:style-name="P8"><text:span text:style-name="T5">Fragment number</text:span></text:p>
                          </text:list-item>
                          <text:list-item>
                            <text:p text:style-name="P8"><text:span text:style-name="T5">Source routing information</text:span></text:p>
                          </text:list-item>
                        </text:list>
                      </text:list-item>
                    </text:list>
                  </text:list-item>
                </text:list>
              </text:list-item>
            </text:list>
          </draw:text-box>
        </draw:frame>
        <presentation:notes draw:style-name="dp2">
          <draw:page-thumbnail draw:style-name="gr1" draw:layer="layout" svg:width="12.699cm" svg:height="9.524cm" svg:x="3.175cm" svg:y="1.93cm" draw:page-number="2" presentation:class="page"/>
          <draw:frame presentation:style-name="pr6" draw:layer="layout" svg:width="15.239cm" svg:height="11.43cm" svg:x="1.905cm" svg:y="12.064cm" presentation:class="notes" presentation:placeholder="true">
            <draw:text-box/>
          </draw:frame>
        </presentation:notes>
      </draw:page>
      <draw:page draw:name="Protocol  Filtering" draw:style-name="dp1" draw:master-page-name="Default" presentation:presentation-page-layout-name="AL2T1">
        <draw:frame presentation:style-name="pr4" draw:text-style-name="P2" draw:layer="layout" svg:width="21.59cm" svg:height="3.176cm" svg:x="1.905cm" svg:y="1.692cm" presentation:class="title" presentation:user-transformed="true">
          <draw:text-box>
            <text:list text:style-name="L1">
              <text:list-header>
                <text:p text:style-name="P4">Protocol <text:s/>Filtering</text:p>
              </text:list-header>
            </text:list>
          </draw:text-box>
        </draw:frame>
        <draw:frame presentation:style-name="pr5" draw:text-style-name="P2" draw:layer="layout" svg:width="21.59cm" svg:height="11.431cm" svg:x="1.905cm" svg:y="5.503cm" presentation:class="outline" presentation:user-transformed="true">
          <draw:text-box>
            <text:list text:style-name="L3">
              <text:list-item>
                <text:p text:style-name="P5"><text:span text:style-name="T2">Filtering based on the IP protocol field allows rejecting of entire protocol suites</text:span></text:p>
              </text:list-item>
            </text:list>
            <text:list text:style-name="L4">
              <text:list-item>
                <text:list>
                  <text:list-item>
                    <text:p text:style-name="P6"><text:span text:style-name="T3">UDP</text:span></text:p>
                  </text:list-item>
                  <text:list-item>
                    <text:p text:style-name="P6"><text:span text:style-name="T3">TCP</text:span></text:p>
                  </text:list-item>
                  <text:list-item>
                    <text:p text:style-name="P6"><text:span text:style-name="T3">ICMP</text:span></text:p>
                  </text:list-item>
                  <text:list-item>
                    <text:p text:style-name="P6"><text:span text:style-name="T3">IGMP</text:span></text:p>
                  </text:list-item>
                </text:list>
              </text:list-item>
            </text:list>
            <text:list text:style-name="L3">
              <text:list-item>
                <text:p text:style-name="P5"><text:span text:style-name="T2">This is almost too general</text:span></text:p>
              </text:list-item>
            </text:list>
            <text:list text:style-name="L4">
              <text:list-item>
                <text:list>
                  <text:list-item>
                    <text:p text:style-name="P6"><text:span text:style-name="T3">ex suppose you block UDP then any TCP based application won’t be able to convert host/domain to IP address</text:span></text:p>
                  </text:list-item>
                </text:list>
              </text:list-item>
            </text:list>
            <text:list text:style-name="L3">
              <text:list-item>
                <text:p text:style-name="P5"><text:span text:style-name="T2">so it is seldom used.</text:span></text:p>
              </text:list-item>
            </text:list>
          </draw:text-box>
        </draw:frame>
        <presentation:notes draw:style-name="dp2">
          <draw:page-thumbnail draw:style-name="gr1" draw:layer="layout" svg:width="12.699cm" svg:height="9.524cm" svg:x="3.175cm" svg:y="1.93cm" draw:page-number="3" presentation:class="page"/>
          <draw:frame presentation:style-name="pr6" draw:layer="layout" svg:width="15.239cm" svg:height="11.43cm" svg:x="1.905cm" svg:y="12.064cm" presentation:class="notes" presentation:placeholder="true">
            <draw:text-box/>
          </draw:frame>
        </presentation:notes>
      </draw:page>
      <draw:page draw:name="IP Address Filtering" draw:style-name="dp1" draw:master-page-name="Default" presentation:presentation-page-layout-name="AL2T1">
        <draw:frame presentation:style-name="pr4" draw:text-style-name="P2" draw:layer="layout" svg:width="21.59cm" svg:height="3.176cm" svg:x="1.905cm" svg:y="1.692cm" presentation:class="title" presentation:user-transformed="true">
          <draw:text-box>
            <text:list text:style-name="L1">
              <text:list-header>
                <text:p text:style-name="P4">IP Address Filtering</text:p>
              </text:list-header>
            </text:list>
          </draw:text-box>
        </draw:frame>
        <draw:frame presentation:style-name="pr5" draw:text-style-name="P2" draw:layer="layout" svg:width="21.59cm" svg:height="11.431cm" svg:x="1.905cm" svg:y="5.503cm" presentation:class="outline" presentation:user-transformed="true">
          <draw:text-box>
            <text:list text:style-name="L3">
              <text:list-item>
                <text:p text:style-name="P5"><text:span text:style-name="T6">Pass/reject packets based on membership in a set of acceptable IP addresses</text:span></text:p>
              </text:list-item>
              <text:list-item>
                <text:p text:style-name="P5"><text:span text:style-name="T6">Usually not used to block specific hosts</text:span></text:p>
              </text:list-item>
            </text:list>
            <text:list text:style-name="L4">
              <text:list-item>
                <text:list>
                  <text:list-item>
                    <text:p text:style-name="P6"><text:span text:style-name="T7">oscar is frequently blocked so corporate users can use AIM</text:span></text:p>
                  </text:list-item>
                  <text:list-item>
                    <text:p text:style-name="P6"><text:span text:style-name="T7">same for some disk backup services</text:span></text:p>
                  </text:list-item>
                </text:list>
              </text:list-item>
            </text:list>
            <text:list text:style-name="L3">
              <text:list-item>
                <text:p text:style-name="P5"><text:span text:style-name="T6">Usually block source routed packets</text:span></text:p>
              </text:list-item>
            </text:list>
            <text:list text:style-name="L4">
              <text:list-item>
                <text:list>
                  <text:list-item>
                    <text:p text:style-name="P6"><text:span text:style-name="T7">big security hole (explained later)</text:span></text:p>
                  </text:list-item>
                </text:list>
              </text:list-item>
            </text:list>
            <text:list text:style-name="L3">
              <text:list-item>
                <text:p text:style-name="P5"><text:span text:style-name="T6">If a hacker knows an address that the filter will pass they can easily forge a packet that will pass through the filter</text:span></text:p>
              </text:list-item>
            </text:list>
          </draw:text-box>
        </draw:frame>
        <presentation:notes draw:style-name="dp2">
          <draw:page-thumbnail draw:style-name="gr1" draw:layer="layout" svg:width="12.699cm" svg:height="9.524cm" svg:x="3.175cm" svg:y="1.93cm" draw:page-number="4" presentation:class="page"/>
          <draw:frame presentation:style-name="pr6" draw:layer="layout" svg:width="15.239cm" svg:height="11.43cm" svg:x="1.905cm" svg:y="12.064cm" presentation:class="notes" presentation:placeholder="true">
            <draw:text-box/>
          </draw:frame>
        </presentation:notes>
      </draw:page>
      <draw:page draw:name="Port Filtering" draw:style-name="dp1" draw:master-page-name="Default" presentation:presentation-page-layout-name="AL2T1">
        <draw:frame presentation:style-name="pr7" draw:text-style-name="P2" draw:layer="layout" svg:width="21.59cm" svg:height="2.123cm" svg:x="1.905cm" svg:y="1.902cm" presentation:class="title" presentation:user-transformed="true">
          <draw:text-box>
            <text:list text:style-name="L1">
              <text:list-header>
                <text:p text:style-name="P4">Port Filtering</text:p>
              </text:list-header>
            </text:list>
          </draw:text-box>
        </draw:frame>
        <draw:frame presentation:style-name="pr8" draw:text-style-name="P2" draw:layer="layout" svg:width="21.59cm" svg:height="13.759cm" svg:x="1.905cm" svg:y="3.81cm" presentation:class="outline" presentation:user-transformed="true">
          <draw:text-box>
            <text:list text:style-name="L3">
              <text:list-item>
                <text:p text:style-name="P9"><text:span text:style-name="T6">Most commonly used filtering method</text:span></text:p>
              </text:list-item>
              <text:list-item>
                <text:p text:style-name="P9"><text:span text:style-name="T6">can also be thought of as protocol filtering as most ports below 1024 relate to specific high level protocols</text:span></text:p>
              </text:list-item>
              <text:list-item>
                <text:p text:style-name="P9"><text:span text:style-name="T6">pass all but those specified</text:span></text:p>
              </text:list-item>
              <text:list-item>
                <text:p text:style-name="P9"><text:span text:style-name="T6">reject all but those specified</text:span></text:p>
              </text:list-item>
              <text:list-item>
                <text:p text:style-name="P9"><text:span text:style-name="T6">Important ports/protocol to block:</text:span></text:p>
              </text:list-item>
            </text:list>
            <text:list text:style-name="L4">
              <text:list-item>
                <text:list>
                  <text:list-item>
                    <text:p text:style-name="P10"><text:span text:style-name="T7">telent</text:span></text:p>
                  </text:list-item>
                  <text:list-item>
                    <text:p text:style-name="P10"><text:span text:style-name="T7">NetBIOS</text:span></text:p>
                  </text:list-item>
                  <text:list-item>
                    <text:p text:style-name="P10"><text:span text:style-name="T7">POP</text:span></text:p>
                  </text:list-item>
                  <text:list-item>
                    <text:p text:style-name="P10"><text:span text:style-name="T7">NFS</text:span></text:p>
                  </text:list-item>
                  <text:list-item>
                    <text:p text:style-name="P10"><text:span text:style-name="T7">X Windows</text:span></text:p>
                  </text:list-item>
                  <text:list-item>
                    <text:p text:style-name="P10"><text:span text:style-name="T7">Windows Terminal Services</text:span></text:p>
                  </text:list-item>
                  <text:list-item>
                    <text:p text:style-name="P10"><text:span text:style-name="T7">pcAnywhere and VNC</text:span></text:p>
                  </text:list-item>
                </text:list>
              </text:list-item>
            </text:list>
          </draw:text-box>
        </draw:frame>
        <presentation:notes draw:style-name="dp2">
          <draw:page-thumbnail draw:style-name="gr1" draw:layer="layout" svg:width="12.699cm" svg:height="9.524cm" svg:x="3.175cm" svg:y="1.93cm" draw:page-number="5" presentation:class="page"/>
          <draw:frame presentation:style-name="pr6" draw:layer="layout" svg:width="15.239cm" svg:height="11.43cm" svg:x="1.905cm" svg:y="12.064cm" presentation:class="notes" presentation:placeholder="true">
            <draw:text-box/>
          </draw:frame>
        </presentation:notes>
      </draw:page>
      <draw:page draw:name="Source Route Filtering" draw:style-name="dp1" draw:master-page-name="Default" presentation:presentation-page-layout-name="AL2T1">
        <draw:frame presentation:style-name="pr4" draw:text-style-name="P2" draw:layer="layout" svg:width="21.59cm" svg:height="3.176cm" svg:x="1.905cm" svg:y="1.692cm" presentation:class="title" presentation:user-transformed="true">
          <draw:text-box>
            <text:list text:style-name="L1">
              <text:list-header>
                <text:p text:style-name="P4">Source Route Filtering</text:p>
              </text:list-header>
            </text:list>
          </draw:text-box>
        </draw:frame>
        <draw:frame presentation:style-name="pr5" draw:text-style-name="P2" draw:layer="layout" svg:width="21.59cm" svg:height="11.431cm" svg:x="1.61cm" svg:y="5.169cm" presentation:class="outline" presentation:user-transformed="true">
          <draw:text-box>
            <text:list text:style-name="L3">
              <text:list-item>
                <text:p text:style-name="P5"><text:span text:style-name="T2">Source routed packed should never be allowed into your network</text:span></text:p>
              </text:list-item>
            </text:list>
            <text:list text:style-name="L4">
              <text:list-item>
                <text:list>
                  <text:list-item>
                    <text:p text:style-name="P6"><text:span text:style-name="T3">Source routing was added to IP to accommodate debugging </text:span></text:p>
                  </text:list-item>
                  <text:list-item>
                    <text:p text:style-name="P6"><text:span text:style-name="T3">Allows you to specify the path a packet will take through your network</text:span></text:p>
                    <text:list>
                      <text:list-item>
                        <text:p text:style-name="P7"><text:span text:style-name="T4">Strict Source Routing</text:span></text:p>
                        <text:list>
                          <text:list-item>
                            <text:p text:style-name="P8"><text:span text:style-name="T5">Specifies the exact path to be taken</text:span></text:p>
                          </text:list-item>
                        </text:list>
                      </text:list-item>
                      <text:list-item>
                        <text:p text:style-name="P7"><text:span text:style-name="T4">Loose Source Routing</text:span></text:p>
                        <text:list>
                          <text:list-item>
                            <text:p text:style-name="P8"><text:span text:style-name="T5">Indicates one or more hosts the packet must go through</text:span></text:p>
                          </text:list-item>
                          <text:list-item>
                            <text:p text:style-name="P8"><text:span text:style-name="T5">A hacker can plug in their own address and force packets to travel through a machine that they can sniff </text:span></text:p>
                          </text:list-item>
                        </text:list>
                      </text:list-item>
                    </text:list>
                  </text:list-item>
                </text:list>
              </text:list-item>
            </text:list>
          </draw:text-box>
        </draw:frame>
        <presentation:notes draw:style-name="dp2">
          <draw:page-thumbnail draw:style-name="gr1" draw:layer="layout" svg:width="12.699cm" svg:height="9.524cm" svg:x="3.175cm" svg:y="1.93cm" draw:page-number="6" presentation:class="page"/>
          <draw:frame presentation:style-name="pr6" draw:layer="layout" svg:width="15.239cm" svg:height="11.43cm" svg:x="1.905cm" svg:y="12.064cm" presentation:class="notes" presentation:placeholder="true">
            <draw:text-box/>
          </draw:frame>
        </presentation:notes>
      </draw:page>
      <draw:page draw:name="Loose Source Routing" draw:style-name="dp1" draw:master-page-name="Default" presentation:presentation-page-layout-name="AL2T1">
        <draw:frame presentation:style-name="pr9" draw:text-style-name="P2" draw:layer="layout" svg:width="21.59cm" svg:height="2.123cm" svg:x="1.693cm" svg:y="0.844cm" presentation:class="title" presentation:user-transformed="true">
          <draw:text-box>
            <text:list text:style-name="L1">
              <text:list-header>
                <text:p text:style-name="P4">Loose Source Routing</text:p>
              </text:list-header>
            </text:list>
          </draw:text-box>
        </draw:frame>
        <draw:frame presentation:style-name="pr5" draw:text-style-name="P2" draw:layer="layout" svg:width="21.59cm" svg:height="11.431cm" svg:x="1.482cm" svg:y="3.387cm" presentation:class="outline" presentation:user-transformed="true">
          <draw:text-box>
            <text:list text:style-name="L3">
              <text:list-item>
                <text:p text:style-name="P6"><text:span text:style-name="T3">A packet is given a list of hops to be taken</text:span></text:p>
              </text:list-item>
              <text:list-item>
                <text:p text:style-name="P6"><text:span text:style-name="T3">Each packet carries same source address, destination is whatever the next IP in the hop path is; the hop path is in the IP Option field.</text:span></text:p>
                <text:p text:style-name="P6"><text:span text:style-name="T3"/></text:p>
                <text:p text:style-name="P6"><text:span text:style-name="T3"/></text:p>
                <text:p text:style-name="P6"><text:span text:style-name="T3"/></text:p>
                <text:p text:style-name="P6"><text:span text:style-name="T3"/></text:p>
                <text:p text:style-name="P6"><text:span text:style-name="T3"/></text:p>
              </text:list-item>
              <text:list-item>
                <text:p text:style-name="P6"><text:span text:style-name="T3">131 is the type for Loose Source Routing</text:span></text:p>
              </text:list-item>
              <text:list-item>
                <text:p text:style-name="P6"><text:span text:style-name="T3">Length – total length of the option</text:span></text:p>
              </text:list-item>
              <text:list-item>
                <text:p text:style-name="P6"><text:span text:style-name="T3">Offset – byte offset to next IP to hop to </text:span></text:p>
              </text:list-item>
            </text:list>
          </draw:text-box>
        </draw:frame>
        <draw:custom-shape draw:style-name="gr2" draw:text-style-name="P2" draw:layer="layout" svg:width="18.838cm" svg:height="4.021cm" svg:x="2.54cm" svg:y="6.985cm">
          <text:list text:style-name="L5">
            <text:list-header>
              <text:p text:style-name="P11"><text:span text:style-name="T8">IP Option field</text:span></text:p>
              <text:p text:style-name="P12"><text:span text:style-name="T9">1 byte</text:span><text:span text:style-name="T9"><text:tab/></text:span><text:span text:style-name="T9">1 byte</text:span><text:span text:style-name="T9"><text:tab/></text:span><text:span text:style-name="T9">1byte</text:span><text:span text:style-name="T9"><text:tab/></text:span><text:span text:style-name="T9">4 bytes</text:span><text:span text:style-name="T9"><text:tab/></text:span><text:span text:style-name="T9">4 bytes</text:span></text:p>
              <text:p text:style-name="P12"><text:span text:style-name="T9">Type</text:span><text:span text:style-name="T9"><text:tab/></text:span><text:span text:style-name="T9">Length</text:span><text:span text:style-name="T9"><text:tab/></text:span><text:span text:style-name="T9">offset</text:span><text:span text:style-name="T9"><text:tab/></text:span><text:span text:style-name="T9">IP 1</text:span><text:span text:style-name="T9"><text:tab/></text:span><text:span text:style-name="T9">IP2 <text:s text:c="2"/>………</text:span></text:p>
              <text:p text:style-name="P12"><text:span text:style-name="T9">131</text:span><text:span text:style-name="T9"><text:tab/></text:span></text:p>
            </text:list-header>
          </text:list>
          <draw:enhanced-geometry svg:viewBox="0 0 21600 21600" draw:type="mso-spt202" draw:enhanced-path="M 0 0 L 21600 0 21600 21600 0 21600 0 0 Z N"/>
        </draw:custom-shape>
        <presentation:notes draw:style-name="dp2">
          <draw:page-thumbnail draw:style-name="gr1" draw:layer="layout" svg:width="12.699cm" svg:height="9.524cm" svg:x="3.175cm" svg:y="1.93cm" draw:page-number="7" presentation:class="page"/>
          <draw:frame presentation:style-name="pr6" draw:layer="layout" svg:width="15.239cm" svg:height="11.43cm" svg:x="1.905cm" svg:y="12.064cm" presentation:class="notes" presentation:placeholder="true">
            <draw:text-box/>
          </draw:frame>
        </presentation:notes>
      </draw:page>
      <draw:page draw:name="Loose Source Routed Example" draw:style-name="dp1" draw:master-page-name="Default" presentation:presentation-page-layout-name="AL3T19">
        <draw:frame presentation:style-name="pr4" draw:text-style-name="P2" draw:layer="layout" svg:width="21.59cm" svg:height="3.176cm" svg:x="1.905cm" svg:y="1.692cm" presentation:class="title" presentation:user-transformed="true">
          <draw:text-box>
            <text:list text:style-name="L1">
              <text:list-header>
                <text:p text:style-name="P4">Loose Source Routed Example</text:p>
              </text:list-header>
            </text:list>
          </draw:text-box>
        </draw:frame>
        <draw:custom-shape draw:style-name="gr3" draw:text-style-name="P2" draw:layer="layout" svg:width="20.598cm" svg:height="3.567cm" svg:x="1.429cm" svg:y="5.08cm">
          <text:list text:style-name="L6">
            <text:list-header>
              <text:p text:style-name="P13"><text:span text:style-name="T10">For example, if a packet was generated from 10.1.1.1, with a final destination of 172.16.1.1 via a hop to </text:span></text:p>
              <text:p text:style-name="P13"><text:span text:style-name="T10">192.168.1.1, the intial packet would have a source of 10.1.1.1, a dest of 192.168.1.1, and an IP option </text:span></text:p>
              <text:p text:style-name="P13"><text:span text:style-name="T10">with a length of 7, an offset of 4, and the IP address starting at byte 4 of 172.16.1.1. If 192.168.1.1 </text:span></text:p>
              <text:p text:style-name="P13"><text:span text:style-name="T10">forwards LSR packets, it would re-emit the packet with a source of 10.1.1.1, dest of 172.16.1.1, offset of 8, </text:span></text:p>
              <text:p text:style-name="P13"><text:span text:style-name="T10">and the IP address at offset 4 of 192.168.1.1.</text:span></text:p>
              <text:p text:style-name="P14"><text:span text:style-name="T10"/></text:p>
            </text:list-header>
          </text:list>
          <draw:enhanced-geometry svg:viewBox="0 0 21600 21600" draw:type="mso-spt202" draw:enhanced-path="M 0 0 L 21600 0 21600 21600 0 21600 0 0 Z N"/>
        </draw:custom-shape>
        <draw:custom-shape draw:style-name="gr4" draw:text-style-name="P2" draw:layer="layout" svg:width="2.339cm" svg:height="0.937cm" svg:x="2.138cm" svg:y="9.948cm">
          <text:list text:style-name="L5">
            <text:list-header>
              <text:p text:style-name="P11"><text:span text:style-name="T9">10.1.1.1</text:span></text:p>
            </text:list-header>
          </text:list>
          <draw:enhanced-geometry svg:viewBox="0 0 21600 21600" draw:type="mso-spt202" draw:enhanced-path="M 0 0 L 21600 0 21600 21600 0 21600 0 0 Z N"/>
        </draw:custom-shape>
        <draw:custom-shape draw:style-name="gr4" draw:text-style-name="P2" draw:layer="layout" svg:width="3.19cm" svg:height="0.937cm" svg:x="9.544cm" svg:y="9.948cm">
          <text:list text:style-name="L5">
            <text:list-header>
              <text:p text:style-name="P11"><text:span text:style-name="T9">192.168.1.1</text:span></text:p>
            </text:list-header>
          </text:list>
          <draw:enhanced-geometry svg:viewBox="0 0 21600 21600" draw:type="mso-spt202" draw:enhanced-path="M 0 0 L 21600 0 21600 21600 0 21600 0 0 Z N"/>
        </draw:custom-shape>
        <draw:custom-shape draw:style-name="gr4" draw:text-style-name="P2" draw:layer="layout" svg:width="2.907cm" svg:height="0.937cm" svg:x="17.799cm" svg:y="9.948cm">
          <text:list text:style-name="L5">
            <text:list-header>
              <text:p text:style-name="P11"><text:span text:style-name="T9">172.16.1.1</text:span></text:p>
            </text:list-header>
          </text:list>
          <draw:enhanced-geometry svg:viewBox="0 0 21600 21600" draw:type="mso-spt202" draw:enhanced-path="M 0 0 L 21600 0 21600 21600 0 21600 0 0 Z N"/>
        </draw:custom-shape>
        <draw:line draw:style-name="gr5" draw:text-style-name="P15" draw:layer="layout" svg:x1="4.445cm" svg:y1="10.372cm" svg:x2="9.525cm" svg:y2="10.372cm">
          <text:p/>
        </draw:line>
        <draw:line draw:style-name="gr5" draw:text-style-name="P15" draw:layer="layout" svg:x1="12.7cm" svg:y1="10.372cm" svg:x2="17.78cm" svg:y2="10.372cm">
          <text:p/>
        </draw:line>
        <draw:custom-shape draw:style-name="gr3" draw:text-style-name="P2" draw:layer="layout" svg:width="5.442cm" svg:height="2.31cm" svg:x="1.274cm" svg:y="11.218cm">
          <text:list text:style-name="L5">
            <text:list-header>
              <text:p text:style-name="P16"><text:span text:style-name="T11">Initial source=10.1.1.1</text:span></text:p>
              <text:p text:style-name="P16"><text:span text:style-name="T11"><text:s text:c="11"/></text:span><text:span text:style-name="T11">dest. = 192.168.1.1</text:span></text:p>
              <text:p text:style-name="P16"><text:span text:style-name="T11">IP Option 131,7,4,172.16.1.1</text:span></text:p>
            </text:list-header>
          </text:list>
          <draw:enhanced-geometry svg:viewBox="0 0 21600 21600" draw:type="mso-spt202" draw:enhanced-path="M 0 0 L 21600 0 21600 21600 0 21600 0 0 Z N"/>
        </draw:custom-shape>
        <draw:custom-shape draw:style-name="gr3" draw:text-style-name="P2" draw:layer="layout" svg:width="5.654cm" svg:height="2.31cm" svg:x="9.529cm" svg:y="11.43cm">
          <text:list text:style-name="L5">
            <text:list-header>
              <text:p text:style-name="P16"><text:span text:style-name="T11">Initial source=10.1.1.1</text:span></text:p>
              <text:p text:style-name="P16"><text:span text:style-name="T11"><text:s text:c="11"/></text:span><text:span text:style-name="T11">dest. = 172.16.1.1</text:span></text:p>
              <text:p text:style-name="P16"><text:span text:style-name="T11">IP Option 131,8,4,192.168.1.1</text:span></text:p>
            </text:list-header>
          </text:list>
          <draw:enhanced-geometry svg:viewBox="0 0 21600 21600" draw:type="mso-spt202" draw:enhanced-path="M 0 0 L 21600 0 21600 21600 0 21600 0 0 Z N"/>
        </draw:custom-shape>
        <draw:custom-shape draw:style-name="gr6" draw:text-style-name="P2" draw:layer="layout" svg:width="23.477cm" svg:height="4.445cm" svg:x="1.27cm" svg:y="14.605cm">
          <text:list text:style-name="L5">
            <text:list-header>
              <text:p text:style-name="P11"><text:span text:style-name="T9">Problem with loose source routing is that some stacks will reverse the source route when responding to a source routed packet, this would make it trivial for a hacker to spoof a packet coming from a trusted source and insert their own address in the source route. The hacker can then sniff on it; the unsuspecting victim would then send return traffic to the spoofed source but LSR it through the attacker</text:span></text:p>
            </text:list-header>
          </text:list>
          <draw:enhanced-geometry svg:viewBox="0 0 21600 21600" draw:type="mso-spt202" draw:enhanced-path="M 0 0 L 21600 0 21600 21600 0 21600 0 0 Z N"/>
        </draw:custom-shape>
        <presentation:notes draw:style-name="dp2">
          <draw:page-thumbnail draw:style-name="gr1" draw:layer="layout" svg:width="12.699cm" svg:height="9.524cm" svg:x="3.175cm" svg:y="1.93cm" draw:page-number="8" presentation:class="page"/>
          <draw:frame presentation:style-name="pr6" draw:layer="layout" svg:width="15.239cm" svg:height="11.43cm" svg:x="1.905cm" svg:y="12.064cm" presentation:class="notes" presentation:placeholder="true">
            <draw:text-box/>
          </draw:frame>
        </presentation:notes>
      </draw:page>
      <draw:page draw:name="Fragmentation Filtering" draw:style-name="dp1" draw:master-page-name="Default" presentation:presentation-page-layout-name="AL2T1">
        <draw:frame presentation:style-name="pr4" draw:text-style-name="P2" draw:layer="layout" svg:width="21.59cm" svg:height="3.176cm" svg:x="1.905cm" svg:y="1.692cm" presentation:class="title" presentation:user-transformed="true">
          <draw:text-box>
            <text:list text:style-name="L1">
              <text:list-header>
                <text:p text:style-name="P4">Fragmentation Filtering</text:p>
              </text:list-header>
            </text:list>
          </draw:text-box>
        </draw:frame>
        <draw:frame presentation:style-name="pr5" draw:text-style-name="P2" draw:layer="layout" svg:width="21.59cm" svg:height="11.431cm" svg:x="1.905cm" svg:y="5.503cm" presentation:class="outline" presentation:user-transformed="true">
          <draw:text-box>
            <text:list text:style-name="L3">
              <text:list-item>
                <text:p text:style-name="P5"><text:span text:style-name="T2">Fragmentation was added to IP to facilitate passing through a network that only supports small packet sizes</text:span></text:p>
              </text:list-item>
              <text:list-item>
                <text:p text:style-name="P5"><text:span text:style-name="T2">Any router in the path can break a large packet up into smaller pieces</text:span></text:p>
              </text:list-item>
            </text:list>
            <text:list text:style-name="L4">
              <text:list-item>
                <text:list>
                  <text:list-item>
                    <text:p text:style-name="P6"><text:span text:style-name="T3">problem is that the port number is only in the first fragment meaning that filtering on TCP or UDP is lost</text:span></text:p>
                  </text:list-item>
                </text:list>
              </text:list-item>
            </text:list>
          </draw:text-box>
        </draw:frame>
        <presentation:notes draw:style-name="dp2">
          <draw:page-thumbnail draw:style-name="gr1" draw:layer="layout" svg:width="12.699cm" svg:height="9.524cm" svg:x="3.175cm" svg:y="1.93cm" draw:page-number="9" presentation:class="page"/>
          <draw:frame presentation:style-name="pr6" draw:layer="layout" svg:width="15.239cm" svg:height="11.43cm" svg:x="1.905cm" svg:y="12.064cm" presentation:class="notes" presentation:placeholder="true">
            <draw:text-box/>
          </draw:frame>
        </presentation:notes>
      </draw:page>
      <draw:page draw:name="Problems with Stateless Filters" draw:style-name="dp1" draw:master-page-name="Default" presentation:presentation-page-layout-name="AL2T1">
        <draw:frame presentation:style-name="pr4" draw:text-style-name="P2" draw:layer="layout" svg:width="21.59cm" svg:height="3.176cm" svg:x="1.905cm" svg:y="1.692cm" presentation:class="title" presentation:user-transformed="true">
          <draw:text-box>
            <text:list text:style-name="L1">
              <text:list-header>
                <text:p text:style-name="P4">Problems with Stateless Filters</text:p>
              </text:list-header>
            </text:list>
          </draw:text-box>
        </draw:frame>
        <draw:frame presentation:style-name="pr5" draw:text-style-name="P2" draw:layer="layout" svg:width="21.59cm" svg:height="11.431cm" svg:x="1.905cm" svg:y="5.503cm" presentation:class="outline" presentation:user-transformed="true">
          <draw:text-box>
            <text:list text:style-name="L3">
              <text:list-item>
                <text:p text:style-name="P5"><text:span text:style-name="T2">Effectiveness of stateless filters is limited due to:</text:span></text:p>
                <text:p text:style-name="P5"><text:span text:style-name="T2"/></text:p>
              </text:list-item>
            </text:list>
            <text:list text:style-name="L4">
              <text:list-item>
                <text:list>
                  <text:list-item>
                    <text:p text:style-name="P6"><text:span text:style-name="T3">They cannot check the payload of the packets</text:span></text:p>
                    <text:list>
                      <text:list-item>
                        <text:p text:style-name="P7"><text:span text:style-name="T4">service related filtering can only be done by application level proxies</text:span></text:p>
                      </text:list-item>
                    </text:list>
                  </text:list-item>
                  <text:list-item>
                    <text:p text:style-name="P6"><text:span text:style-name="T3">They do not retain the state of the connections</text:span></text:p>
                  </text:list-item>
                </text:list>
              </text:list-item>
            </text:list>
          </draw:text-box>
        </draw:frame>
        <presentation:notes draw:style-name="dp2">
          <draw:page-thumbnail draw:style-name="gr1" draw:layer="layout" svg:width="12.699cm" svg:height="9.524cm" svg:x="3.175cm" svg:y="1.93cm" draw:page-number="10" presentation:class="page"/>
          <draw:frame presentation:style-name="pr6" draw:layer="layout" svg:width="15.239cm" svg:height="11.43cm" svg:x="1.905cm" svg:y="12.064cm" presentation:class="notes" presentation:placeholder="true">
            <draw:text-box/>
          </draw:frame>
        </presentation:notes>
      </draw:page>
      <draw:page draw:name="Stateful Packet Filtering" draw:style-name="dp1" draw:master-page-name="Default" presentation:presentation-page-layout-name="AL2T1">
        <draw:frame presentation:style-name="pr10" draw:text-style-name="P2" draw:layer="layout" svg:width="21.59cm" svg:height="2.329cm" svg:x="1.905cm" svg:y="0.847cm" presentation:class="title" presentation:user-transformed="true">
          <draw:text-box>
            <text:list text:style-name="L1">
              <text:list-header>
                <text:p text:style-name="P4"><text:span text:style-name="T12">Stateful Packet Filtering</text:span></text:p>
              </text:list-header>
            </text:list>
          </draw:text-box>
        </draw:frame>
        <draw:frame presentation:style-name="pr11" draw:text-style-name="P2" draw:layer="layout" svg:width="21.59cm" svg:height="13.336cm" svg:x="1.905cm" svg:y="3.597cm" presentation:class="outline" presentation:user-transformed="true">
          <draw:text-box>
            <text:list text:style-name="L3">
              <text:list-item>
                <text:p text:style-name="P5"><text:span text:style-name="T6">Record the state of all connections flowing through the firewall and use the connection state as the basis for dropping packets</text:span></text:p>
              </text:list-item>
            </text:list>
            <text:list text:style-name="L4">
              <text:list-item>
                <text:list>
                  <text:list-item>
                    <text:p text:style-name="P6"><text:span text:style-name="T7">create an in memory state table for the state of all Network and session layers</text:span></text:p>
                  </text:list-item>
                  <text:list-item>
                    <text:p text:style-name="P6"><text:span text:style-name="T7">pass only packets relating to allowed (configured) ports that are currently in the state table.</text:span></text:p>
                    <text:list>
                      <text:list-item>
                        <text:p text:style-name="P7"><text:span text:style-name="T13">Drop entries when the TCP close session happens or after a few minutes, this insures that the table stays “clean” and without holes in in it</text:span></text:p>
                      </text:list-item>
                    </text:list>
                  </text:list-item>
                </text:list>
              </text:list-item>
            </text:list>
            <text:list text:style-name="L3">
              <text:list-item>
                <text:p text:style-name="P5"><text:span text:style-name="T6">Newer Firewalls all provide Stateful packet filtering</text:span></text:p>
              </text:list-item>
            </text:list>
            <text:list text:style-name="L4">
              <text:list-item>
                <text:list>
                  <text:list-item>
                    <text:p text:style-name="P6"><text:span text:style-name="T7">some also provide higher level protocol proxying <text:s/></text:span></text:p>
                  </text:list-item>
                </text:list>
              </text:list-item>
            </text:list>
          </draw:text-box>
        </draw:frame>
        <presentation:notes draw:style-name="dp2">
          <draw:page-thumbnail draw:style-name="gr1" draw:layer="layout" svg:width="12.699cm" svg:height="9.524cm" svg:x="3.175cm" svg:y="1.93cm" draw:page-number="11" presentation:class="page"/>
          <draw:frame presentation:style-name="pr6" draw:layer="layout" svg:width="15.239cm" svg:height="11.43cm" svg:x="1.905cm" svg:y="12.064cm" presentation:class="notes" presentation:placeholder="true">
            <draw:text-box/>
          </draw:frame>
        </presentation:notes>
      </draw:page>
      <draw:page draw:name="Hacking Through Packet Filters" draw:style-name="dp1" draw:master-page-name="Default" presentation:presentation-page-layout-name="AL2T1">
        <draw:frame presentation:style-name="pr12" draw:text-style-name="P2" draw:layer="layout" svg:width="21.59cm" svg:height="2.753cm" svg:x="1.905cm" svg:y="1.058cm" presentation:class="title" presentation:user-transformed="true">
          <draw:text-box>
            <text:list text:style-name="L1">
              <text:list-header>
                <text:p text:style-name="P4">Hacking Through Packet Filters</text:p>
              </text:list-header>
            </text:list>
          </draw:text-box>
        </draw:frame>
        <draw:frame presentation:style-name="pr13" draw:text-style-name="P2" draw:layer="layout" svg:width="21.59cm" svg:height="13.971cm" svg:x="1.693cm" svg:y="4.233cm" presentation:class="outline" presentation:user-transformed="true">
          <draw:text-box>
            <text:list text:style-name="L3">
              <text:list-item>
                <text:p text:style-name="P5"><text:span text:style-name="T6">The following exploits are common:</text:span></text:p>
              </text:list-item>
            </text:list>
            <text:list text:style-name="L4">
              <text:list-item>
                <text:list>
                  <text:list-item>
                    <text:p text:style-name="P6"><text:span text:style-name="T7">TCP can only be filtered in the 0th fragment</text:span></text:p>
                    <text:list>
                      <text:list-item>
                        <text:p text:style-name="P7"><text:span text:style-name="T13">setting the fragment number to 1 the packet will usually passe through the packet filter</text:span></text:p>
                      </text:list-item>
                    </text:list>
                  </text:list-item>
                  <text:list-item>
                    <text:p text:style-name="P6"><text:span text:style-name="T7">Older packet filters only filter ports below 1024</text:span></text:p>
                    <text:list>
                      <text:list-item>
                        <text:p text:style-name="P7"><text:span text:style-name="T13">used to be that only HTTP used higher numbered ports for passing data back to web browsers, many new applications use ports above 1024 for normal communication </text:span></text:p>
                      </text:list-item>
                    </text:list>
                  </text:list-item>
                  <text:list-item>
                    <text:p text:style-name="P6"><text:span text:style-name="T7">Public services must be forwarded</text:span></text:p>
                    <text:list>
                      <text:list-item>
                        <text:p text:style-name="P7"><text:span text:style-name="T13">services like the updating of web pages via Netscape Composer must be controlled (possibly bt IP address) to limit public access</text:span></text:p>
                      </text:list-item>
                    </text:list>
                  </text:list-item>
                  <text:list-item>
                    <text:p text:style-name="P6"><text:span text:style-name="T7">Trojan horses can defeat packet filters using NAT</text:span></text:p>
                  </text:list-item>
                </text:list>
              </text:list-item>
            </text:list>
          </draw:text-box>
        </draw:frame>
        <presentation:notes draw:style-name="dp2">
          <draw:page-thumbnail draw:style-name="gr1" draw:layer="layout" svg:width="12.699cm" svg:height="9.524cm" svg:x="3.175cm" svg:y="1.93cm" draw:page-number="12" presentation:class="page"/>
          <draw:frame presentation:style-name="pr6" draw:layer="layout" svg:width="15.239cm" svg:height="11.43cm" svg:x="1.905cm" svg:y="12.064cm" presentation:class="notes" presentation:placeholder="true">
            <draw:text-box/>
          </draw:frame>
        </presentation:notes>
      </draw:page>
      <draw:page draw:name="Best Practices" draw:style-name="dp1" draw:master-page-name="Default" presentation:presentation-page-layout-name="AL2T1">
        <draw:frame presentation:style-name="pr4" draw:text-style-name="P2" draw:layer="layout" svg:width="21.59cm" svg:height="3.176cm" svg:x="1.905cm" svg:y="1.692cm" presentation:class="title" presentation:user-transformed="true">
          <draw:text-box>
            <text:list text:style-name="L1">
              <text:list-header>
                <text:p text:style-name="P4">Best Practices</text:p>
              </text:list-header>
            </text:list>
          </draw:text-box>
        </draw:frame>
        <draw:frame presentation:style-name="pr14" draw:text-style-name="P2" draw:layer="layout" svg:width="21.59cm" svg:height="12.675cm" svg:x="1.905cm" svg:y="5.502cm" presentation:class="outline" presentation:user-transformed="true">
          <draw:text-box>
            <text:list text:style-name="L3">
              <text:list-item>
                <text:p text:style-name="P5"><text:span text:style-name="T6">Use a proxy</text:span></text:p>
              </text:list-item>
            </text:list>
            <text:list text:style-name="L4">
              <text:list-item>
                <text:list>
                  <text:list-item>
                    <text:p text:style-name="P6"><text:span text:style-name="T7">physically breaks the network path</text:span></text:p>
                  </text:list-item>
                </text:list>
              </text:list-item>
            </text:list>
            <text:list text:style-name="L3">
              <text:list-item>
                <text:p text:style-name="P5"><text:span text:style-name="T6">Use Stateful Packet Filters</text:span></text:p>
              </text:list-item>
            </text:list>
            <text:list text:style-name="L4">
              <text:list-item>
                <text:list>
                  <text:list-item>
                    <text:p text:style-name="P6"><text:span text:style-name="T7">can’t be bypassed like stateless filters</text:span></text:p>
                  </text:list-item>
                </text:list>
              </text:list-item>
            </text:list>
            <text:list text:style-name="L3">
              <text:list-item>
                <text:p text:style-name="P5"><text:span text:style-name="T6">Disable all Ports by Default</text:span></text:p>
              </text:list-item>
            </text:list>
            <text:list text:style-name="L4">
              <text:list-item>
                <text:list>
                  <text:list-item>
                    <text:p text:style-name="P6"><text:span text:style-name="T7">enable only what is absolutely needed</text:span></text:p>
                    <text:list>
                      <text:list-item>
                        <text:p text:style-name="P7"><text:span text:style-name="T13">if a Trojan Horse get in it will most likely set up a server that the hacker can then attach to, it the port is blocked, this can’t happen</text:span></text:p>
                      </text:list-item>
                    </text:list>
                  </text:list-item>
                </text:list>
              </text:list-item>
            </text:list>
            <text:list text:style-name="L3">
              <text:list-item>
                <text:p text:style-name="P5"><text:span text:style-name="T6">Secure the Base Operating System (Hardening)</text:span></text:p>
              </text:list-item>
            </text:list>
            <text:list text:style-name="L4">
              <text:list-item>
                <text:list>
                  <text:list-item>
                    <text:p text:style-name="P6"><text:span text:style-name="T7"><text:s/></text:span><text:span text:style-name="T7">apply all patches provided by vendor</text:span></text:p>
                    <text:list>
                      <text:list-item>
                        <text:p text:style-name="P7"><text:span text:style-name="T13">check the vendor web site frequently</text:span></text:p>
                      </text:list-item>
                    </text:list>
                  </text:list-item>
                  <text:list-item>
                    <text:p text:style-name="P6"><text:span text:style-name="T7">always use a hardened protocol stack</text:span></text:p>
                  </text:list-item>
                </text:list>
              </text:list-item>
            </text:list>
          </draw:text-box>
        </draw:frame>
        <presentation:notes draw:style-name="dp2">
          <draw:page-thumbnail draw:style-name="gr1" draw:layer="layout" svg:width="12.699cm" svg:height="9.524cm" svg:x="3.175cm" svg:y="1.93cm" draw:page-number="13" presentation:class="page"/>
          <draw:frame presentation:style-name="pr6" draw:layer="layout" svg:width="15.239cm" svg:height="11.43cm" svg:x="1.905cm" svg:y="12.064cm" presentation:class="notes" presentation:placeholder="true">
            <draw:text-box/>
          </draw:frame>
        </presentation:notes>
      </draw:page>
      <draw:page draw:name="IP Chains" draw:style-name="dp1" draw:master-page-name="Default" presentation:presentation-page-layout-name="AL2T1">
        <draw:frame presentation:style-name="pr4" draw:text-style-name="P2" draw:layer="layout" svg:width="21.59cm" svg:height="3.176cm" svg:x="1.905cm" svg:y="1.692cm" presentation:class="title" presentation:user-transformed="true">
          <draw:text-box>
            <text:list text:style-name="L1">
              <text:list-header>
                <text:p text:style-name="P1">IP Chains</text:p>
              </text:list-header>
            </text:list>
          </draw:text-box>
        </draw:frame>
        <draw:frame presentation:style-name="pr5" draw:text-style-name="P2" draw:layer="layout" svg:width="21.59cm" svg:height="11.431cm" svg:x="1.905cm" svg:y="5.503cm" presentation:class="outline" presentation:user-transformed="true">
          <draw:text-box>
            <text:list text:style-name="L3">
              <text:list-item>
                <text:p text:style-name="P3"><text:span text:style-name="T12">Stateless packet filter</text:span></text:p>
              </text:list-item>
              <text:list-item>
                <text:p text:style-name="P3"><text:span text:style-name="T12">optionally built into the Linux kernel</text:span></text:p>
              </text:list-item>
              <text:list-item>
                <text:p text:style-name="P3"><text:span text:style-name="T12">will pass or deny packets based on a rule set applied against IP header fields</text:span></text:p>
              </text:list-item>
              <text:list-item>
                <text:p text:style-name="P3"><text:span text:style-name="T12">used in v 2.2 kernels, replaced by IPTables in 2.4 kernels</text:span></text:p>
              </text:list-item>
            </text:list>
          </draw:text-box>
        </draw:frame>
        <presentation:notes draw:style-name="dp2">
          <draw:page-thumbnail draw:style-name="gr1" draw:layer="layout" svg:width="12.699cm" svg:height="9.524cm" svg:x="3.175cm" svg:y="1.93cm" draw:page-number="14" presentation:class="page"/>
          <draw:frame presentation:style-name="pr6" draw:layer="layout" svg:width="15.239cm" svg:height="11.43cm" svg:x="1.905cm" svg:y="12.064cm" presentation:class="notes" presentation:placeholder="true">
            <draw:text-box/>
          </draw:frame>
        </presentation:notes>
      </draw:page>
      <draw:page draw:name="IPChains Flow" draw:style-name="dp1" draw:master-page-name="Default" presentation:presentation-page-layout-name="AL3T19">
        <draw:frame presentation:style-name="pr15" draw:text-style-name="P2" draw:layer="layout" svg:width="21.59cm" svg:height="1.954cm" svg:x="1.905cm" svg:y="1.033cm" presentation:class="title" presentation:user-transformed="true">
          <draw:text-box>
            <text:list text:style-name="L1">
              <text:list-header>
                <text:p text:style-name="P1"><text:span text:style-name="T14">IPChains Flow</text:span></text:p>
              </text:list-header>
            </text:list>
          </draw:text-box>
        </draw:frame>
        <draw:custom-shape draw:style-name="gr7" draw:text-style-name="P2" draw:layer="layout" svg:width="2.752cm" svg:height="1.905cm" svg:x="0.635cm" svg:y="5.08cm">
          <text:list text:style-name="L5">
            <text:list-header>
              <text:p text:style-name="P17"><text:span text:style-name="T15">IP Packet</text:span></text:p>
            </text:list-header>
          </text:list>
          <draw:enhanced-geometry svg:viewBox="0 0 21600 21600" draw:type="rectangle" draw:enhanced-path="M 0 0 L 21600 0 21600 21600 0 21600 0 0 Z N"/>
        </draw:custom-shape>
        <draw:custom-shape draw:style-name="gr8" draw:text-style-name="P2" draw:layer="layout" svg:width="4.445cm" svg:height="3.175cm" svg:x="4.445cm" svg:y="4.657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 draw:text-style-name="P2" draw:layer="layout" svg:width="2.54cm" svg:height="0.853cm" svg:x="5.292cm" svg:y="5.715cm">
          <text:list text:style-name="L5">
            <text:list-header>
              <text:p text:style-name="P18"><text:span text:style-name="T15">checksum</text:span></text:p>
            </text:list-header>
          </text:list>
          <draw:enhanced-geometry svg:viewBox="0 0 21600 21600" draw:type="mso-spt202" draw:enhanced-path="M 0 0 L 21600 0 21600 21600 0 21600 0 0 Z N"/>
        </draw:custom-shape>
        <draw:line draw:style-name="gr9" draw:text-style-name="P15" draw:layer="layout" svg:x1="4.445cm" svg:y1="6.138cm" svg:x2="3.387cm" svg:y2="6.138cm">
          <text:p/>
        </draw:line>
        <draw:custom-shape draw:style-name="gr8" draw:text-style-name="P2" draw:layer="layout" svg:width="4.445cm" svg:height="3.175cm" svg:x="7.62cm" svg:y="7.408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 draw:text-style-name="P2" draw:layer="layout" svg:width="2.54cm" svg:height="0.853cm" svg:x="9.08cm" svg:y="8.255cm">
          <text:list text:style-name="L5">
            <text:list-header>
              <text:p text:style-name="P18"><text:span text:style-name="T15">sanity</text:span></text:p>
            </text:list-header>
          </text:list>
          <draw:enhanced-geometry svg:viewBox="0 0 21600 21600" draw:type="mso-spt202" draw:enhanced-path="M 0 0 L 21600 0 21600 21600 0 21600 0 0 Z N"/>
        </draw:custom-shape>
        <draw:custom-shape draw:style-name="gr2" draw:text-style-name="P2" draw:layer="layout" svg:width="2.328cm" svg:height="0.853cm" svg:x="5.415cm" svg:y="16.131cm">
          <text:list text:style-name="L5">
            <text:list-header>
              <text:p text:style-name="P18"><text:span text:style-name="T15">DENY</text:span></text:p>
            </text:list-header>
          </text:list>
          <draw:enhanced-geometry svg:viewBox="0 0 21600 21600" draw:type="mso-spt202" draw:enhanced-path="M 0 0 L 21600 0 21600 21600 0 21600 0 0 Z N"/>
        </draw:custom-shape>
        <draw:line draw:style-name="gr10" draw:text-style-name="P15" draw:layer="layout" svg:x1="6.562cm" svg:y1="7.832cm" svg:x2="6.562cm" svg:y2="15.875cm">
          <text:p/>
        </draw:line>
        <draw:line draw:style-name="gr9" draw:text-style-name="P15" draw:layer="layout" svg:x1="8.89cm" svg:y1="6.257cm" svg:x2="9.737cm" svg:y2="6.257cm">
          <text:p/>
        </draw:line>
        <draw:line draw:style-name="gr9" draw:text-style-name="P15" draw:layer="layout" svg:x1="9.737cm" svg:y1="6.138cm" svg:x2="9.737cm" svg:y2="7.408cm">
          <text:p/>
        </draw:line>
        <draw:custom-shape draw:style-name="gr8" draw:text-style-name="P2" draw:layer="layout" svg:width="2.328cm" svg:height="2.54cm" svg:x="8.665cm" svg:y="11.218cm">
          <text:p/>
          <draw:enhanced-geometry svg:viewBox="0 0 21600 21600" draw:type="rectangle" draw:enhanced-path="M 0 0 L 21600 0 21600 21600 0 21600 0 0 Z N"/>
        </draw:custom-shape>
        <draw:custom-shape draw:style-name="gr2" draw:text-style-name="P2" draw:layer="layout" svg:width="1.905cm" svg:height="1.753cm" svg:x="8.846cm" svg:y="11.642cm">
          <text:list text:style-name="L5">
            <text:list-header>
              <text:p text:style-name="P18"><text:span text:style-name="T15">Input </text:span></text:p>
              <text:p text:style-name="P18"><text:span text:style-name="T15">Chain</text:span></text:p>
            </text:list-header>
          </text:list>
          <draw:enhanced-geometry svg:viewBox="0 0 21600 21600" draw:type="mso-spt202" draw:enhanced-path="M 0 0 L 21600 0 21600 21600 0 21600 0 0 Z N"/>
        </draw:custom-shape>
        <draw:line draw:style-name="gr11" draw:text-style-name="P15" draw:layer="layout" svg:x1="6.562cm" svg:y1="12.488cm" svg:x2="8.678cm" svg:y2="12.488cm">
          <text:p/>
        </draw:line>
        <draw:line draw:style-name="gr11" draw:text-style-name="P15" draw:layer="layout" svg:x1="6.562cm" svg:y1="9.04cm" svg:x2="7.62cm" svg:y2="9.04cm">
          <text:p/>
        </draw:line>
        <draw:line draw:style-name="gr10" draw:text-style-name="P15" draw:layer="layout" svg:x1="9.829cm" svg:y1="10.583cm" svg:x2="9.829cm" svg:y2="11.218cm">
          <text:p/>
        </draw:line>
        <draw:custom-shape draw:style-name="gr8" draw:text-style-name="P2" xml:id="id1" draw:id="id1" draw:layer="layout" svg:width="2.329cm" svg:height="2.54cm" svg:x="12.607cm" svg:y="11.307cm">
          <text:p/>
          <draw:enhanced-geometry svg:viewBox="0 0 21600 21600" draw:type="rectangle" draw:enhanced-path="M 0 0 L 21600 0 21600 21600 0 21600 0 0 Z N"/>
        </draw:custom-shape>
        <draw:custom-shape draw:style-name="gr2" draw:text-style-name="P2" draw:layer="layout" svg:width="2.54cm" svg:height="1.753cm" svg:x="12.488cm" svg:y="11.853cm">
          <text:list text:style-name="L5">
            <text:list-header>
              <text:p text:style-name="P18"><text:span text:style-name="T15">Route</text:span></text:p>
              <text:p text:style-name="P18"><text:span text:style-name="T15">Decision</text:span></text:p>
            </text:list-header>
          </text:list>
          <draw:enhanced-geometry svg:viewBox="0 0 21600 21600" draw:type="mso-spt202" draw:enhanced-path="M 0 0 L 21600 0 21600 21600 0 21600 0 0 Z N"/>
        </draw:custom-shape>
        <draw:custom-shape draw:style-name="gr8" draw:text-style-name="P2" draw:layer="layout" svg:width="2.328cm" svg:height="2.54cm" svg:x="15.875cm" svg:y="11.337cm">
          <text:p/>
          <draw:enhanced-geometry svg:viewBox="0 0 21600 21600" draw:type="rectangle" draw:enhanced-path="M 0 0 L 21600 0 21600 21600 0 21600 0 0 Z N"/>
        </draw:custom-shape>
        <draw:custom-shape draw:style-name="gr2" draw:text-style-name="P2" draw:layer="layout" svg:width="2.571cm" svg:height="1.753cm" svg:x="16.056cm" svg:y="11.853cm">
          <text:list text:style-name="L5">
            <text:list-header>
              <text:p text:style-name="P18"><text:span text:style-name="T15">Forward </text:span></text:p>
              <text:p text:style-name="P18"><text:span text:style-name="T15">Chain</text:span></text:p>
            </text:list-header>
          </text:list>
          <draw:enhanced-geometry svg:viewBox="0 0 21600 21600" draw:type="mso-spt202" draw:enhanced-path="M 0 0 L 21600 0 21600 21600 0 21600 0 0 Z N"/>
        </draw:custom-shape>
        <draw:custom-shape draw:style-name="gr8" draw:text-style-name="P2" draw:layer="layout" svg:width="2.329cm" svg:height="2.54cm" svg:x="19.473cm" svg:y="11.368cm">
          <text:p/>
          <draw:enhanced-geometry svg:viewBox="0 0 21600 21600" draw:type="rectangle" draw:enhanced-path="M 0 0 L 21600 0 21600 21600 0 21600 0 0 Z N"/>
        </draw:custom-shape>
        <draw:custom-shape draw:style-name="gr2" draw:text-style-name="P2" draw:layer="layout" svg:width="1.905cm" svg:height="1.753cm" svg:x="19.654cm" svg:y="11.853cm">
          <text:list text:style-name="L5">
            <text:list-header>
              <text:p text:style-name="P18"><text:span text:style-name="T15">Output </text:span></text:p>
              <text:p text:style-name="P18"><text:span text:style-name="T15">Chain</text:span></text:p>
            </text:list-header>
          </text:list>
          <draw:enhanced-geometry svg:viewBox="0 0 21600 21600" draw:type="mso-spt202" draw:enhanced-path="M 0 0 L 21600 0 21600 21600 0 21600 0 0 Z N"/>
        </draw:custom-shape>
        <draw:custom-shape draw:style-name="gr2" draw:text-style-name="P2" draw:layer="layout" svg:width="2.752cm" svg:height="0.853cm" svg:x="22.225cm" svg:y="13.123cm">
          <text:list text:style-name="L5">
            <text:list-header>
              <text:p text:style-name="P18"><text:span text:style-name="T15">ACCEPT</text:span></text:p>
            </text:list-header>
          </text:list>
          <draw:enhanced-geometry svg:viewBox="0 0 21600 21600" draw:type="mso-spt202" draw:enhanced-path="M 0 0 L 21600 0 21600 21600 0 21600 0 0 Z N"/>
        </draw:custom-shape>
        <draw:custom-shape draw:style-name="gr8" draw:text-style-name="P2" draw:layer="layout" svg:width="4.869cm" svg:height="1.694cm" svg:x="9.948cm" svg:y="16.47cm">
          <text:p/>
          <draw:enhanced-geometry svg:viewBox="0 0 21600 21600" draw:type="rectangle" draw:enhanced-path="M 0 0 L 21600 0 21600 21600 0 21600 0 0 Z N"/>
        </draw:custom-shape>
        <draw:custom-shape draw:style-name="gr2" draw:text-style-name="P2" draw:layer="layout" svg:width="3.841cm" svg:height="0.853cm" svg:x="10.372cm" svg:y="16.894cm">
          <text:list text:style-name="L5">
            <text:list-header>
              <text:p text:style-name="P18"><text:span text:style-name="T16">Demasquerade</text:span></text:p>
            </text:list-header>
          </text:list>
          <draw:enhanced-geometry svg:viewBox="0 0 21600 21600" draw:type="mso-spt202" draw:enhanced-path="M 0 0 L 21600 0 21600 21600 0 21600 0 0 Z N"/>
        </draw:custom-shape>
        <draw:line draw:style-name="gr9" draw:text-style-name="P15" draw:layer="layout" svg:x1="11.007cm" svg:y1="12.488cm" svg:x2="12.488cm" svg:y2="12.488cm">
          <text:p/>
        </draw:line>
        <draw:line draw:style-name="gr12" draw:text-style-name="P15" draw:layer="layout" svg:x1="11.642cm" svg:y1="12.488cm" svg:x2="11.642cm" svg:y2="16.51cm">
          <text:p/>
        </draw:line>
        <draw:custom-shape draw:style-name="gr2" draw:text-style-name="P2" draw:layer="layout" svg:width="2.328cm" svg:height="0.853cm" svg:x="15.875cm" svg:y="14.605cm">
          <text:list text:style-name="L5">
            <text:list-header>
              <text:p text:style-name="P18"><text:span text:style-name="T15">DENY</text:span></text:p>
            </text:list-header>
          </text:list>
          <draw:enhanced-geometry svg:viewBox="0 0 21600 21600" draw:type="mso-spt202" draw:enhanced-path="M 0 0 L 21600 0 21600 21600 0 21600 0 0 Z N"/>
        </draw:custom-shape>
        <draw:line draw:style-name="gr9" draw:text-style-name="P15" draw:layer="layout" svg:x1="16.933cm" svg:y1="13.758cm" svg:x2="16.933cm" svg:y2="14.605cm">
          <text:p/>
        </draw:line>
        <draw:custom-shape draw:style-name="gr2" draw:text-style-name="P2" draw:layer="layout" svg:width="2.328cm" svg:height="0.853cm" svg:x="19.685cm" svg:y="14.605cm">
          <text:list text:style-name="L5">
            <text:list-header>
              <text:p text:style-name="P18"><text:span text:style-name="T15">DENY</text:span></text:p>
            </text:list-header>
          </text:list>
          <draw:enhanced-geometry svg:viewBox="0 0 21600 21600" draw:type="mso-spt202" draw:enhanced-path="M 0 0 L 21600 0 21600 21600 0 21600 0 0 Z N"/>
        </draw:custom-shape>
        <draw:line draw:style-name="gr9" draw:text-style-name="P15" draw:layer="layout" svg:x1="20.532cm" svg:y1="13.97cm" svg:x2="20.532cm" svg:y2="14.605cm">
          <text:p/>
        </draw:line>
        <draw:connector draw:style-name="gr13" draw:text-style-name="P15" draw:layer="layout" svg:x1="13.771cm" svg:y1="13.847cm" svg:x2="18.839cm" svg:y2="15.664cm" draw:start-shape="id1" draw:start-glue-point="2" svg:d="m13771 13847v1233h5068v584">
          <text:p/>
        </draw:connector>
        <draw:line draw:style-name="gr9" draw:text-style-name="P15" draw:layer="layout" svg:x1="18.838cm" svg:y1="15.663cm" svg:x2="18.838cm" svg:y2="13.123cm">
          <text:p/>
        </draw:line>
        <draw:line draw:style-name="gr9" draw:text-style-name="P15" draw:layer="layout" svg:x1="18.838cm" svg:y1="13.123cm" svg:x2="19.473cm" svg:y2="13.123cm">
          <text:p/>
        </draw:line>
        <draw:line draw:style-name="gr9" draw:text-style-name="P15" draw:layer="layout" svg:x1="18.203cm" svg:y1="12.488cm" svg:x2="19.473cm" svg:y2="12.488cm">
          <text:p/>
        </draw:line>
        <draw:line draw:style-name="gr9" draw:text-style-name="P15" draw:layer="layout" svg:x1="14.817cm" svg:y1="12.277cm" svg:x2="15.875cm" svg:y2="12.277cm">
          <text:p/>
        </draw:line>
        <draw:line draw:style-name="gr12" draw:text-style-name="P15" draw:layer="layout" svg:x1="14.817cm" svg:y1="17.357cm" svg:x2="19.262cm" svg:y2="17.357cm">
          <text:p/>
        </draw:line>
        <draw:line draw:style-name="gr12" draw:text-style-name="P15" draw:layer="layout" svg:x1="19.05cm" svg:y1="17.357cm" svg:x2="19.05cm" svg:y2="13.547cm">
          <text:p/>
        </draw:line>
        <draw:line draw:style-name="gr9" draw:text-style-name="P15" draw:layer="layout" svg:x1="19.05cm" svg:y1="13.547cm" svg:x2="19.473cm" svg:y2="13.547cm">
          <text:p/>
        </draw:line>
        <draw:line draw:style-name="gr9" draw:text-style-name="P15" draw:layer="layout" svg:x1="21.802cm" svg:y1="12.488cm" svg:x2="24.765cm" svg:y2="12.488cm">
          <text:p/>
        </draw:line>
        <draw:line draw:style-name="gr9" draw:text-style-name="P15" draw:layer="layout" svg:x1="23.072cm" svg:y1="12.488cm" svg:x2="23.072cm" svg:y2="4.022cm">
          <text:p/>
        </draw:line>
        <draw:line draw:style-name="gr9" draw:text-style-name="P15" draw:layer="layout" svg:x1="23.071cm" svg:y1="4.022cm" svg:x2="9.736cm" svg:y2="4.022cm">
          <text:p/>
        </draw:line>
        <draw:line draw:style-name="gr10" draw:text-style-name="P15" draw:layer="layout" svg:x1="9.737cm" svg:y1="4.022cm" svg:x2="9.737cm" svg:y2="6.138cm">
          <text:p/>
        </draw:line>
        <draw:custom-shape draw:style-name="gr2" draw:text-style-name="P2" draw:layer="layout" svg:width="2.328cm" svg:height="0.853cm" svg:x="12.912cm" svg:y="14.182cm">
          <text:list text:style-name="L5">
            <text:list-header>
              <text:p text:style-name="P18"><text:span text:style-name="T15">Local</text:span></text:p>
            </text:list-header>
          </text:list>
          <draw:enhanced-geometry svg:viewBox="0 0 21600 21600" draw:type="mso-spt202" draw:enhanced-path="M 0 0 L 21600 0 21600 21600 0 21600 0 0 Z N"/>
        </draw:custom-shape>
        <draw:custom-shape draw:style-name="gr2" draw:text-style-name="P2" draw:layer="layout" svg:width="3.387cm" svg:height="0.853cm" svg:x="19.05cm" svg:y="4.657cm">
          <text:list text:style-name="L5">
            <text:list-header>
              <text:p text:style-name="P18"><text:span text:style-name="T15">lo interface</text:span></text:p>
            </text:list-header>
          </text:list>
          <draw:enhanced-geometry svg:viewBox="0 0 21600 21600" draw:type="mso-spt202" draw:enhanced-path="M 0 0 L 21600 0 21600 21600 0 21600 0 0 Z N"/>
        </draw:custom-shape>
        <presentation:notes draw:style-name="dp2">
          <draw:page-thumbnail draw:style-name="gr1" draw:layer="layout" svg:width="12.699cm" svg:height="9.524cm" svg:x="3.175cm" svg:y="1.93cm" draw:page-number="15" presentation:class="page"/>
          <draw:frame presentation:style-name="pr6" draw:layer="layout" svg:width="15.239cm" svg:height="11.43cm" svg:x="1.905cm" svg:y="12.064cm" presentation:class="notes" presentation:placeholder="true">
            <draw:text-box/>
          </draw:frame>
        </presentation:notes>
      </draw:page>
      <draw:page draw:name="IPChains Commands" draw:style-name="dp1" draw:master-page-name="Default" presentation:presentation-page-layout-name="AL3T19">
        <draw:frame presentation:style-name="pr4" draw:text-style-name="P2" draw:layer="layout" svg:width="21.59cm" svg:height="3.176cm" svg:x="1.905cm" svg:y="1.692cm" presentation:class="title" presentation:user-transformed="true">
          <draw:text-box>
            <text:list text:style-name="L1">
              <text:list-header>
                <text:p text:style-name="P1"><text:span text:style-name="T12">IPChains Commands</text:span></text:p>
              </text:list-header>
            </text:list>
          </draw:text-box>
        </draw:frame>
        <draw:custom-shape draw:style-name="gr2" draw:text-style-name="P2" draw:layer="layout" svg:width="22.013cm" svg:height="12.982cm" svg:x="1.905cm" svg:y="6.138cm">
          <text:list text:style-name="L5">
            <text:list-header>
              <text:p text:style-name="P19"><text:span text:style-name="T17"/></text:p>
              <text:p text:style-name="P20"><text:span text:style-name="T17"><text:tab/></text:span><text:span text:style-name="T17">Command </text:span><text:span text:style-name="T17"><text:tab/></text:span><text:span text:style-name="T17">Description</text:span></text:p>
              <text:p text:style-name="P20"><text:span text:style-name="T17"><text:tab/></text:span><text:span text:style-name="T17">-A </text:span><text:span text:style-name="T17"><text:tab/></text:span><text:span text:style-name="T17"><text:tab/></text:span><text:span text:style-name="T17">Add rule to chain</text:span></text:p>
              <text:p text:style-name="P20"><text:span text:style-name="T17"><text:tab/></text:span><text:span text:style-name="T17">-D </text:span><text:span text:style-name="T17"><text:tab/></text:span><text:span text:style-name="T17"><text:tab/></text:span><text:span text:style-name="T17">Delete rule from chain</text:span></text:p>
              <text:p text:style-name="P20"><text:span text:style-name="T17"><text:tab/></text:span><text:span text:style-name="T17">-I </text:span><text:span text:style-name="T17"><text:tab/></text:span><text:span text:style-name="T17"><text:tab/></text:span><text:span text:style-name="T17">Insert rule</text:span></text:p>
              <text:p text:style-name="P20"><text:span text:style-name="T17"><text:tab/></text:span><text:span text:style-name="T17">-R </text:span><text:span text:style-name="T17"><text:tab/></text:span><text:span text:style-name="T17"><text:tab/></text:span><text:span text:style-name="T17">Replace rule</text:span></text:p>
              <text:p text:style-name="P20"><text:span text:style-name="T17"><text:tab/></text:span><text:span text:style-name="T17">-F </text:span><text:span text:style-name="T17"><text:tab/></text:span><text:span text:style-name="T17"><text:tab/></text:span><text:span text:style-name="T17">Flush all rules</text:span></text:p>
              <text:p text:style-name="P20"><text:span text:style-name="T17"><text:tab/></text:span><text:span text:style-name="T17">-L </text:span><text:span text:style-name="T17"><text:tab/></text:span><text:span text:style-name="T17"><text:tab/></text:span><text:span text:style-name="T17">List all rules</text:span></text:p>
              <text:p text:style-name="P20"><text:span text:style-name="T17"><text:tab/></text:span><text:span text:style-name="T17">-N </text:span><text:span text:style-name="T17"><text:tab/></text:span><text:span text:style-name="T17"><text:tab/></text:span><text:span text:style-name="T17">Create new chain</text:span></text:p>
              <text:p text:style-name="P20"><text:span text:style-name="T17"><text:tab/></text:span><text:span text:style-name="T17">-X </text:span><text:span text:style-name="T17"><text:tab/></text:span><text:span text:style-name="T17"><text:tab/></text:span><text:span text:style-name="T17">Delete user defined chain</text:span></text:p>
              <text:p text:style-name="P20"><text:span text:style-name="T17"><text:tab/></text:span><text:span text:style-name="T17">-P </text:span><text:span text:style-name="T17"><text:tab/></text:span><text:span text:style-name="T17"><text:tab/></text:span><text:span text:style-name="T17">Set default targe</text:span></text:p>
              <text:p text:style-name="P21"><text:span text:style-name="T17"/></text:p>
            </text:list-header>
          </text:list>
          <draw:enhanced-geometry svg:viewBox="0 0 21600 21600" draw:type="mso-spt202" draw:enhanced-path="M 0 0 L 21600 0 21600 21600 0 21600 0 0 Z N"/>
        </draw:custom-shape>
        <presentation:notes draw:style-name="dp2">
          <draw:page-thumbnail draw:style-name="gr1" draw:layer="layout" svg:width="12.699cm" svg:height="9.524cm" svg:x="3.175cm" svg:y="1.93cm" draw:page-number="16" presentation:class="page"/>
          <draw:frame presentation:style-name="pr6" draw:layer="layout" svg:width="15.239cm" svg:height="11.43cm" svg:x="1.905cm" svg:y="12.064cm" presentation:class="notes" presentation:placeholder="true">
            <draw:text-box/>
          </draw:frame>
        </presentation:notes>
      </draw:page>
      <draw:page draw:name="IPChains Command Options" draw:style-name="dp1" draw:master-page-name="Default" presentation:presentation-page-layout-name="AL3T19">
        <draw:frame presentation:style-name="pr4" draw:text-style-name="P2" draw:layer="layout" svg:width="21.59cm" svg:height="3.176cm" svg:x="1.905cm" svg:y="1.692cm" presentation:class="title" presentation:user-transformed="true">
          <draw:text-box>
            <text:list text:style-name="L1">
              <text:list-header>
                <text:p text:style-name="P1"><text:span text:style-name="T12">IPChains Command Options</text:span></text:p>
              </text:list-header>
            </text:list>
          </draw:text-box>
        </draw:frame>
        <draw:custom-shape draw:style-name="gr2" draw:text-style-name="P2" draw:layer="layout" svg:width="20.955cm" svg:height="11.966cm" svg:x="2.117cm" svg:y="5.927cm">
          <text:list text:style-name="L5">
            <text:list-header>
              <text:p text:style-name="P20"><text:span text:style-name="T17">Command Option </text:span><text:span text:style-name="T17"><text:tab/></text:span><text:span text:style-name="T17">Description</text:span></text:p>
              <text:p text:style-name="P20"><text:span text:style-name="T17">-s </text:span><text:span text:style-name="T17"><text:tab/></text:span><text:span text:style-name="T17"><text:tab/></text:span><text:span text:style-name="T17"><text:tab/></text:span><text:span text:style-name="T17">Source address of packet</text:span></text:p>
              <text:p text:style-name="P20"><text:span text:style-name="T17">-d </text:span><text:span text:style-name="T17"><text:tab/></text:span><text:span text:style-name="T17"><text:tab/></text:span><text:span text:style-name="T17"><text:tab/></text:span><text:span text:style-name="T17">Destination address of packet</text:span></text:p>
              <text:p text:style-name="P20"><text:span text:style-name="T17">-i </text:span><text:span text:style-name="T17"><text:tab/></text:span><text:span text:style-name="T17"><text:tab/></text:span><text:span text:style-name="T17"><text:tab/></text:span><text:span text:style-name="T17">Interface packet is arriving from</text:span></text:p>
              <text:p text:style-name="P20"><text:span text:style-name="T17">-p </text:span><text:span text:style-name="T17"><text:tab/></text:span><text:span text:style-name="T17"><text:tab/></text:span><text:span text:style-name="T17"><text:tab/></text:span><text:span text:style-name="T17">Protocol</text:span></text:p>
              <text:p text:style-name="P20"><text:span text:style-name="T17">-j </text:span><text:span text:style-name="T17"><text:tab/></text:span><text:span text:style-name="T17"><text:tab/></text:span><text:span text:style-name="T17"><text:tab/></text:span><text:span text:style-name="T17">Target to send packet to</text:span></text:p>
              <text:p text:style-name="P20"><text:span text:style-name="T17">-y </text:span><text:span text:style-name="T17"><text:tab/></text:span><text:span text:style-name="T17"><text:tab/></text:span><text:span text:style-name="T17"><text:tab/></text:span><text:span text:style-name="T17">For -p tcp. Packet is SYN packet.</text:span></text:p>
              <text:p text:style-name="P20"><text:span text:style-name="T17">--icmp-type </text:span><text:span text:style-name="T17"><text:tab/></text:span><text:span text:style-name="T17"><text:tab/></text:span><text:span text:style-name="T17">For -p icmp.</text:span></text:p>
              <text:p text:style-name="P20"><text:span text:style-name="T17">-l </text:span><text:span text:style-name="T17"><text:tab/></text:span><text:span text:style-name="T17"><text:tab/></text:span><text:span text:style-name="T17"><text:tab/></text:span><text:span text:style-name="T17">Log the packet to syslog.</text:span></text:p>
              <text:p text:style-name="P20"><text:span text:style-name="T17">/var/log/messages</text:span><text:span text:style-name="T17"><text:tab/></text:span><text:span text:style-name="T17">Available in Red Hat 6.0+ kernel</text:span></text:p>
              <text:p text:style-name="P21"><text:span text:style-name="T17"/></text:p>
            </text:list-header>
          </text:list>
          <draw:enhanced-geometry svg:viewBox="0 0 21600 21600" draw:type="mso-spt202" draw:enhanced-path="M 0 0 L 21600 0 21600 21600 0 21600 0 0 Z N"/>
        </draw:custom-shape>
        <presentation:notes draw:style-name="dp2">
          <draw:page-thumbnail draw:style-name="gr1" draw:layer="layout" svg:width="12.699cm" svg:height="9.524cm" svg:x="3.175cm" svg:y="1.93cm" draw:page-number="17" presentation:class="page"/>
          <draw:frame presentation:style-name="pr6" draw:layer="layout" svg:width="15.239cm" svg:height="11.43cm" svg:x="1.905cm" svg:y="12.064cm" presentation:class="notes" presentation:placeholder="true">
            <draw:text-box/>
          </draw:frame>
        </presentation:notes>
      </draw:page>
      <draw:page draw:name="IPChains Targets" draw:style-name="dp1" draw:master-page-name="Default" presentation:presentation-page-layout-name="AL3T19">
        <draw:frame presentation:style-name="pr4" draw:text-style-name="P2" draw:layer="layout" svg:width="21.59cm" svg:height="3.176cm" svg:x="1.905cm" svg:y="1.692cm" presentation:class="title" presentation:user-transformed="true">
          <draw:text-box>
            <text:list text:style-name="L1">
              <text:list-header>
                <text:p text:style-name="P1"><text:span text:style-name="T12">IPChains Targets</text:span></text:p>
              </text:list-header>
            </text:list>
          </draw:text-box>
        </draw:frame>
        <draw:custom-shape draw:style-name="gr2" draw:text-style-name="P2" draw:layer="layout" svg:width="21.166cm" svg:height="10.95cm" svg:x="2.117cm" svg:y="6.35cm">
          <text:list text:style-name="L5">
            <text:list-header>
              <text:p text:style-name="P20"><text:span text:style-name="T17">System targets </text:span><text:span text:style-name="T17"><text:tab/></text:span><text:span text:style-name="T17">Description</text:span></text:p>
              <text:p text:style-name="P20"><text:span text:style-name="T17">(policy) </text:span><text:span text:style-name="T17"><text:tab/></text:span></text:p>
              <text:p text:style-name="P20"><text:span text:style-name="T17">ACCEPT </text:span><text:span text:style-name="T17"><text:tab/></text:span><text:span text:style-name="T17"><text:tab/></text:span><text:span text:style-name="T17">Let packet through</text:span></text:p>
              <text:p text:style-name="P20"><text:span text:style-name="T17">DENY </text:span><text:span text:style-name="T17"><text:tab/></text:span><text:span text:style-name="T17"><text:tab/></text:span><text:span text:style-name="T17">Deny packet</text:span></text:p>
              <text:p text:style-name="P20"><text:span text:style-name="T17">REJECT </text:span><text:span text:style-name="T17"><text:tab/></text:span><text:span text:style-name="T17"><text:tab/></text:span><text:span text:style-name="T17">Deny packet and notify sender</text:span></text:p>
              <text:p text:style-name="P20"><text:span text:style-name="T17">MASQ </text:span><text:span text:style-name="T17"><text:tab/></text:span><text:span text:style-name="T17"><text:tab/></text:span><text:span text:style-name="T17">Forward chain masquerade</text:span></text:p>
              <text:p text:style-name="P20"><text:span text:style-name="T17">REDIRECT </text:span><text:span text:style-name="T17"><text:tab/></text:span><text:span text:style-name="T17"><text:tab/></text:span><text:span text:style-name="T17">Send to different port</text:span></text:p>
              <text:p text:style-name="P20"><text:span text:style-name="T17">RETURN </text:span><text:span text:style-name="T17"><text:tab/></text:span><text:span text:style-name="T17"><text:tab/></text:span><text:span text:style-name="T17">Handled by default targets</text:span></text:p>
              <text:p text:style-name="P19"><text:span text:style-name="T17"/></text:p>
              <text:p text:style-name="P21"><text:span text:style-name="T17"/></text:p>
            </text:list-header>
          </text:list>
          <draw:enhanced-geometry svg:viewBox="0 0 21600 21600" draw:type="mso-spt202" draw:enhanced-path="M 0 0 L 21600 0 21600 21600 0 21600 0 0 Z N"/>
        </draw:custom-shape>
        <presentation:notes draw:style-name="dp2">
          <draw:page-thumbnail draw:style-name="gr1" draw:layer="layout" svg:width="12.699cm" svg:height="9.524cm" svg:x="3.175cm" svg:y="1.93cm" draw:page-number="18" presentation:class="page"/>
          <draw:frame presentation:style-name="pr6" draw:layer="layout" svg:width="15.239cm" svg:height="11.43cm" svg:x="1.905cm" svg:y="12.064cm" presentation:class="notes" presentation:placeholder="true">
            <draw:text-box/>
          </draw:frame>
        </presentation:notes>
      </draw:page>
      <draw:page draw:name="IPChains- Chain Types" draw:style-name="dp1" draw:master-page-name="Default" presentation:presentation-page-layout-name="AL3T19">
        <draw:frame presentation:style-name="pr4" draw:text-style-name="P2" draw:layer="layout" svg:width="21.59cm" svg:height="3.176cm" svg:x="1.905cm" svg:y="1.692cm" presentation:class="title" presentation:user-transformed="true">
          <draw:text-box>
            <text:list text:style-name="L1">
              <text:list-header>
                <text:p text:style-name="P1"><text:span text:style-name="T12">IPChains- Chain Types</text:span></text:p>
              </text:list-header>
            </text:list>
          </draw:text-box>
        </draw:frame>
        <draw:custom-shape draw:style-name="gr2" draw:text-style-name="P2" draw:layer="layout" svg:width="21.166cm" svg:height="6.886cm" svg:x="2.117cm" svg:y="6.35cm">
          <text:list text:style-name="L5">
            <text:list-header>
              <text:p text:style-name="P19"><text:span text:style-name="T18"><text:s text:c="2"/></text:span><text:span text:style-name="T18">IP input chain</text:span></text:p>
              <text:p text:style-name="P19"><text:span text:style-name="T18"><text:s text:c="2"/></text:span><text:span text:style-name="T18">IP output chain</text:span></text:p>
              <text:p text:style-name="P19"><text:span text:style-name="T18"><text:s text:c="2"/></text:span><text:span text:style-name="T18">IP forwarding chain</text:span></text:p>
              <text:p text:style-name="P19"><text:span text:style-name="T18"><text:s text:c="2"/></text:span><text:span text:style-name="T18">User defined chains (just give it a new name instead of the built-in names: input, output or forward)</text:span></text:p>
              <text:p text:style-name="P21"><text:span text:style-name="T18"/></text:p>
            </text:list-header>
          </text:list>
          <draw:enhanced-geometry svg:viewBox="0 0 21600 21600" draw:type="mso-spt202" draw:enhanced-path="M 0 0 L 21600 0 21600 21600 0 21600 0 0 Z N"/>
        </draw:custom-shape>
        <presentation:notes draw:style-name="dp2">
          <draw:page-thumbnail draw:style-name="gr1" draw:layer="layout" svg:width="12.699cm" svg:height="9.524cm" svg:x="3.175cm" svg:y="1.93cm" draw:page-number="19" presentation:class="page"/>
          <draw:frame presentation:style-name="pr6" draw:layer="layout" svg:width="15.239cm" svg:height="11.43cm" svg:x="1.905cm" svg:y="12.064cm" presentation:class="notes" presentation:placeholder="true">
            <draw:text-box/>
          </draw:frame>
        </presentation:notes>
      </draw:page>
      <draw:page draw:name="IPChains Example" draw:style-name="dp1" draw:master-page-name="Default" presentation:presentation-page-layout-name="AL3T19">
        <draw:frame presentation:style-name="pr16" draw:text-style-name="P2" draw:layer="layout" svg:width="21.59cm" svg:height="1.954cm" svg:x="1.905cm" svg:y="0.4cm" presentation:class="title" presentation:user-transformed="true">
          <draw:text-box>
            <text:list text:style-name="L1">
              <text:list-header>
                <text:p text:style-name="P1"><text:span text:style-name="T14">IPChains Example</text:span></text:p>
              </text:list-header>
            </text:list>
          </draw:text-box>
        </draw:frame>
        <draw:custom-shape draw:style-name="gr2" draw:text-style-name="P2" draw:layer="layout" svg:width="23.706cm" svg:height="14.964cm" svg:x="0.847cm" svg:y="2.963cm">
          <text:list text:style-name="L5">
            <text:list-header>
              <text:p text:style-name="P16"><text:span text:style-name="T11"># </text:span><text:span text:style-name="T19">Flush Rules</text:span><text:span text:style-name="T11"> ipchains -F forward </text:span><text:span text:style-name="T11"><text:line-break/></text:span><text:span text:style-name="T11">ipchains -F output </text:span><text:span text:style-name="T11"><text:line-break/></text:span><text:span text:style-name="T11"> ipchains -F input </text:span><text:span text:style-name="T11"><text:line-break/></text:span><text:span text:style-name="T11"># </text:span><text:span text:style-name="T19">Set default to deny all</text:span><text:span text:style-name="T11"> </text:span><text:span text:style-name="T11"><text:line-break/></text:span><text:span text:style-name="T11">ipchains -P input DENY </text:span><text:span text:style-name="T11"><text:line-break/></text:span><text:span text:style-name="T11">ipchains -P output DENY </text:span><text:span text:style-name="T11"><text:line-break/></text:span><text:span text:style-name="T11">ipchains -P forward DENY </text:span><text:span text:style-name="T11"><text:line-break/></text:span><text:span text:style-name="T11"># </text:span><text:span text:style-name="T19">Add Rules</text:span><text:span text:style-name="T11"> </text:span><text:span text:style-name="T11"><text:line-break/></text:span><text:span text:style-name="T11"># Accept packets from itself (localhost) (s)ource to itself (d)estination </text:span><text:span text:style-name="T11"><text:line-break/></text:span><text:span text:style-name="T11"># Keeps system logging, X-Windows or any socket based service working. </text:span><text:span text:style-name="T11"><text:line-break/></text:span><text:span text:style-name="T11">ipchains -A input -j ACCEPT -p all -s localhost -d localhost -i lo </text:span><text:span text:style-name="T11"><text:line-break/></text:span><text:span text:style-name="T11">ipchains -A output -j ACCEPT -p all -s localhost -d localhost -i lo</text:span><text:span text:style-name="T11"><text:line-break/></text:span><text:span text:style-name="T11"> # Deny and log (option -l) spoofed packets from external network (eth0) which mimic internal IP addresses </text:span><text:span text:style-name="T11"><text:line-break/></text:span><text:span text:style-name="T11">ipchains -A input -j REJECT -p all -s 192.168.10.0/24 -i eth0 -l </text:span><text:span text:style-name="T11"><text:line-break/></text:span><text:span text:style-name="T11"># Accept requests/responses from/to your own firewall machine </text:span><text:span text:style-name="T11"><text:line-break/></text:span><text:span text:style-name="T11">ipchains -A input -j ACCEPT -p all -d </text:span><text:span text:style-name="T20">XXX.XXX.XXX.XXX</text:span><text:span text:style-name="T11"> -i eth0</text:span><text:span text:style-name="T11"><text:line-break/></text:span><text:span text:style-name="T11">ipchains -A output -j ACCEPT -p all -s </text:span><text:span text:style-name="T20">XXX.XXX.XXX.XXX</text:span><text:span text:style-name="T11"> -i eth0</text:span><text:span text:style-name="T11"><text:line-break/></text:span><text:span text:style-name="T11"><text:line-break/></text:span><text:span text:style-name="T11"># Allow outgoing packets source (s) to destination (d)</text:span><text:span text:style-name="T11"><text:line-break/></text:span><text:span text:style-name="T11">ipchains -A input -j ACCEPT -p all -s 192.168.10.0/24 -i eth1</text:span><text:span text:style-name="T11"><text:line-break/></text:span><text:span text:style-name="T11">ipchains -A output -j ACCEPT -p all -s 192.168.10.0/24 -i eth1</text:span><text:span text:style-name="T11"><text:line-break/></text:span><text:span text:style-name="T11"><text:line-break/></text:span><text:span text:style-name="T11"># Deny and log (option -l) outside packets from internet which claim to be from your loopback interface</text:span><text:span text:style-name="T11"><text:line-break/></text:span><text:span text:style-name="T11">ipchains -A input -j REJECT -p all -s localhost -i eth0 -l</text:span><text:span text:style-name="T11"><text:line-break/></text:span><text:span text:style-name="T11"><text:line-break/></text:span><text:span text:style-name="T11">ipchains -A forward -s 192.168.10.0/24 -j MASQ</text:span><text:span text:style-name="T11"><text:line-break/></text:span><text:span text:style-name="T11">ipchains -A forward -i eth1 -j MASQ</text:span><text:span text:style-name="T11"><text:line-break/></text:span><text:span text:style-name="T11"><text:line-break/></text:span><text:span text:style-name="T11"># </text:span><text:span text:style-name="T19">Enable packet forwarding</text:span><text:span text:style-name="T11"> echo 1 &gt; /proc/sys/net/ipv4/ip_forward </text:span></text:p>
            </text:list-header>
          </text:list>
          <draw:enhanced-geometry svg:viewBox="0 0 21600 21600" draw:type="mso-spt202" draw:enhanced-path="M 0 0 L 21600 0 21600 21600 0 21600 0 0 Z N"/>
        </draw:custom-shape>
        <presentation:notes draw:style-name="dp2">
          <draw:page-thumbnail draw:style-name="gr1" draw:layer="layout" svg:width="12.699cm" svg:height="9.524cm" svg:x="3.175cm" svg:y="1.93cm" draw:page-number="20" presentation:class="page"/>
          <draw:frame presentation:style-name="pr6" draw:layer="layout" svg:width="15.239cm" svg:height="11.43cm" svg:x="1.905cm" svg:y="12.064cm" presentation:class="notes" presentation:placeholder="true">
            <draw:text-box/>
          </draw:frame>
        </presentation:notes>
      </draw:page>
      <draw:page draw:name="IPTables Commands" draw:style-name="dp1" draw:master-page-name="Default" presentation:presentation-page-layout-name="AL3T19">
        <draw:frame presentation:style-name="pr17" draw:text-style-name="P2" draw:layer="layout" svg:width="21.59cm" svg:height="1.954cm" svg:x="1.905cm" svg:y="0.929cm" presentation:class="title" presentation:user-transformed="true">
          <draw:text-box>
            <text:list text:style-name="L1">
              <text:list-header>
                <text:p text:style-name="P1"><text:span text:style-name="T14">IPTables Commands</text:span></text:p>
              </text:list-header>
            </text:list>
          </draw:text-box>
        </draw:frame>
        <draw:custom-shape draw:style-name="gr2" draw:text-style-name="P2" draw:layer="layout" svg:width="22.648cm" svg:height="15.014cm" svg:x="1.905cm" svg:y="3.81cm">
          <text:list text:style-name="L5">
            <text:list-header>
              <text:p text:style-name="P20"><text:span text:style-name="T18">-A , --append</text:span><text:span text:style-name="T18"><text:tab/></text:span><text:span text:style-name="T18"> </text:span><text:span text:style-name="T18"><text:tab/></text:span><text:span text:style-name="T18">Append rule to chain</text:span></text:p>
              <text:p text:style-name="P20"><text:span text:style-name="T18">-D , --delete </text:span><text:span text:style-name="T18"><text:tab/></text:span><text:span text:style-name="T18"><text:tab/></text:span><text:span text:style-name="T18">Delete rule from chain</text:span></text:p>
              <text:p text:style-name="P20"><text:span text:style-name="T18">-I <text:s/>, --insert </text:span><text:span text:style-name="T18"><text:tab/></text:span><text:span text:style-name="T18"><text:tab/></text:span><text:span text:style-name="T18">Insert rule at beginning or at specified</text:span><text:span text:style-name="T18"><text:line-break/></text:span><text:span text:style-name="T18"> <text:s text:c="35"/>sequence number in chain.</text:span></text:p>
              <text:p text:style-name="P20"><text:span text:style-name="T18">-R , --replace </text:span><text:span text:style-name="T18"><text:tab/></text:span><text:span text:style-name="T18"><text:tab/></text:span><text:span text:style-name="T18">Replace rule</text:span></text:p>
              <text:p text:style-name="P20"><text:span text:style-name="T18">-F , --flush </text:span><text:span text:style-name="T18"><text:tab/></text:span><text:span text:style-name="T18"><text:tab/></text:span><text:span text:style-name="T18">Flush all rules</text:span></text:p>
              <text:p text:style-name="P20"><text:span text:style-name="T18">-Z , --zero </text:span><text:span text:style-name="T18"><text:tab/></text:span><text:span text:style-name="T18"><text:tab/></text:span><text:span text:style-name="T18">Zero byte counters in all chains</text:span></text:p>
              <text:p text:style-name="P20"><text:span text:style-name="T18">-L , --list</text:span><text:span text:style-name="T18"><text:tab/></text:span><text:span text:style-name="T18"> </text:span><text:span text:style-name="T18"><text:tab/></text:span><text:span text:style-name="T18">List all rules. Add option --line-numbers</text:span><text:span text:style-name="T18"><text:line-break/></text:span><text:span text:style-name="T18"> <text:s text:c="35"/>for rule number.</text:span></text:p>
              <text:p text:style-name="P20"><text:span text:style-name="T18">-N , --new-chain </text:span><text:span text:style-name="T18"><text:tab/></text:span><text:span text:style-name="T18">Create new chain</text:span></text:p>
              <text:p text:style-name="P20"><text:span text:style-name="T18">-X , --delete-chain </text:span><text:span text:style-name="T18"><text:tab/></text:span><text:span text:style-name="T18">Delete user defined chain</text:span></text:p>
              <text:p text:style-name="P20"><text:span text:style-name="T18">-P , --policy </text:span><text:span text:style-name="T18"><text:tab/></text:span><text:span text:style-name="T18"><text:tab/></text:span><text:span text:style-name="T18">Set default policy for a chain</text:span></text:p>
              <text:p text:style-name="P20"><text:span text:style-name="T18">-E , --rename-chain </text:span><text:span text:style-name="T18"><text:tab/></text:span><text:span text:style-name="T18">Rename a chain</text:span></text:p>
              <text:p text:style-name="P21"><text:span text:style-name="T18"/></text:p>
            </text:list-header>
          </text:list>
          <draw:enhanced-geometry svg:viewBox="0 0 21600 21600" draw:type="mso-spt202" draw:enhanced-path="M 0 0 L 21600 0 21600 21600 0 21600 0 0 Z N"/>
        </draw:custom-shape>
        <presentation:notes draw:style-name="dp2">
          <draw:page-thumbnail draw:style-name="gr1" draw:layer="layout" svg:width="12.699cm" svg:height="9.524cm" svg:x="3.175cm" svg:y="1.93cm" draw:page-number="21" presentation:class="page"/>
          <draw:frame presentation:style-name="pr6" draw:layer="layout" svg:width="15.239cm" svg:height="11.43cm" svg:x="1.905cm" svg:y="12.064cm" presentation:class="notes" presentation:placeholder="true">
            <draw:text-box/>
          </draw:frame>
        </presentation:notes>
      </draw:page>
      <draw:page draw:name="IPTables Command Options" draw:style-name="dp1" draw:master-page-name="Default" presentation:presentation-page-layout-name="AL3T19">
        <draw:frame presentation:style-name="pr15" draw:text-style-name="P2" draw:layer="layout" svg:width="21.59cm" svg:height="1.954cm" svg:x="1.905cm" svg:y="0.61cm" presentation:class="title" presentation:user-transformed="true">
          <draw:text-box>
            <text:list text:style-name="L1">
              <text:list-header>
                <text:p text:style-name="P1"><text:span text:style-name="T14">IPTables Command Options</text:span></text:p>
              </text:list-header>
            </text:list>
          </draw:text-box>
        </draw:frame>
        <draw:custom-shape draw:style-name="gr2" draw:text-style-name="P2" draw:layer="layout" svg:width="21.167cm" svg:height="15.961cm" svg:x="2.328cm" svg:y="3.135cm">
          <text:list text:style-name="L5">
            <text:list-header>
              <text:p text:style-name="P20"><text:span text:style-name="T16">-s , --source </text:span><text:span text:style-name="T16"><text:tab/></text:span><text:span text:style-name="T16"><text:tab/></text:span><text:span text:style-name="T16">Source address of packet</text:span></text:p>
              <text:p text:style-name="P20"><text:span text:style-name="T16">-d , --destination </text:span><text:span text:style-name="T16"><text:tab/></text:span><text:span text:style-name="T16">Destination address of packet</text:span></text:p>
              <text:p text:style-name="P20"><text:span text:style-name="T16">-I , --in-interface </text:span><text:span text:style-name="T16"><text:tab/></text:span><text:span text:style-name="T16">Interface packet is arriving from</text:span></text:p>
              <text:p text:style-name="P20"><text:span text:style-name="T16">-o , --out-interface </text:span><text:span text:style-name="T16"><text:tab/></text:span><text:span text:style-name="T16">Interface packet is going to</text:span></text:p>
              <text:p text:style-name="P20"><text:span text:style-name="T16">-p , --protocol </text:span><text:span text:style-name="T16"><text:tab/></text:span><text:span text:style-name="T16">Protocol:</text:span></text:p>
              <text:p text:style-name="P20"><text:span text:style-name="T16"><text:tab/></text:span><text:span text:style-name="T16"><text:tab/></text:span><text:span text:style-name="T16">*tcp</text:span></text:p>
              <text:p text:style-name="P20"><text:span text:style-name="T16"><text:tab/></text:span><text:span text:style-name="T16"><text:tab/></text:span><text:span text:style-name="T16">--sport port[:port]</text:span></text:p>
              <text:p text:style-name="P20"><text:span text:style-name="T16"><text:tab/></text:span><text:span text:style-name="T16"><text:tab/></text:span><text:span text:style-name="T16">--dport port[:port]</text:span></text:p>
              <text:p text:style-name="P20"><text:span text:style-name="T16"><text:tab/></text:span><text:span text:style-name="T16"><text:tab/></text:span><text:span text:style-name="T16">--syn</text:span></text:p>
              <text:p text:style-name="P20"><text:span text:style-name="T16"><text:tab/></text:span><text:span text:style-name="T16"><text:tab/></text:span><text:span text:style-name="T16">*udp</text:span></text:p>
              <text:p text:style-name="P20"><text:span text:style-name="T16"><text:tab/></text:span><text:span text:style-name="T16"><text:tab/></text:span><text:span text:style-name="T16">*icmp</text:span></text:p>
              <text:p text:style-name="P20"><text:span text:style-name="T16"><text:tab/></text:span><text:span text:style-name="T16"><text:tab/></text:span><text:span text:style-name="T16">*mac</text:span></text:p>
              <text:p text:style-name="P20"><text:span text:style-name="T16">-j , --jump </text:span><text:span text:style-name="T16"><text:tab/></text:span><text:span text:style-name="T16"> <text:s/></text:span><text:span text:style-name="T16"><text:tab/></text:span><text:span text:style-name="T16">Target to send packet to</text:span></text:p>
              <text:p text:style-name="P20"><text:span text:style-name="T16">-f , --fragment </text:span><text:span text:style-name="T16"><text:tab/></text:span><text:span text:style-name="T16"><text:tab/></text:span><text:span text:style-name="T16">Fragment matching</text:span></text:p>
              <text:p text:style-name="P20"><text:span text:style-name="T16">-c , --set-counters </text:span><text:span text:style-name="T16"><text:tab/></text:span><text:span text:style-name="T16">Set packet/byte counter</text:span></text:p>
              <text:p text:style-name="P20"><text:span text:style-name="T16">-m tcp , --match tcp </text:span><text:span text:style-name="T16"><text:tab/></text:span><text:span text:style-name="T16">*--source-port port[:port]</text:span><text:span text:style-name="T16"><text:line-break/></text:span><text:span text:style-name="T16"> <text:s text:c="35"/></text:span><text:span text:style-name="T16"><text:tab/></text:span><text:span text:style-name="T16">(port # or range #:#)</text:span></text:p>
              <text:p text:style-name="P20"><text:span text:style-name="T16"><text:tab/></text:span><text:span text:style-name="T16"><text:tab/></text:span><text:span text:style-name="T16">*--destination-port port[:port]</text:span></text:p>
              <text:p text:style-name="P20"><text:span text:style-name="T16"><text:tab/></text:span><text:span text:style-name="T16"><text:tab/></text:span><text:span text:style-name="T16">*--tcp-flags</text:span></text:p>
              <text:p text:style-name="P20"><text:span text:style-name="T16">-m state , --match state </text:span><text:span text:style-name="T16"><text:tab/></text:span><text:span text:style-name="T16">--state</text:span></text:p>
              <text:p text:style-name="P20"><text:span text:style-name="T16"><text:tab/></text:span><text:span text:style-name="T16"><text:tab/></text:span><text:span text:style-name="T16">*ESTABLISHED</text:span></text:p>
              <text:p text:style-name="P20"><text:span text:style-name="T16"><text:tab/></text:span><text:span text:style-name="T16"><text:tab/></text:span><text:span text:style-name="T16">*RELATED</text:span></text:p>
              <text:p text:style-name="P20"><text:span text:style-name="T16"><text:tab/></text:span><text:span text:style-name="T16"><text:tab/></text:span><text:span text:style-name="T16">*NEW</text:span></text:p>
              <text:p text:style-name="P20"><text:span text:style-name="T16"><text:tab/></text:span><text:span text:style-name="T16"><text:tab/></text:span><text:span text:style-name="T16">*INVALID</text:span></text:p>
              <text:p text:style-name="P20"><text:span text:style-name="T16"><text:tab/></text:span><text:span text:style-name="T16"><text:tab/></text:span><text:span text:style-name="T16">(Push content, not expected to recieve this packet.)</text:span></text:p>
              <text:p text:style-name="P18"><text:span text:style-name="T16"/></text:p>
            </text:list-header>
          </text:list>
          <draw:enhanced-geometry svg:viewBox="0 0 21600 21600" draw:type="mso-spt202" draw:enhanced-path="M 0 0 L 21600 0 21600 21600 0 21600 0 0 Z N"/>
        </draw:custom-shape>
        <presentation:notes draw:style-name="dp2">
          <draw:page-thumbnail draw:style-name="gr1" draw:layer="layout" svg:width="12.699cm" svg:height="9.524cm" svg:x="3.175cm" svg:y="1.93cm" draw:page-number="22" presentation:class="page"/>
          <draw:frame presentation:style-name="pr6" draw:layer="layout" svg:width="15.239cm" svg:height="11.43cm" svg:x="1.905cm" svg:y="12.064cm" presentation:class="notes" presentation:placeholder="true">
            <draw:text-box/>
          </draw:frame>
        </presentation:notes>
      </draw:page>
      <draw:page draw:name="IPTables Defined Policies" draw:style-name="dp1" draw:master-page-name="Default" presentation:presentation-page-layout-name="AL3T19">
        <draw:frame presentation:style-name="pr4" draw:text-style-name="P2" draw:layer="layout" svg:width="21.59cm" svg:height="3.176cm" svg:x="1.905cm" svg:y="0.846cm" presentation:class="title" presentation:user-transformed="true">
          <draw:text-box>
            <text:list text:style-name="L1">
              <text:list-header>
                <text:p text:style-name="P1"><text:span text:style-name="T12">IPTables Defined Policies</text:span></text:p>
              </text:list-header>
            </text:list>
          </draw:text-box>
        </draw:frame>
        <draw:custom-shape draw:style-name="gr2" draw:text-style-name="P2" draw:layer="layout" svg:width="21.802cm" svg:height="12.409cm" svg:x="1.905cm" svg:y="4.657cm">
          <text:list text:style-name="L5">
            <text:list-header>
              <text:p text:style-name="P20"><text:span text:style-name="T16">Defined Policies </text:span><text:span text:style-name="T16"><text:tab/></text:span><text:span text:style-name="T16">Description</text:span></text:p>
              <text:p text:style-name="P20"><text:span text:style-name="T16">ACCEPT </text:span><text:span text:style-name="T16"><text:tab/></text:span><text:span text:style-name="T16"><text:tab/></text:span><text:span text:style-name="T16">Let packet through</text:span></text:p>
              <text:p text:style-name="P20"><text:span text:style-name="T16">DROP </text:span><text:span text:style-name="T16"><text:tab/></text:span><text:span text:style-name="T16"><text:tab/></text:span><text:span text:style-name="T16"><text:tab/></text:span><text:span text:style-name="T16">Deny packet with no reply</text:span></text:p>
              <text:p text:style-name="P20"><text:span text:style-name="T16">REJECT </text:span><text:span text:style-name="T16"><text:tab/></text:span><text:span text:style-name="T16"><text:tab/></text:span><text:span text:style-name="T16">Deny packet and notify sender</text:span></text:p>
              <text:p text:style-name="P20"><text:span text:style-name="T16">RETURN </text:span><text:span text:style-name="T16"><text:tab/></text:span><text:span text:style-name="T16"><text:tab/></text:span><text:span text:style-name="T16">Handled by default targets</text:span></text:p>
              <text:p text:style-name="P20"><text:span text:style-name="T16">MARK </text:span><text:span text:style-name="T16"><text:tab/></text:span><text:span text:style-name="T16"><text:tab/></text:span><text:span text:style-name="T16">Used for error response.</text:span><text:span text:style-name="T16"><text:line-break/></text:span><text:span text:style-name="T16"><text:tab/></text:span><text:span text:style-name="T16"><text:tab/></text:span><text:span text:style-name="T16"><text:tab/></text:span><text:span text:style-name="T16">Use with option --reject-with type</text:span></text:p>
              <text:p text:style-name="P20"><text:span text:style-name="T16">MASQUERADE </text:span><text:span text:style-name="T16"><text:tab/></text:span><text:span text:style-name="T16">Used with nat table and DHCP.</text:span></text:p>
              <text:p text:style-name="P20"><text:span text:style-name="T16">LOG </text:span><text:span text:style-name="T16"><text:tab/></text:span><text:span text:style-name="T16"><text:tab/></text:span><text:span text:style-name="T16"><text:tab/></text:span><text:span text:style-name="T16">Log to file and specify message:</text:span></text:p>
              <text:p text:style-name="P20"><text:span text:style-name="T16"><text:tab/></text:span><text:span text:style-name="T16"><text:tab/></text:span><text:span text:style-name="T16"><text:tab/></text:span><text:span text:style-name="T16">°--log-level #</text:span></text:p>
              <text:p text:style-name="P20"><text:span text:style-name="T16"><text:tab/></text:span><text:span text:style-name="T16"><text:tab/></text:span><text:span text:style-name="T16"><text:tab/></text:span><text:span text:style-name="T16">°--log-prefix "prefix"</text:span></text:p>
              <text:p text:style-name="P20"><text:span text:style-name="T16"><text:tab/></text:span><text:span text:style-name="T16"><text:tab/></text:span><text:span text:style-name="T16"><text:tab/></text:span><text:span text:style-name="T16">°--log-tcp-sequence</text:span></text:p>
              <text:p text:style-name="P20"><text:span text:style-name="T16"><text:tab/></text:span><text:span text:style-name="T16"><text:tab/></text:span><text:span text:style-name="T16"><text:tab/></text:span><text:span text:style-name="T16">°--log-tcp-options</text:span></text:p>
              <text:p text:style-name="P20"><text:span text:style-name="T16"><text:tab/></text:span><text:span text:style-name="T16"><text:tab/></text:span><text:span text:style-name="T16"><text:tab/></text:span><text:span text:style-name="T16">°--log-ip-options</text:span></text:p>
              <text:p text:style-name="P20"><text:span text:style-name="T16">ULOG </text:span><text:span text:style-name="T16"><text:tab/></text:span><text:span text:style-name="T16"><text:tab/></text:span><text:span text:style-name="T16">Log to file and specify userpace logging messages</text:span></text:p>
              <text:p text:style-name="P20"><text:span text:style-name="T16">SNAT </text:span><text:span text:style-name="T16"><text:tab/></text:span><text:span text:style-name="T16"><text:tab/></text:span><text:span text:style-name="T16">Valid in PREROUTING chain. Used by nat.</text:span></text:p>
              <text:p text:style-name="P20"><text:span text:style-name="T16">REDIRECT </text:span><text:span text:style-name="T16"><text:tab/></text:span><text:span text:style-name="T16"><text:tab/></text:span><text:span text:style-name="T16">Used with nat table. Output.</text:span></text:p>
              <text:p text:style-name="P20"><text:span text:style-name="T16">DNAT </text:span><text:span text:style-name="T16"><text:tab/></text:span><text:span text:style-name="T16"><text:tab/></text:span><text:span text:style-name="T16">Valid in POSTROUTING chain. Output.</text:span></text:p>
              <text:p text:style-name="P20"><text:span text:style-name="T16">QUEUE </text:span><text:span text:style-name="T16"><text:tab/></text:span><text:span text:style-name="T16"><text:tab/></text:span><text:span text:style-name="T16">Pass packet to userspace.</text:span></text:p>
              <text:p text:style-name="P18"><text:span text:style-name="T16"/></text:p>
            </text:list-header>
          </text:list>
          <draw:enhanced-geometry svg:viewBox="0 0 21600 21600" draw:type="mso-spt202" draw:enhanced-path="M 0 0 L 21600 0 21600 21600 0 21600 0 0 Z N"/>
        </draw:custom-shape>
        <presentation:notes draw:style-name="dp2">
          <draw:page-thumbnail draw:style-name="gr1" draw:layer="layout" svg:width="12.699cm" svg:height="9.524cm" svg:x="3.175cm" svg:y="1.93cm" draw:page-number="23" presentation:class="page"/>
          <draw:frame presentation:style-name="pr6" draw:layer="layout" svg:width="15.239cm" svg:height="11.43cm" svg:x="1.905cm" svg:y="12.064cm" presentation:class="notes" presentation:placeholder="true">
            <draw:text-box/>
          </draw:frame>
        </presentation:notes>
      </draw:page>
      <draw:page draw:name="IPTables Example" draw:style-name="dp1" draw:master-page-name="Default" presentation:presentation-page-layout-name="AL3T19">
        <draw:frame presentation:style-name="pr15" draw:text-style-name="P2" draw:layer="layout" svg:width="21.59cm" svg:height="1.954cm" svg:x="1.905cm" svg:y="1.245cm" presentation:class="title" presentation:user-transformed="true">
          <draw:text-box>
            <text:list text:style-name="L1">
              <text:list-header>
                <text:p text:style-name="P1"><text:span text:style-name="T14">IPTables Example</text:span></text:p>
              </text:list-header>
            </text:list>
          </draw:text-box>
        </draw:frame>
        <draw:custom-shape draw:style-name="gr2" draw:text-style-name="P2" draw:layer="layout" svg:width="22.86cm" svg:height="7.902cm" svg:x="0.847cm" svg:y="3.81cm">
          <text:list text:style-name="L5">
            <text:list-header>
              <text:p text:style-name="P19"><text:span text:style-name="T21">Simple firewall for the desktop Linux system: </text:span></text:p>
            </text:list-header>
          </text:list>
          <text:list text:style-name="L7">
            <text:list-item>
              <text:list>
                <text:list-header>
                  <text:p text:style-name="P22"><text:span text:style-name="T22"><text:tab/></text:span><text:span text:style-name="T22">iptables -P INPUT DROP</text:span><text:span text:style-name="T22"><text:line-break/></text:span><text:span text:style-name="T22"><text:tab/></text:span><text:span text:style-name="T22">iptables -P FORWARD DROP</text:span><text:span text:style-name="T22"><text:line-break/></text:span><text:span text:style-name="T22"><text:tab/></text:span><text:span text:style-name="T22">iptables -A INPUT -m state --state ESTABLISHED,RELATED -j ACCEPT</text:span><text:span text:style-name="T22"><text:line-break/></text:span><text:span text:style-name="T22"><text:tab/></text:span><text:span text:style-name="T22">iptables -A INPUT -i lo -j ACCEPT</text:span><text:span text:style-name="T22"><text:line-break/></text:span><text:span text:style-name="T22"><text:tab/></text:span><text:span text:style-name="T22">iptables -A OUTPUT -o lo -j ACCEPT</text:span></text:p>
                </text:list-header>
              </text:list>
            </text:list-item>
          </text:list>
          <text:list text:style-name="L5">
            <text:list-header>
              <text:p text:style-name="P21"><text:span text:style-name="T21">Allow network connections which have already been established (started by host) and related to your connection. FTP requires this as it may use various ports in support of the file transfer.) Allow network input/output from self (lo).</text:span><text:span text:style-name="T17"> </text:span></text:p>
            </text:list-header>
          </text:list>
          <draw:enhanced-geometry svg:viewBox="0 0 21600 21600" draw:type="mso-spt202" draw:enhanced-path="M 0 0 L 21600 0 21600 21600 0 21600 0 0 Z N"/>
        </draw:custom-shape>
        <presentation:notes draw:style-name="dp2">
          <draw:page-thumbnail draw:style-name="gr1" draw:layer="layout" svg:width="12.699cm" svg:height="9.524cm" svg:x="3.175cm" svg:y="1.93cm" draw:page-number="24" presentation:class="page"/>
          <draw:frame presentation:style-name="pr6" draw:layer="layout" svg:width="15.239cm" svg:height="11.43cm" svg:x="1.905cm" svg:y="12.064cm" presentation:class="notes" presentation:placeholder="true">
            <draw:text-box/>
          </draw:frame>
        </presentation:notes>
      </draw:page>
      <draw:page draw:name="…more" draw:style-name="dp1" draw:master-page-name="Default" presentation:presentation-page-layout-name="AL3T19">
        <draw:frame presentation:style-name="pr4" draw:text-style-name="P2" draw:layer="layout" svg:width="21.59cm" svg:height="3.176cm" svg:x="1.905cm" svg:y="1.692cm" presentation:class="title" presentation:user-transformed="true">
          <draw:text-box>
            <text:list text:style-name="L1">
              <text:list-header>
                <text:p text:style-name="P1">…more</text:p>
              </text:list-header>
            </text:list>
          </draw:text-box>
        </draw:frame>
        <draw:custom-shape draw:style-name="gr2" draw:text-style-name="P2" draw:layer="layout" svg:width="23.072cm" svg:height="8.857cm" svg:x="1.27cm" svg:y="6.35cm">
          <text:list text:style-name="L5">
            <text:list-header>
              <text:p text:style-name="P18"><text:span text:style-name="T16"># Allow loopback access. This rule must come before the rules denying port access!!</text:span><text:span text:style-name="T16"><text:line-break/></text:span><text:span text:style-name="T16">iptables -A INPUT -i lo -p all -j ACCEPT </text:span><text:span text:style-name="T23">- Rule for your computer to be able to access itself via the loopback</text:span><text:span text:style-name="T16"> </text:span><text:span text:style-name="T16"><text:line-break/></text:span><text:span text:style-name="T16">iptables -A OUTPUT -o lo -p all -j ACCEPT </text:span></text:p>
              <text:p text:style-name="P18"><text:span text:style-name="T16"><text:line-break/></text:span><text:span text:style-name="T16">iptables -A INPUT -p tcp -s 0/0 -d 0/0 --dport 2049 -j DROP </text:span><text:span text:style-name="T23">- Block NFS</text:span><text:span text:style-name="T16"> </text:span><text:span text:style-name="T16"><text:line-break/></text:span><text:span text:style-name="T16">iptables -A INPUT -p udp -s 0/0 -d 0/0 --dport 2049 -j DROP </text:span><text:span text:style-name="T23">- Block NFS</text:span><text:span text:style-name="T16"> </text:span><text:span text:style-name="T16"><text:line-break/></text:span><text:span text:style-name="T16">iptables -A INPUT -p tcp -s 0/0 -d 0/0 --dport 6000:6009 -j DROP </text:span><text:span text:style-name="T23">- Block X-Windows</text:span><text:span text:style-name="T16"> </text:span><text:span text:style-name="T16"><text:line-break/></text:span><text:span text:style-name="T16">iptables -A INPUT -p tcp -s 0/0 -d 0/0 --dport 7100 -j DROP </text:span><text:span text:style-name="T23">- Block X-Windows font server</text:span><text:span text:style-name="T16"> </text:span><text:span text:style-name="T16"><text:line-break/></text:span><text:span text:style-name="T16">iptables -A INPUT -p tcp -s 0/0 -d 0/0 --dport 515 -j DROP </text:span><text:span text:style-name="T23">- Block printer port</text:span><text:span text:style-name="T16"> </text:span><text:span text:style-name="T16"><text:line-break/></text:span><text:span text:style-name="T16">iptables -A INPUT -p udp -s 0/0 -d 0/0 --dport 515 -j DROP </text:span><text:span text:style-name="T23">- Block printer port</text:span><text:span text:style-name="T16"> </text:span><text:span text:style-name="T16"><text:line-break/></text:span><text:span text:style-name="T16">iptables -A INPUT -p tcp -s 0/0 -d 0/0 --dport 111 -j DROP </text:span><text:span text:style-name="T23">- Block Sun rpc/NFS</text:span><text:span text:style-name="T16"> </text:span><text:span text:style-name="T16"><text:line-break/></text:span><text:span text:style-name="T16">iptables -A INPUT -p udp -s 0/0 -d 0/0 --dport 111 -j DROP </text:span><text:span text:style-name="T23">- Block Sun rpc/NFS</text:span><text:span text:style-name="T16"> </text:span><text:span text:style-name="T16"><text:line-break/></text:span><text:span text:style-name="T16">iptables -A INPUT -p all -s localhost -i eth0 -j DROP </text:span><text:span text:style-name="T23">- Deny packets which claim to be from your loopback interface.</text:span><text:span text:style-name="T16"> </text:span></text:p>
            </text:list-header>
          </text:list>
          <draw:enhanced-geometry svg:viewBox="0 0 21600 21600" draw:type="mso-spt202" draw:enhanced-path="M 0 0 L 21600 0 21600 21600 0 21600 0 0 Z N"/>
        </draw:custom-shape>
        <presentation:notes draw:style-name="dp2">
          <draw:page-thumbnail draw:style-name="gr1" draw:layer="layout" svg:width="12.699cm" svg:height="9.524cm" svg:x="3.175cm" svg:y="1.93cm" draw:page-number="25" presentation:class="page"/>
          <draw:frame presentation:style-name="pr6" draw:layer="layout" svg:width="15.239cm" svg:height="11.43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axial" draw:start-color="#000066" draw:end-color="#000000" draw:start-intensity="100%" draw:end-intensity="100%" draw:angle="0" draw:border="0%"/>
    <draw:marker draw:name="Arrow" svg:viewBox="0 0 20 30" svg:d="m10 0-10 30h20z"/>
    <draw:marker draw:name="msArrowEnd_20_1" draw:display-name="msArrowEnd 1" svg:viewBox="0 0 140 140" svg:d="m70 0 70 140h-140z"/>
    <draw:marker draw:name="msArrowEnd_20_8" draw:display-name="msArrowEnd 8" svg:viewBox="0 0 350 210" svg:d="m175 0 175 210h-350z"/>
    <draw:stroke-dash draw:name="Dash_20_2" draw:display-name="Dash 2" draw:style="rect" draw:dots1="1" draw:dots1-length="0.026cm" draw:distance="0.026cm"/>
    <draw:stroke-dash draw:name="Dash_20_3" draw:display-name="Dash 3" draw:style="rect" draw:dots2="1" draw:dots2-length="0.105cm" draw:distance="0.079cm"/>
    <draw:stroke-dash draw:name="Dash_20_4" draw:display-name="Dash 4" draw:style="rect" draw:dots2="1" draw:dots2-length="0.141cm" draw:distance="0.105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eaeaea" fo:font-size="100%"/>
          </text:list-level-style-number>
          <text:list-level-style-bullet text:level="2" text:bullet-char="•">
            <style:list-level-properties text:space-before="1.27cm"/>
            <style:text-properties fo:font-family="'Times New Roman'" style:font-family-generic="roman" style:font-pitch="variable" fo:color="#eaeaea" fo:font-size="100%"/>
          </text:list-level-style-bullet>
          <text:list-level-style-bullet text:level="3" text:bullet-char="•">
            <style:list-level-properties text:space-before="2.54cm"/>
            <style:text-properties fo:font-family="'Times New Roman'" style:font-family-generic="roman" style:font-pitch="variable" fo:color="#eaeaea" fo:font-size="100%"/>
          </text:list-level-style-bullet>
          <text:list-level-style-bullet text:level="4" text:bullet-char="•">
            <style:list-level-properties text:space-before="3.81cm"/>
            <style:text-properties fo:font-family="'Times New Roman'" style:font-family-generic="roman" style:font-pitch="variable" fo:color="#eaeaea" fo:font-size="100%"/>
          </text:list-level-style-bullet>
          <text:list-level-style-bullet text:level="5" text:bullet-char="•">
            <style:list-level-properties text:space-before="5.08cm"/>
            <style:text-properties fo:font-family="'Times New Roman'" style:font-family-generic="roman" style:font-pitch="variable" fo:color="#eaeaea" fo:font-size="100%"/>
          </text:list-level-style-bullet>
          <text:list-level-style-bullet text:level="6" text:bullet-char="•">
            <style:list-level-properties text:space-before="5.08cm"/>
            <style:text-properties fo:font-family="'Times New Roman'" style:font-family-generic="roman" style:font-pitch="variable" fo:color="#eaeaea" fo:font-size="100%"/>
          </text:list-level-style-bullet>
          <text:list-level-style-bullet text:level="7" text:bullet-char="•">
            <style:list-level-properties text:space-before="5.08cm"/>
            <style:text-properties fo:font-family="'Times New Roman'" style:font-family-generic="roman" style:font-pitch="variable" fo:color="#eaeaea" fo:font-size="100%"/>
          </text:list-level-style-bullet>
          <text:list-level-style-bullet text:level="8" text:bullet-char="•">
            <style:list-level-properties text:space-before="5.08cm"/>
            <style:text-properties fo:font-family="'Times New Roman'" style:font-family-generic="roman" style:font-pitch="variable" fo:color="#eaeaea" fo:font-size="100%"/>
          </text:list-level-style-bullet>
          <text:list-level-style-bullet text:level="9" text:bullet-char="•">
            <style:list-level-properties text:space-before="5.08cm"/>
            <style:text-properties fo:font-family="'Times New Roman'" style:font-family-generic="roman" style:font-pitch="variable" fo:color="#eaeaea" fo:font-size="100%"/>
          </text:list-level-style-bullet>
          <text:list-level-style-bullet text:level="10" text:bullet-char="•">
            <style:list-level-properties text:space-before="5.08cm"/>
            <style:text-properties fo:font-family="'Times New Roman'" style:font-family-generic="roman" style:font-pitch="variable" fo:color="#eaeaea"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aeaea" style:text-outline="false" style:text-line-through-style="none" style:text-position="0% 100%" fo:font-family="'Times New Roman'" style:font-family-generic="roman" style:font-pitch="variable" fo:font-size="24pt" fo:font-style="normal" fo:text-shadow="none" style:text-underline-style="none" fo:font-weight="normal" style:font-family-asian="'WenQuanYi Micro Hei'" style:font-family-generic-asian="system" style:font-pitch-asian="variable" style:font-size-asian="24pt" style:font-style-asian="normal" style:font-weight-asian="normal"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color="#000066" draw:fill-gradient-name="Gradient_20_7"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WenQuanYi Micro Hei'"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Times New Roman'" style:font-family-generic="roman" style:font-pitch="variable" fo:color="#99ccff" fo:font-size="110%"/>
          </text:list-level-style-bullet>
          <text:list-level-style-bullet text:level="2" text:bullet-char="•">
            <style:list-level-properties text:space-before="1.27cm" text:min-label-width="0.793cm"/>
            <style:text-properties fo:font-family="'Times New Roman'" style:font-family-generic="roman" style:font-pitch="variable" fo:color="#cc9900" fo:font-size="110%"/>
          </text:list-level-style-bullet>
          <text:list-level-style-bullet text:level="3" text:bullet-char="•">
            <style:list-level-properties text:space-before="2.54cm" text:min-label-width="0.635cm"/>
            <style:text-properties fo:font-family="'Times New Roman'" style:font-family-generic="roman" style:font-pitch="variable" fo:color="#996600" fo:font-size="110%"/>
          </text:list-level-style-bullet>
          <text:list-level-style-bullet text:level="4" text:bullet-char="–">
            <style:list-level-properties text:space-before="3.81cm" text:min-label-width="0.635cm"/>
            <style:text-properties fo:font-family="'Times New Roman'" style:font-family-generic="roman" style:font-pitch="variable" fo:color="#eaeaea" fo:font-size="100%"/>
          </text:list-level-style-bullet>
          <text:list-level-style-bullet text:level="5" text:bullet-char="•">
            <style:list-level-properties text:space-before="5.08cm" text:min-label-width="0.635cm"/>
            <style:text-properties fo:font-family="'Times New Roman'" style:font-family-generic="roman" style:font-pitch="variable" fo:color="#eaeaea" fo:font-size="100%"/>
          </text:list-level-style-bullet>
          <text:list-level-style-bullet text:level="6" text:bullet-char="•">
            <style:list-level-properties text:space-before="5.08cm" text:min-label-width="0.635cm"/>
            <style:text-properties fo:font-family="'Times New Roman'" style:font-family-generic="roman" style:font-pitch="variable" fo:color="#eaeaea" fo:font-size="100%"/>
          </text:list-level-style-bullet>
          <text:list-level-style-bullet text:level="7" text:bullet-char="•">
            <style:list-level-properties text:space-before="5.08cm" text:min-label-width="0.635cm"/>
            <style:text-properties fo:font-family="'Times New Roman'" style:font-family-generic="roman" style:font-pitch="variable" fo:color="#eaeaea" fo:font-size="100%"/>
          </text:list-level-style-bullet>
          <text:list-level-style-bullet text:level="8" text:bullet-char="•">
            <style:list-level-properties text:space-before="5.08cm" text:min-label-width="0.635cm"/>
            <style:text-properties fo:font-family="'Times New Roman'" style:font-family-generic="roman" style:font-pitch="variable" fo:color="#eaeaea" fo:font-size="100%"/>
          </text:list-level-style-bullet>
          <text:list-level-style-bullet text:level="9" text:bullet-char="•">
            <style:list-level-properties text:space-before="5.08cm" text:min-label-width="0.635cm"/>
            <style:text-properties fo:font-family="'Times New Roman'" style:font-family-generic="roman" style:font-pitch="variable" fo:color="#eaeaea" fo:font-size="100%"/>
          </text:list-level-style-bullet>
          <text:list-level-style-bullet text:level="10" text:bullet-char="•">
            <style:list-level-properties text:space-before="5.08cm" text:min-label-width="0.635cm"/>
            <style:text-properties fo:font-family="'Times New Roman'" style:font-family-generic="roman" style:font-pitch="variable" fo:color="#eaeaea"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eaeaea" style:text-outline="false" style:text-line-through-style="none" style:text-position="0% 100%" fo:font-family="'Times New Roman'" style:font-family-generic="roman" style:font-pitch="variable" fo:font-size="32pt" fo:font-style="normal" fo:text-shadow="none" style:text-underline-style="none" fo:font-weight="normal"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99ccff" fo:font-size="100%"/>
          </text:list-level-style-bullet>
          <text:list-level-style-bullet text:level="2" text:bullet-char="•">
            <style:list-level-properties text:space-before="1.27cm" text:min-label-width="0.793cm"/>
            <style:text-properties fo:font-family="'Times New Roman'" style:font-family-generic="roman" style:font-pitch="variable" fo:color="#cc9900" fo:font-size="110%"/>
          </text:list-level-style-bullet>
          <text:list-level-style-bullet text:level="3" text:bullet-char="•">
            <style:list-level-properties text:space-before="2.54cm" text:min-label-width="0.635cm"/>
            <style:text-properties fo:font-family="'Times New Roman'" style:font-family-generic="roman" style:font-pitch="variable" fo:color="#996600" fo:font-size="110%"/>
          </text:list-level-style-bullet>
          <text:list-level-style-bullet text:level="4" text:bullet-char="–">
            <style:list-level-properties text:space-before="3.81cm" text:min-label-width="0.635cm"/>
            <style:text-properties fo:font-family="'Times New Roman'" style:font-family-generic="roman" style:font-pitch="variable" fo:color="#eaeaea" fo:font-size="100%"/>
          </text:list-level-style-bullet>
          <text:list-level-style-bullet text:level="5" text:bullet-char="•">
            <style:list-level-properties text:space-before="5.08cm" text:min-label-width="0.635cm"/>
            <style:text-properties fo:font-family="'Times New Roman'" style:font-family-generic="roman" style:font-pitch="variable" fo:color="#eaeaea" fo:font-size="100%"/>
          </text:list-level-style-bullet>
          <text:list-level-style-bullet text:level="6" text:bullet-char="•">
            <style:list-level-properties text:space-before="5.08cm" text:min-label-width="0.635cm"/>
            <style:text-properties fo:font-family="'Times New Roman'" style:font-family-generic="roman" style:font-pitch="variable" fo:color="#eaeaea" fo:font-size="100%"/>
          </text:list-level-style-bullet>
          <text:list-level-style-bullet text:level="7" text:bullet-char="•">
            <style:list-level-properties text:space-before="5.08cm" text:min-label-width="0.635cm"/>
            <style:text-properties fo:font-family="'Times New Roman'" style:font-family-generic="roman" style:font-pitch="variable" fo:color="#eaeaea" fo:font-size="100%"/>
          </text:list-level-style-bullet>
          <text:list-level-style-bullet text:level="8" text:bullet-char="•">
            <style:list-level-properties text:space-before="5.08cm" text:min-label-width="0.635cm"/>
            <style:text-properties fo:font-family="'Times New Roman'" style:font-family-generic="roman" style:font-pitch="variable" fo:color="#eaeaea" fo:font-size="100%"/>
          </text:list-level-style-bullet>
          <text:list-level-style-bullet text:level="9" text:bullet-char="•">
            <style:list-level-properties text:space-before="5.08cm" text:min-label-width="0.635cm"/>
            <style:text-properties fo:font-family="'Times New Roman'" style:font-family-generic="roman" style:font-pitch="variable" fo:color="#eaeaea" fo:font-size="100%"/>
          </text:list-level-style-bullet>
          <text:list-level-style-bullet text:level="10" text:bullet-char="•">
            <style:list-level-properties text:space-before="5.08cm" text:min-label-width="0.635cm"/>
            <style:text-properties fo:font-family="'Times New Roman'" style:font-family-generic="roman" style:font-pitch="variable" fo:color="#eaeaea"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eaeaea" style:text-line-through-style="none" style:text-position="0% 100%"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eaeaea"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eaeaea"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eaeaea"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eaeaea"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eaeaea"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eaeaea"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eaeaea"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99ccff" fo:font-size="110%"/>
          </text:list-level-style-number>
          <text:list-level-style-bullet text:level="2" text:bullet-char="•">
            <style:list-level-properties text:space-before="1.27cm"/>
            <style:text-properties fo:font-family="'Times New Roman'" style:font-family-generic="roman" style:font-pitch="variable" fo:color="#cc9900" fo:font-size="110%"/>
          </text:list-level-style-bullet>
          <text:list-level-style-bullet text:level="3" text:bullet-char="•">
            <style:list-level-properties text:space-before="2.54cm"/>
            <style:text-properties fo:font-family="'Times New Roman'" style:font-family-generic="roman" style:font-pitch="variable" fo:color="#996600" fo:font-size="110%"/>
          </text:list-level-style-bullet>
          <text:list-level-style-bullet text:level="4" text:bullet-char="–">
            <style:list-level-properties text:space-before="3.81cm"/>
            <style:text-properties fo:font-family="'Times New Roman'" style:font-family-generic="roman" style:font-pitch="variable" fo:color="#eaeaea" fo:font-size="100%"/>
          </text:list-level-style-bullet>
          <text:list-level-style-bullet text:level="5" text:bullet-char="•">
            <style:list-level-properties text:space-before="5.08cm"/>
            <style:text-properties fo:font-family="'Times New Roman'" style:font-family-generic="roman" style:font-pitch="variable" fo:color="#eaeaea" fo:font-size="100%"/>
          </text:list-level-style-bullet>
          <text:list-level-style-bullet text:level="6" text:bullet-char="•">
            <style:list-level-properties text:space-before="5.08cm"/>
            <style:text-properties fo:font-family="'Times New Roman'" style:font-family-generic="roman" style:font-pitch="variable" fo:color="#eaeaea" fo:font-size="100%"/>
          </text:list-level-style-bullet>
          <text:list-level-style-bullet text:level="7" text:bullet-char="•">
            <style:list-level-properties text:space-before="5.08cm"/>
            <style:text-properties fo:font-family="'Times New Roman'" style:font-family-generic="roman" style:font-pitch="variable" fo:color="#eaeaea" fo:font-size="100%"/>
          </text:list-level-style-bullet>
          <text:list-level-style-bullet text:level="8" text:bullet-char="•">
            <style:list-level-properties text:space-before="5.08cm"/>
            <style:text-properties fo:font-family="'Times New Roman'" style:font-family-generic="roman" style:font-pitch="variable" fo:color="#eaeaea" fo:font-size="100%"/>
          </text:list-level-style-bullet>
          <text:list-level-style-bullet text:level="9" text:bullet-char="•">
            <style:list-level-properties text:space-before="5.08cm"/>
            <style:text-properties fo:font-family="'Times New Roman'" style:font-family-generic="roman" style:font-pitch="variable" fo:color="#eaeaea" fo:font-size="100%"/>
          </text:list-level-style-bullet>
          <text:list-level-style-bullet text:level="10" text:bullet-char="•">
            <style:list-level-properties text:space-before="5.08cm"/>
            <style:text-properties fo:font-family="'Times New Roman'" style:font-family-generic="roman" style:font-pitch="variable" fo:color="#eaeaea"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aeaea" style:text-outline="false" style:text-line-through-style="none" style:text-position="0% 100%" fo:font-family="'Times New Roman'" style:font-family-generic="roman" style:font-pitch="variable" fo:font-size="32pt" fo:font-style="normal" fo:text-shadow="none" style:text-underline-style="none" fo:font-weight="normal"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Times New Roman'" style:font-family-generic="roman" style:font-pitch="variable" fo:font-size="44pt" fo:font-style="normal" fo:text-shadow="none" style:text-underline-style="none" fo:font-weight="normal"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gradient" draw:fill-color="#000066" draw:fill-gradient-name="Gradient_20_7"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WenQuanYi Micro Hei'"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bullet text:level="1" text:bullet-char="•">
            <style:list-level-properties text:min-label-width="0.952cm"/>
            <style:text-properties fo:font-family="'Times New Roman'" style:font-family-generic="roman" style:font-pitch="variable" fo:color="#99ccff" fo:font-size="110%"/>
          </text:list-level-style-bullet>
          <text:list-level-style-bullet text:level="2" text:bullet-char="•">
            <style:list-level-properties text:space-before="1.27cm" text:min-label-width="0.793cm"/>
            <style:text-properties fo:font-family="'Times New Roman'" style:font-family-generic="roman" style:font-pitch="variable" fo:color="#cc9900" fo:font-size="110%"/>
          </text:list-level-style-bullet>
          <text:list-level-style-bullet text:level="3" text:bullet-char="•">
            <style:list-level-properties text:space-before="2.54cm" text:min-label-width="0.635cm"/>
            <style:text-properties fo:font-family="'Times New Roman'" style:font-family-generic="roman" style:font-pitch="variable" fo:color="#996600" fo:font-size="110%"/>
          </text:list-level-style-bullet>
          <text:list-level-style-bullet text:level="4" text:bullet-char="–">
            <style:list-level-properties text:space-before="3.81cm" text:min-label-width="0.635cm"/>
            <style:text-properties fo:font-family="'Times New Roman'" style:font-family-generic="roman" style:font-pitch="variable" fo:color="#eaeaea" fo:font-size="100%"/>
          </text:list-level-style-bullet>
          <text:list-level-style-bullet text:level="5" text:bullet-char="•">
            <style:list-level-properties text:space-before="5.08cm" text:min-label-width="0.635cm"/>
            <style:text-properties fo:font-family="'Times New Roman'" style:font-family-generic="roman" style:font-pitch="variable" fo:color="#eaeaea" fo:font-size="100%"/>
          </text:list-level-style-bullet>
          <text:list-level-style-bullet text:level="6" text:bullet-char="•">
            <style:list-level-properties text:space-before="5.08cm" text:min-label-width="0.635cm"/>
            <style:text-properties fo:font-family="'Times New Roman'" style:font-family-generic="roman" style:font-pitch="variable" fo:color="#eaeaea" fo:font-size="100%"/>
          </text:list-level-style-bullet>
          <text:list-level-style-bullet text:level="7" text:bullet-char="•">
            <style:list-level-properties text:space-before="5.08cm" text:min-label-width="0.635cm"/>
            <style:text-properties fo:font-family="'Times New Roman'" style:font-family-generic="roman" style:font-pitch="variable" fo:color="#eaeaea" fo:font-size="100%"/>
          </text:list-level-style-bullet>
          <text:list-level-style-bullet text:level="8" text:bullet-char="•">
            <style:list-level-properties text:space-before="5.08cm" text:min-label-width="0.635cm"/>
            <style:text-properties fo:font-family="'Times New Roman'" style:font-family-generic="roman" style:font-pitch="variable" fo:color="#eaeaea" fo:font-size="100%"/>
          </text:list-level-style-bullet>
          <text:list-level-style-bullet text:level="9" text:bullet-char="•">
            <style:list-level-properties text:space-before="5.08cm" text:min-label-width="0.635cm"/>
            <style:text-properties fo:font-family="'Times New Roman'" style:font-family-generic="roman" style:font-pitch="variable" fo:color="#eaeaea" fo:font-size="100%"/>
          </text:list-level-style-bullet>
          <text:list-level-style-bullet text:level="10" text:bullet-char="•">
            <style:list-level-properties text:space-before="5.08cm" text:min-label-width="0.635cm"/>
            <style:text-properties fo:font-family="'Times New Roman'" style:font-family-generic="roman" style:font-pitch="variable" fo:color="#eaeaea"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eaeaea" style:text-outline="false" style:text-line-through-style="none" style:text-position="0% 100%" fo:font-family="'Times New Roman'"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fo:font-family="'Times New Roman'" style:font-family-generic="roman" style:font-pitch="variable" fo:color="#99ccff" fo:font-size="100%"/>
          </text:list-level-style-bullet>
          <text:list-level-style-bullet text:level="2" text:bullet-char="•">
            <style:list-level-properties text:space-before="1.27cm" text:min-label-width="0.793cm"/>
            <style:text-properties fo:font-family="'Times New Roman'" style:font-family-generic="roman" style:font-pitch="variable" fo:color="#cc9900" fo:font-size="110%"/>
          </text:list-level-style-bullet>
          <text:list-level-style-bullet text:level="3" text:bullet-char="•">
            <style:list-level-properties text:space-before="2.54cm" text:min-label-width="0.635cm"/>
            <style:text-properties fo:font-family="'Times New Roman'" style:font-family-generic="roman" style:font-pitch="variable" fo:color="#996600" fo:font-size="110%"/>
          </text:list-level-style-bullet>
          <text:list-level-style-bullet text:level="4" text:bullet-char="–">
            <style:list-level-properties text:space-before="3.81cm" text:min-label-width="0.635cm"/>
            <style:text-properties fo:font-family="'Times New Roman'" style:font-family-generic="roman" style:font-pitch="variable" fo:color="#eaeaea" fo:font-size="100%"/>
          </text:list-level-style-bullet>
          <text:list-level-style-bullet text:level="5" text:bullet-char="•">
            <style:list-level-properties text:space-before="5.08cm" text:min-label-width="0.635cm"/>
            <style:text-properties fo:font-family="'Times New Roman'" style:font-family-generic="roman" style:font-pitch="variable" fo:color="#eaeaea" fo:font-size="100%"/>
          </text:list-level-style-bullet>
          <text:list-level-style-bullet text:level="6" text:bullet-char="•">
            <style:list-level-properties text:space-before="5.08cm" text:min-label-width="0.635cm"/>
            <style:text-properties fo:font-family="'Times New Roman'" style:font-family-generic="roman" style:font-pitch="variable" fo:color="#eaeaea" fo:font-size="100%"/>
          </text:list-level-style-bullet>
          <text:list-level-style-bullet text:level="7" text:bullet-char="•">
            <style:list-level-properties text:space-before="5.08cm" text:min-label-width="0.635cm"/>
            <style:text-properties fo:font-family="'Times New Roman'" style:font-family-generic="roman" style:font-pitch="variable" fo:color="#eaeaea" fo:font-size="100%"/>
          </text:list-level-style-bullet>
          <text:list-level-style-bullet text:level="8" text:bullet-char="•">
            <style:list-level-properties text:space-before="5.08cm" text:min-label-width="0.635cm"/>
            <style:text-properties fo:font-family="'Times New Roman'" style:font-family-generic="roman" style:font-pitch="variable" fo:color="#eaeaea" fo:font-size="100%"/>
          </text:list-level-style-bullet>
          <text:list-level-style-bullet text:level="9" text:bullet-char="•">
            <style:list-level-properties text:space-before="5.08cm" text:min-label-width="0.635cm"/>
            <style:text-properties fo:font-family="'Times New Roman'" style:font-family-generic="roman" style:font-pitch="variable" fo:color="#eaeaea" fo:font-size="100%"/>
          </text:list-level-style-bullet>
          <text:list-level-style-bullet text:level="10" text:bullet-char="•">
            <style:list-level-properties text:space-before="5.08cm" text:min-label-width="0.635cm"/>
            <style:text-properties fo:font-family="'Times New Roman'" style:font-family-generic="roman" style:font-pitch="variable" fo:color="#eaeaea"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eaeaea" style:text-line-through-style="none" style:text-position="0% 100%"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eaeaea"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eaeaea"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eaeaea"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eaeaea"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eaeaea"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eaeaea"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eaeaea"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99ccff" fo:font-size="110%"/>
          </text:list-level-style-number>
          <text:list-level-style-bullet text:level="2" text:bullet-char="•">
            <style:list-level-properties text:space-before="1.27cm"/>
            <style:text-properties fo:font-family="'Times New Roman'" style:font-family-generic="roman" style:font-pitch="variable" fo:color="#cc9900" fo:font-size="110%"/>
          </text:list-level-style-bullet>
          <text:list-level-style-bullet text:level="3" text:bullet-char="•">
            <style:list-level-properties text:space-before="2.54cm"/>
            <style:text-properties fo:font-family="'Times New Roman'" style:font-family-generic="roman" style:font-pitch="variable" fo:color="#996600" fo:font-size="110%"/>
          </text:list-level-style-bullet>
          <text:list-level-style-bullet text:level="4" text:bullet-char="–">
            <style:list-level-properties text:space-before="3.81cm"/>
            <style:text-properties fo:font-family="'Times New Roman'" style:font-family-generic="roman" style:font-pitch="variable" fo:color="#eaeaea" fo:font-size="100%"/>
          </text:list-level-style-bullet>
          <text:list-level-style-bullet text:level="5" text:bullet-char="•">
            <style:list-level-properties text:space-before="5.08cm"/>
            <style:text-properties fo:font-family="'Times New Roman'" style:font-family-generic="roman" style:font-pitch="variable" fo:color="#eaeaea" fo:font-size="100%"/>
          </text:list-level-style-bullet>
          <text:list-level-style-bullet text:level="6" text:bullet-char="•">
            <style:list-level-properties text:space-before="5.08cm"/>
            <style:text-properties fo:font-family="'Times New Roman'" style:font-family-generic="roman" style:font-pitch="variable" fo:color="#eaeaea" fo:font-size="100%"/>
          </text:list-level-style-bullet>
          <text:list-level-style-bullet text:level="7" text:bullet-char="•">
            <style:list-level-properties text:space-before="5.08cm"/>
            <style:text-properties fo:font-family="'Times New Roman'" style:font-family-generic="roman" style:font-pitch="variable" fo:color="#eaeaea" fo:font-size="100%"/>
          </text:list-level-style-bullet>
          <text:list-level-style-bullet text:level="8" text:bullet-char="•">
            <style:list-level-properties text:space-before="5.08cm"/>
            <style:text-properties fo:font-family="'Times New Roman'" style:font-family-generic="roman" style:font-pitch="variable" fo:color="#eaeaea" fo:font-size="100%"/>
          </text:list-level-style-bullet>
          <text:list-level-style-bullet text:level="9" text:bullet-char="•">
            <style:list-level-properties text:space-before="5.08cm"/>
            <style:text-properties fo:font-family="'Times New Roman'" style:font-family-generic="roman" style:font-pitch="variable" fo:color="#eaeaea" fo:font-size="100%"/>
          </text:list-level-style-bullet>
          <text:list-level-style-bullet text:level="10" text:bullet-char="•">
            <style:list-level-properties text:space-before="5.08cm"/>
            <style:text-properties fo:font-family="'Times New Roman'" style:font-family-generic="roman" style:font-pitch="variable" fo:color="#eaeaea"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aeaea" style:text-outline="false" style:text-line-through-style="none" style:text-position="0% 100%" fo:font-family="'Times New Roman'"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Times New Roman'"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draw:fill-color="#000066" draw:fill-gradient-name="Gradient_20_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solid" svg:stroke-width="0.026cm" svg:stroke-color="#003399" draw:stroke-linejoin="miter" draw:fill="none" draw:fill-color="#003399" draw:textarea-horizontal-align="left" draw:textarea-vertical-align="middle" draw:auto-grow-height="false" fo:padding-top="0.13cm" fo:padding-bottom="0.13cm" fo:padding-left="0.25cm" fo:padding-right="0.25cm" fo:wrap-option="no-wrap" draw:shadow-color="#000000"/>
    </style:style>
    <style:style style:name="Mgr4" style:family="graphic" style:parent-style-name="standard">
      <style:graphic-properties draw:stroke="dash" draw:stroke-dash="Dash_20_2" svg:stroke-width="0.026cm" svg:stroke-color="#003399" draw:stroke-linejoin="miter" draw:fill="none" draw:fill-color="#003399" draw:textarea-horizontal-align="left" draw:textarea-vertical-align="middle" draw:auto-grow-height="false" fo:padding-top="0.13cm" fo:padding-bottom="0.13cm" fo:padding-left="0.25cm" fo:padding-right="0.25cm" fo:wrap-option="no-wrap" draw:shadow-color="#000000"/>
    </style:style>
    <style:style style:name="Mgr5" style:family="graphic" style:parent-style-name="standard">
      <style:graphic-properties draw:stroke="none" draw:fill="solid" draw:fill-color="#ffffff" draw:textarea-horizontal-align="center" draw:textarea-vertical-align="middle" style:protect="position size"/>
    </style:style>
    <style:style style:name="Mgr6" style:family="graphic" style:parent-style-name="standard">
      <style:graphic-properties draw:stroke="dash" draw:stroke-dash="Dash_20_3" svg:stroke-width="0.026cm" svg:stroke-color="#003399" draw:stroke-linejoin="miter" draw:fill="none" draw:fill-color="#ffffff" draw:textarea-horizontal-align="left" draw:textarea-vertical-align="middle" draw:auto-grow-height="false" fo:padding-top="0.13cm" fo:padding-bottom="0.13cm" fo:padding-left="0.25cm" fo:padding-right="0.25cm" fo:wrap-option="no-wrap" draw:shadow-color="#000000"/>
    </style:style>
    <style:style style:name="Mgr7" style:family="graphic" style:parent-style-name="standard">
      <style:graphic-properties draw:stroke="solid" svg:stroke-width="0.026cm" svg:stroke-color="#003399" draw:stroke-linejoin="miter" draw:fill="none" draw:fill-color="#ffffff" draw:textarea-horizontal-align="left" draw:textarea-vertical-align="middle" draw:auto-grow-height="false" fo:padding-top="0.13cm" fo:padding-bottom="0.13cm" fo:padding-left="0.25cm" fo:padding-right="0.25cm" fo:wrap-option="no-wrap" draw:shadow-color="#000000"/>
    </style:style>
    <style:style style:name="Mpr1" style:family="presentation" style:parent-style-name="Default-backgroundobjects">
      <style:graphic-properties draw:stroke="none" draw:fill="none" draw:fill-color="#003399" draw:auto-grow-height="false" draw:auto-grow-width="false" fo:min-height="1.278cm" fo:min-width="0cm" fo:wrap-option="wrap"/>
    </style:style>
    <style:style style:name="Mpr2" style:family="presentation" style:parent-style-name="Title1-backgroundobjects">
      <style:graphic-properties draw:stroke="none" draw:fill="none" draw:fill-color="#003399" draw:auto-grow-height="false" draw:auto-grow-width="false" fo:min-height="1.272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text-align="center" style:writing-mode="lr-tb"/>
    </style:style>
    <style:style style:name="MP6" style:family="paragraph">
      <style:paragraph-properties fo:margin-left="0cm" fo:margin-right="0cm" fo:text-indent="0cm" style:punctuation-wrap="hanging" style:line-break="strict"/>
    </style:style>
    <style:style style:name="MP7" style:family="paragraph">
      <style:paragraph-properties fo:margin-left="0cm" fo:margin-right="0cm" fo:text-indent="0cm" style:punctuation-wrap="hanging" style:line-break="strict" style:writing-mode="lr-tb" style:font-independent-line-spacing="true"/>
    </style:style>
    <style:style style:name="MP8" style:family="paragraph">
      <style:paragraph-properties fo:margin-left="0cm" fo:margin-right="0cm" fo:text-align="center" fo:text-indent="0cm" style:punctuation-wrap="hanging" style:line-break="strict"/>
    </style:style>
    <style:style style:name="MP9" style:family="paragraph">
      <style:paragraph-properties fo:margin-left="0cm" fo:margin-right="0cm" fo:text-align="center" fo:text-indent="0cm" style:punctuation-wrap="hanging" style:line-break="strict" style:writing-mode="lr-tb" style:font-independent-line-spacing="true"/>
    </style:style>
    <style:style style:name="MP10" style:family="paragraph">
      <style:paragraph-properties fo:margin-left="0cm" fo:margin-right="0cm" fo:text-align="end" fo:text-indent="0cm" style:punctuation-wrap="hanging" style:line-break="strict"/>
    </style:style>
    <style:style style:name="MP11" style:family="paragraph">
      <style:paragraph-properties fo:margin-left="0cm" fo:margin-right="0cm" fo:text-align="end" fo:text-indent="0cm" style:punctuation-wrap="hanging" style:line-break="strict" style:writing-mode="lr-tb" style:font-independent-line-spacing="true"/>
    </style:style>
    <style:style style:name="MT1" style:family="text">
      <style:text-properties fo:color="#eaeaea" fo:font-size="14pt" style:font-size-asian="14pt" style:font-size-complex="14pt"/>
    </style:style>
    <text:list-style style:name="ML1">
      <text:list-level-style-number text:level="1" style:num-format="">
        <style:list-level-properties/>
        <style:text-properties fo:color="#eaeaea" fo:font-size="100%"/>
      </text:list-level-style-number>
      <text:list-level-style-bullet text:level="2" text:bullet-char="•">
        <style:list-level-properties text:space-before="1.27cm"/>
        <style:text-properties fo:font-family="'Times New Roman'" style:font-family-generic="roman" style:font-pitch="variable" fo:color="#eaeaea" fo:font-size="100%"/>
      </text:list-level-style-bullet>
      <text:list-level-style-bullet text:level="3" text:bullet-char="•">
        <style:list-level-properties text:space-before="2.54cm"/>
        <style:text-properties fo:font-family="'Times New Roman'" style:font-family-generic="roman" style:font-pitch="variable" fo:color="#eaeaea" fo:font-size="100%"/>
      </text:list-level-style-bullet>
      <text:list-level-style-bullet text:level="4" text:bullet-char="•">
        <style:list-level-properties text:space-before="3.81cm"/>
        <style:text-properties fo:font-family="'Times New Roman'" style:font-family-generic="roman" style:font-pitch="variable" fo:color="#eaeaea" fo:font-size="100%"/>
      </text:list-level-style-bullet>
      <text:list-level-style-bullet text:level="5" text:bullet-char="•">
        <style:list-level-properties text:space-before="5.08cm"/>
        <style:text-properties fo:font-family="'Times New Roman'" style:font-family-generic="roman" style:font-pitch="variable" fo:color="#eaeaea" fo:font-size="100%"/>
      </text:list-level-style-bullet>
      <text:list-level-style-bullet text:level="6" text:bullet-char="•">
        <style:list-level-properties text:space-before="5.08cm"/>
        <style:text-properties fo:font-family="'Times New Roman'" style:font-family-generic="roman" style:font-pitch="variable" fo:color="#eaeaea" fo:font-size="100%"/>
      </text:list-level-style-bullet>
      <text:list-level-style-bullet text:level="7" text:bullet-char="•">
        <style:list-level-properties text:space-before="5.08cm"/>
        <style:text-properties fo:font-family="'Times New Roman'" style:font-family-generic="roman" style:font-pitch="variable" fo:color="#eaeaea" fo:font-size="100%"/>
      </text:list-level-style-bullet>
      <text:list-level-style-bullet text:level="8" text:bullet-char="•">
        <style:list-level-properties text:space-before="5.08cm"/>
        <style:text-properties fo:font-family="'Times New Roman'" style:font-family-generic="roman" style:font-pitch="variable" fo:color="#eaeaea" fo:font-size="100%"/>
      </text:list-level-style-bullet>
      <text:list-level-style-bullet text:level="9" text:bullet-char="•">
        <style:list-level-properties text:space-before="5.08cm"/>
        <style:text-properties fo:font-family="'Times New Roman'" style:font-family-generic="roman" style:font-pitch="variable" fo:color="#eaeaea" fo:font-size="100%"/>
      </text:list-level-style-bullet>
      <text:list-level-style-bullet text:level="10" text:bullet-char="•">
        <style:list-level-properties text:space-before="5.08cm"/>
        <style:text-properties fo:font-family="'Times New Roman'" style:font-family-generic="roman" style:font-pitch="variable" fo:color="#eaeaea"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g>
        <draw:g>
          <draw:custom-shape draw:style-name="Mgr3" draw:text-style-name="MP3" draw:layer="backgroundobjects" svg:width="14.181cm" svg:height="13.546cm" svg:x="0cm" svg:y="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 draw:text-style-name="MP3" draw:layer="backgroundobjects" svg:width="11.856cm" svg:height="11.21cm" svg:x="1.162cm" svg:y="1.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 draw:text-style-name="MP3" draw:layer="backgroundobjects" svg:width="9.531cm" svg:height="8.874cm" svg:x="2.325cm" svg:y="2.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 draw:text-style-name="MP3" draw:layer="backgroundobjects" svg:width="7.207cm" svg:height="6.54cm" svg:x="3.487cm" svg:y="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5.346cm" svg:height="4.67cm" svg:x="4.417cm" svg:y="4.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Mgr3" draw:text-style-name="MP3" draw:layer="backgroundobjects" svg:width="10.795cm" svg:height="10.16cm" svg:x="8.89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 draw:text-style-name="MP3" draw:layer="backgroundobjects" svg:width="9.025cm" svg:height="8.408cm" svg:x="9.774cm" svg:y="9.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 draw:text-style-name="MP3" draw:layer="backgroundobjects" svg:width="7.255cm" svg:height="6.656cm" svg:x="10.659cm" svg:y="10.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 draw:text-style-name="MP3" draw:layer="backgroundobjects" svg:width="5.486cm" svg:height="4.905cm" svg:x="11.544cm" svg:y="11.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4.069cm" svg:height="3.503cm" svg:x="12.252cm" svg:y="12.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Mgr3" draw:text-style-name="MP3" draw:layer="backgroundobjects" svg:width="12.065cm" svg:height="11.43cm" svg:x="12.488cm" svg:y="0.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 draw:text-style-name="MP3" draw:layer="backgroundobjects" svg:width="10.086cm" svg:height="9.459cm" svg:x="13.476cm" svg:y="1.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 draw:text-style-name="MP3" draw:layer="backgroundobjects" svg:width="8.108cm" svg:height="7.488cm" svg:x="14.466cm" svg:y="2.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 draw:text-style-name="MP3" draw:layer="backgroundobjects" svg:width="6.131cm" svg:height="5.518cm" svg:x="15.454cm" svg:y="3.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4.548cm" svg:height="3.94cm" svg:x="16.246cm" svg:y="4.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presentation:style-name="Default-title" draw:layer="backgroundobjects" svg:width="21.59cm" svg:height="3.176cm" svg:x="1.905cm" svg:y="1.692cm" presentation:class="title" presentation:placeholder="true">
        <draw:text-box/>
      </draw:frame>
      <draw:frame presentation:style-name="Default-outline1" draw:layer="backgroundobjects" svg:width="21.59cm" svg:height="11.431cm" svg:x="1.905cm" svg:y="5.503cm" presentation:class="outline" presentation:placeholder="true">
        <draw:text-box/>
      </draw:frame>
      <draw:frame presentation:style-name="Mpr1" draw:layer="backgroundobjects" svg:width="5.292cm" svg:height="1.277cm" svg:x="1.905cm" svg:y="17.357cm" presentation:class="date-time">
        <draw:text-box>
          <text:list text:style-name="ML2">
            <text:list-header>
              <text:p><presentation:date-time/></text:p>
            </text:list-header>
          </text:list>
        </draw:text-box>
      </draw:frame>
      <draw:frame presentation:style-name="Mpr1" draw:layer="backgroundobjects" svg:width="8.044cm" svg:height="1.277cm" svg:x="8.678cm" svg:y="17.357cm" presentation:class="footer">
        <draw:text-box>
          <text:list text:style-name="ML2">
            <text:list-header>
              <text:p><presentation:footer/></text:p>
            </text:list-header>
          </text:list>
        </draw:text-box>
      </draw:frame>
      <draw:frame presentation:style-name="Mpr1" draw:layer="backgroundobjects" svg:width="5.292cm" svg:height="1.277cm" svg:x="18.203cm" svg:y="17.357cm" presentation:class="page-number">
        <draw:text-box>
          <text:list text:style-name="ML2">
            <text:list-header>
              <text:p><text:page-number>&lt;number&gt;</text:page-number></text:p>
            </text:list-header>
          </text:list>
        </draw:text-box>
      </draw:frame>
      <presentation:notes style:page-layout-name="PM0">
        <draw:rect draw:style-name="Mgr5" draw:text-style-name="MP4" draw:layer="backgroundobjects" svg:width="19.05cm" svg:height="25.4cm" svg:x="0cm" svg:y="0cm">
          <text:p/>
        </draw:rect>
        <draw:page-thumbnail presentation:style-name="Default-title" draw:layer="backgroundobjects" svg:width="12.699cm" svg:height="9.524cm" svg:x="3.175cm" svg:y="1.93cm" presentation:class="page"/>
        <draw:frame presentation:style-name="Default-notes" draw:layer="backgroundobjects" svg:width="15.239cm" svg:height="11.429cm" svg:x="1.905cm" svg:y="12.064cm" presentation:class="notes" presentation:placeholder="true">
          <draw:text-box/>
        </draw:frame>
      </presentation:notes>
    </style:master-page>
    <style:master-page style:name="Title1" style:page-layout-name="PM1" draw:style-name="Mdp1">
      <draw:g>
        <draw:g>
          <draw:g>
            <draw:custom-shape draw:style-name="Mgr3" draw:text-style-name="MP3" draw:layer="backgroundobjects" svg:width="14.181cm" svg:height="13.546cm" svg:x="0cm" svg:y="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 draw:text-style-name="MP3" draw:layer="backgroundobjects" svg:width="11.856cm" svg:height="11.21cm" svg:x="1.162cm" svg:y="1.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 draw:text-style-name="MP3" draw:layer="backgroundobjects" svg:width="9.531cm" svg:height="8.874cm" svg:x="2.325cm" svg:y="2.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 draw:text-style-name="MP3" draw:layer="backgroundobjects" svg:width="7.207cm" svg:height="6.54cm" svg:x="3.487cm" svg:y="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5.346cm" svg:height="4.67cm" svg:x="4.417cm" svg:y="4.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Mgr3" draw:text-style-name="MP3" draw:layer="backgroundobjects" svg:width="10.795cm" svg:height="10.16cm" svg:x="8.89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 draw:text-style-name="MP3" draw:layer="backgroundobjects" svg:width="9.025cm" svg:height="8.408cm" svg:x="9.774cm" svg:y="9.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 draw:text-style-name="MP3" draw:layer="backgroundobjects" svg:width="7.255cm" svg:height="6.656cm" svg:x="10.659cm" svg:y="10.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 draw:text-style-name="MP3" draw:layer="backgroundobjects" svg:width="5.486cm" svg:height="4.905cm" svg:x="11.544cm" svg:y="11.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4.069cm" svg:height="3.503cm" svg:x="12.252cm" svg:y="12.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Mgr3" draw:text-style-name="MP3" draw:layer="backgroundobjects" svg:width="12.065cm" svg:height="11.43cm" svg:x="12.488cm" svg:y="0.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 draw:text-style-name="MP3" draw:layer="backgroundobjects" svg:width="10.086cm" svg:height="9.459cm" svg:x="13.476cm" svg:y="1.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 draw:text-style-name="MP3" draw:layer="backgroundobjects" svg:width="8.108cm" svg:height="7.488cm" svg:x="14.466cm" svg:y="2.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 draw:text-style-name="MP3" draw:layer="backgroundobjects" svg:width="6.131cm" svg:height="5.518cm" svg:x="15.454cm" svg:y="3.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3" draw:layer="backgroundobjects" svg:width="4.548cm" svg:height="3.94cm" svg:x="16.246cm" svg:y="4.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Mgr6" draw:text-style-name="MP5" draw:layer="backgroundobjects" svg:x1="6.984cm" svg:y1="6.773cm" svg:x2="-0.001cm" svg:y2="16.298cm">
          <text:p/>
        </draw:line>
        <draw:line draw:style-name="Mgr6" draw:text-style-name="MP5" draw:layer="backgroundobjects" svg:x1="18.415cm" svg:y1="6.138cm" svg:x2="25.4cm" svg:y2="13.758cm">
          <text:p/>
        </draw:line>
        <draw:line draw:style-name="Mgr7" draw:text-style-name="MP5" draw:layer="backgroundobjects" svg:x1="14.182cm" svg:y1="13.758cm" svg:x2="15.24cm" svg:y2="0cm">
          <text:p/>
        </draw:line>
      </draw:g>
      <draw:frame presentation:style-name="Title1-title" draw:layer="backgroundobjects" svg:width="21.59cm" svg:height="3.176cm" svg:x="1.905cm" svg:y="6.349cm" presentation:class="title" presentation:placeholder="true">
        <draw:text-box/>
      </draw:frame>
      <draw:frame presentation:style-name="Mpr2" draw:text-style-name="MP7" draw:layer="backgroundobjects" svg:width="5.292cm" svg:height="1.271cm" svg:x="1.905cm" svg:y="17.357cm" presentation:class="date-time">
        <draw:text-box>
          <text:list text:style-name="ML3">
            <text:list-header>
              <text:p text:style-name="MP6"><text:span text:style-name="MT1"><presentation:date-time/></text:span></text:p>
            </text:list-header>
          </text:list>
        </draw:text-box>
      </draw:frame>
      <draw:frame presentation:style-name="Mpr2" draw:text-style-name="MP9" draw:layer="backgroundobjects" svg:width="8.044cm" svg:height="1.271cm" svg:x="8.678cm" svg:y="17.357cm" presentation:class="footer">
        <draw:text-box>
          <text:list text:style-name="ML3">
            <text:list-header>
              <text:p text:style-name="MP8"><text:span text:style-name="MT1"><presentation:footer/></text:span></text:p>
            </text:list-header>
          </text:list>
        </draw:text-box>
      </draw:frame>
      <draw:frame presentation:style-name="Mpr2" draw:text-style-name="MP11" draw:layer="backgroundobjects" svg:width="5.292cm" svg:height="1.271cm" svg:x="18.203cm" svg:y="17.357cm" presentation:class="page-number">
        <draw:text-box>
          <text:list text:style-name="ML3">
            <text:list-header>
              <text:p text:style-name="MP10"><text:span text:style-name="MT1"><text:page-number>&lt;number&gt;</text:page-number></text:span></text:p>
            </text:list-header>
          </text:list>
        </draw:text-box>
      </draw:frame>
      <draw:frame presentation:style-name="Title1-outline1" draw:layer="backgroundobjects" svg:width="22.351cm" svg:height="11.047cm" svg:x="1.27cm" svg:y="4.457cm" presentation:class="outline" presentation:placeholder="true">
        <draw:text-box/>
      </draw:frame>
      <presentation:notes style:page-layout-name="PM0">
        <draw:rect draw:style-name="Mgr5" draw:text-style-name="MP4" draw:layer="backgroundobjects" svg:width="19.05cm" svg:height="25.4cm" svg:x="0cm" svg:y="0cm">
          <text:p/>
        </draw:rect>
        <draw:page-thumbnail presentation:style-name="Title1-title" draw:layer="backgroundobjects" svg:width="0cm" svg:height="0cm" svg:x="0cm" svg:y="1.93cm" presentation:class="page"/>
        <draw:frame presentation:style-name="Title1-notes" draw:layer="backgroundobjects" svg:width="15.239cm" svg:height="11.429cm" svg:x="1.905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Packet Filtering</dc:title>
    <meta:initial-creator>Dick Steflik</meta:initial-creator>
    <meta:creation-date>2003-03-18T10:53:30</meta:creation-date>
    <dc:date>2013-03-05T10:25:14</dc:date>
    <meta:editing-cycles>16</meta:editing-cycles>
    <meta:editing-duration>PT16H23M41S</meta:editing-duration>
    <meta:document-statistic meta:object-count="220"/>
    <meta:generator>LibreOffice/3.5$Linux_x86 LibreOffice_project/350m1$Build-2</meta:generator>
  </office:meta>
</office:document-meta>
</file>